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 style:font-pitch="variable"/>
    <style:font-face style:name="Courier1" svg:font-family="Courier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79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dash" draw:stroke-dash="stroke-dash14" svg:stroke-width="0.017cm" svg:stroke-color="#333333" draw:stroke-linejoin="miter" svg:stroke-linecap="round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dash" draw:stroke-dash="stroke-dash14" svg:stroke-width="0.017cm" svg:stroke-color="#ffffff" draw:stroke-linejoin="miter" svg:stroke-linecap="round" draw:fill="none" fo:padding-top="0.008cm" fo:padding-bottom="0.008cm" fo:padding-left="0.008cm" fo:padding-right="0.0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72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6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5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54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2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1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71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4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5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0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solid" draw:fill-color="#91243e" loext:decorative="false"/>
    </style:style>
    <style:style style:name="gr19" style:family="graphic" style:parent-style-name="standard">
      <style:graphic-properties draw:stroke="dash" draw:stroke-dash="stroke-dash14" svg:stroke-width="0.017cm" svg:stroke-color="#999999" draw:stroke-linejoin="miter" svg:stroke-linecap="round" draw:fill="none" fo:padding-top="0.008cm" fo:padding-bottom="0.008cm" fo:padding-left="0.008cm" fo:padding-right="0.008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2.63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3.40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5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86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6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7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3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3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1.65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75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74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6.28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774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41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3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25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6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37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8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5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5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39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83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9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71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23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5.75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07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61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3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85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484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04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26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7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01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866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5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5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71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9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091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0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41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1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447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665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5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3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69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2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41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093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895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092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29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12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72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282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07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643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22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15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869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996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884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689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42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44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67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2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solid" draw:fill-color="#dd4b50" loext:decorative="false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42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4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8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31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58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41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1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263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29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864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845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59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072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0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655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512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78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091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15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758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39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498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016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709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063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824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82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45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164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049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2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48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62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26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166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68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59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4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83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435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709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053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1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70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67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732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23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08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17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31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478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solid" draw:fill-color="#f18c43" loext:decorative="false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7.08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38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57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624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105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269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14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93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92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35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998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3.058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733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23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89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33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51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894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8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189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8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92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86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593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15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042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13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019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62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24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66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45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91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58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383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573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58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27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139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056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49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629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138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06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99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545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57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537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6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28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95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46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0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64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9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859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75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521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086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5.759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02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89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703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6.804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241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143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3.241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83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07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631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11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957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69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86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598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184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915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46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771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7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483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473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916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71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374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642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266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373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18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185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21cm" fo:padding-top="0cm" fo:padding-bottom="0cm" fo:padding-left="0cm" fo:padding-right="0cm" loext:decorative="false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552cm" fo:padding-top="0cm" fo:padding-bottom="0cm" fo:padding-left="0cm" fo:padding-right="0cm" loext:decorative="false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6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515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332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058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49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158cm" fo:padding-top="0cm" fo:padding-bottom="0cm" fo:padding-left="0cm" fo:padding-right="0cm" loext:decorative="false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92cm" fo:padding-top="0cm" fo:padding-bottom="0cm" fo:padding-left="0cm" fo:padding-right="0cm" loext:decorative="false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798cm" fo:padding-top="0cm" fo:padding-bottom="0cm" fo:padding-left="0cm" fo:padding-right="0cm" loext:decorative="false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31cm" fo:padding-top="0cm" fo:padding-bottom="0cm" fo:padding-left="0cm" fo:padding-right="0cm" loext:decorative="false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507cm" fo:padding-top="0cm" fo:padding-bottom="0cm" fo:padding-left="0cm" fo:padding-right="0cm" loext:decorative="false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772cm" fo:padding-top="0cm" fo:padding-bottom="0cm" fo:padding-left="0cm" fo:padding-right="0cm" loext:decorative="false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01cm" fo:padding-top="0cm" fo:padding-bottom="0cm" fo:padding-left="0cm" fo:padding-right="0cm" loext:decorative="false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01cm" fo:padding-top="0cm" fo:padding-bottom="0cm" fo:padding-left="0cm" fo:padding-right="0cm" loext:decorative="false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457cm" fo:padding-top="0cm" fo:padding-bottom="0cm" fo:padding-left="0cm" fo:padding-right="0cm" loext:decorative="false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702cm" fo:padding-top="0cm" fo:padding-bottom="0cm" fo:padding-left="0cm" fo:padding-right="0cm" loext:decorative="false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495cm" fo:padding-top="0cm" fo:padding-bottom="0cm" fo:padding-left="0cm" fo:padding-right="0cm" loext:decorative="false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305cm" fo:padding-top="0cm" fo:padding-bottom="0cm" fo:padding-left="0cm" fo:padding-right="0cm" loext:decorative="false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6.686cm" fo:padding-top="0cm" fo:padding-bottom="0cm" fo:padding-left="0cm" fo:padding-right="0cm" loext:decorative="false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82cm" fo:padding-top="0cm" fo:padding-bottom="0cm" fo:padding-left="0cm" fo:padding-right="0cm" loext:decorative="false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101cm" fo:padding-top="0cm" fo:padding-bottom="0cm" fo:padding-left="0cm" fo:padding-right="0cm" loext:decorative="false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363cm" fo:padding-top="0cm" fo:padding-bottom="0cm" fo:padding-left="0cm" fo:padding-right="0cm" loext:decorative="false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11cm" fo:padding-top="0cm" fo:padding-bottom="0cm" fo:padding-left="0cm" fo:padding-right="0cm" loext:decorative="false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414cm" fo:padding-top="0cm" fo:padding-bottom="0cm" fo:padding-left="0cm" fo:padding-right="0cm" loext:decorative="false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018cm" fo:padding-top="0cm" fo:padding-bottom="0cm" fo:padding-left="0cm" fo:padding-right="0cm" loext:decorative="false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24cm" fo:padding-top="0cm" fo:padding-bottom="0cm" fo:padding-left="0cm" fo:padding-right="0cm" loext:decorative="false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28cm" fo:padding-top="0cm" fo:padding-bottom="0cm" fo:padding-left="0cm" fo:padding-right="0cm" loext:decorative="false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817cm" fo:padding-top="0cm" fo:padding-bottom="0cm" fo:padding-left="0cm" fo:padding-right="0cm" loext:decorative="false"/>
      <style:paragraph-properties style:writing-mode="lr-tb"/>
    </style:style>
    <style:style style:name="gr268" style:family="graphic" style:parent-style-name="standard">
      <style:graphic-properties draw:stroke="none" draw:fill="solid" draw:fill-color="#f8c851" loext:decorative="false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9.019cm" fo:padding-top="0cm" fo:padding-bottom="0cm" fo:padding-left="0cm" fo:padding-right="0cm" loext:decorative="false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781cm" fo:padding-top="0cm" fo:padding-bottom="0cm" fo:padding-left="0cm" fo:padding-right="0cm" loext:decorative="false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909cm" fo:padding-top="0cm" fo:padding-bottom="0cm" fo:padding-left="0cm" fo:padding-right="0cm" loext:decorative="false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65cm" fo:padding-top="0cm" fo:padding-bottom="0cm" fo:padding-left="0cm" fo:padding-right="0cm" loext:decorative="false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62cm" fo:padding-top="0cm" fo:padding-bottom="0cm" fo:padding-left="0cm" fo:padding-right="0cm" loext:decorative="false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51cm" fo:padding-top="0cm" fo:padding-bottom="0cm" fo:padding-left="0cm" fo:padding-right="0cm" loext:decorative="false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2cm" fo:padding-top="0cm" fo:padding-bottom="0cm" fo:padding-left="0cm" fo:padding-right="0cm" loext:decorative="false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1cm" fo:padding-top="0cm" fo:padding-bottom="0cm" fo:padding-left="0cm" fo:padding-right="0cm" loext:decorative="false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45cm" fo:padding-top="0cm" fo:padding-bottom="0cm" fo:padding-left="0cm" fo:padding-right="0cm" loext:decorative="false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53cm" fo:padding-top="0cm" fo:padding-bottom="0cm" fo:padding-left="0cm" fo:padding-right="0cm" loext:decorative="false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368cm" fo:padding-top="0cm" fo:padding-bottom="0cm" fo:padding-left="0cm" fo:padding-right="0cm" loext:decorative="false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53cm" fo:padding-top="0cm" fo:padding-bottom="0cm" fo:padding-left="0cm" fo:padding-right="0cm" loext:decorative="false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16cm" fo:padding-top="0cm" fo:padding-bottom="0cm" fo:padding-left="0cm" fo:padding-right="0cm" loext:decorative="false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cm" fo:padding-top="0cm" fo:padding-bottom="0cm" fo:padding-left="0cm" fo:padding-right="0cm" loext:decorative="false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5.598cm" fo:padding-top="0cm" fo:padding-bottom="0cm" fo:padding-left="0cm" fo:padding-right="0cm" loext:decorative="false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189cm" fo:padding-top="0cm" fo:padding-bottom="0cm" fo:padding-left="0cm" fo:padding-right="0cm" loext:decorative="false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25cm" fo:padding-top="0cm" fo:padding-bottom="0cm" fo:padding-left="0cm" fo:padding-right="0cm" loext:decorative="false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21cm" fo:padding-top="0cm" fo:padding-bottom="0cm" fo:padding-left="0cm" fo:padding-right="0cm" loext:decorative="false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999cm" fo:padding-top="0cm" fo:padding-bottom="0cm" fo:padding-left="0cm" fo:padding-right="0cm" loext:decorative="false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.983cm" fo:padding-top="0cm" fo:padding-bottom="0cm" fo:padding-left="0cm" fo:padding-right="0cm" loext:decorative="false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532cm" fo:padding-top="0cm" fo:padding-bottom="0cm" fo:padding-left="0cm" fo:padding-right="0cm" loext:decorative="false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4.222cm" fo:padding-top="0cm" fo:padding-bottom="0cm" fo:padding-left="0cm" fo:padding-right="0cm" loext:decorative="false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8.354cm" fo:padding-top="0cm" fo:padding-bottom="0cm" fo:padding-left="0cm" fo:padding-right="0cm" loext:decorative="false"/>
      <style:paragraph-properties style:writing-mode="lr-tb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121cm" fo:padding-top="0cm" fo:padding-bottom="0cm" fo:padding-left="0cm" fo:padding-right="0cm" loext:decorative="false"/>
      <style:paragraph-properties style:writing-mode="lr-tb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75cm" fo:padding-top="0cm" fo:padding-bottom="0cm" fo:padding-left="0cm" fo:padding-right="0cm" loext:decorative="false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262cm" fo:padding-top="0cm" fo:padding-bottom="0cm" fo:padding-left="0cm" fo:padding-right="0cm" loext:decorative="false"/>
      <style:paragraph-properties style:writing-mode="lr-tb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5.805cm" fo:padding-top="0cm" fo:padding-bottom="0cm" fo:padding-left="0cm" fo:padding-right="0cm" loext:decorative="false"/>
      <style:paragraph-properties style:writing-mode="lr-tb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3.396cm" fo:padding-top="0cm" fo:padding-bottom="0cm" fo:padding-left="0cm" fo:padding-right="0cm" loext:decorative="false"/>
      <style:paragraph-properties style:writing-mode="lr-tb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4cm" fo:padding-top="0cm" fo:padding-bottom="0cm" fo:padding-left="0cm" fo:padding-right="0cm" loext:decorative="false"/>
      <style:paragraph-properties style:writing-mode="lr-tb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7.139cm" fo:padding-top="0cm" fo:padding-bottom="0cm" fo:padding-left="0cm" fo:padding-right="0cm" loext:decorative="false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974cm" fo:padding-top="0cm" fo:padding-bottom="0cm" fo:padding-left="0cm" fo:padding-right="0cm" loext:decorative="false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054cm" fo:padding-top="0cm" fo:padding-bottom="0cm" fo:padding-left="0cm" fo:padding-right="0cm" loext:decorative="false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1.174cm" fo:padding-top="0cm" fo:padding-bottom="0cm" fo:padding-left="0cm" fo:padding-right="0cm" loext:decorative="false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125cm" fo:padding-top="0cm" fo:padding-bottom="0cm" fo:padding-left="0cm" fo:padding-right="0cm" loext:decorative="false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5.289cm" fo:padding-top="0cm" fo:padding-bottom="0cm" fo:padding-left="0cm" fo:padding-right="0cm" loext:decorative="false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8.218cm" fo:padding-top="0cm" fo:padding-bottom="0cm" fo:padding-left="0cm" fo:padding-right="0cm" loext:decorative="false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7.956cm" fo:padding-top="0cm" fo:padding-bottom="0cm" fo:padding-left="0cm" fo:padding-right="0cm" loext:decorative="false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711cm" fo:padding-top="0cm" fo:padding-bottom="0cm" fo:padding-left="0cm" fo:padding-right="0cm" loext:decorative="false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649cm" fo:padding-top="0cm" fo:padding-bottom="0cm" fo:padding-left="0cm" fo:padding-right="0cm" loext:decorative="false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7.879cm" fo:padding-top="0cm" fo:padding-bottom="0cm" fo:padding-left="0cm" fo:padding-right="0cm" loext:decorative="false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8.77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solid" draw:fill-color="#91243e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solid" draw:fill-color="#dd4b50"/>
    </style:style>
    <style:style style:name="P13" style:family="paragraph">
      <loext:graphic-properties draw:fill="solid" draw:fill-color="#f18c43"/>
    </style:style>
    <style:style style:name="P14" style:family="paragraph">
      <loext:graphic-properties draw:fill="solid" draw:fill-color="#f8c851"/>
    </style:style>
    <style:style style:name="T1" style:family="text">
      <style:text-properties fo:color="#333333" loext:opacity="100%" style:font-name="OpenSans" fo:font-size="14pt" fo:font-weight="bold" style:font-name-asian="OpenSans" style:font-size-asian="14pt" style:font-weight-asian="bold" style:font-name-complex="OpenSans" style:font-size-complex="14pt" style:font-weight-complex="bold"/>
    </style:style>
    <style:style style:name="T2" style:family="text">
      <style:text-properties fo:color="#ffffff" loext:opacity="100%" style:font-name="OpenSans" fo:font-size="16pt" fo:font-weight="normal" style:font-name-asian="OpenSans" style:font-size-asian="16pt" style:font-weight-asian="normal" style:font-name-complex="OpenSans" style:font-size-complex="16pt" style:font-weight-complex="normal"/>
    </style:style>
    <style:style style:name="T3" style:family="text">
      <style:text-properties fo:color="#333333" loext:opacity="100%" style:font-name="OpenSans" fo:font-size="10pt" fo:font-weight="normal" style:font-name-asian="OpenSans" style:font-size-asian="10pt" style:font-weight-asian="normal" style:font-name-complex="OpenSans" style:font-size-complex="10pt" style:font-weight-complex="normal"/>
    </style:style>
    <style:style style:name="T4" style:family="text">
      <style:text-properties fo:color="#333333" loext:opacity="100%" style:font-name="OpenSans" fo:font-size="12pt" fo:font-weight="normal" style:font-name-asian="OpenSans" style:font-size-asian="12pt" style:font-weight-asian="normal" style:font-name-complex="OpenSans" style:font-size-complex="12pt" style:font-weight-complex="normal"/>
    </style:style>
    <style:style style:name="T5" style:family="text">
      <style:text-properties fo:color="#ffffff" loext:opacity="100%" style:font-name="OpenSans" fo:font-size="10pt" fo:font-weight="bold" style:font-name-asian="OpenSans" style:font-size-asian="10pt" style:font-weight-asian="bold" style:font-name-complex="OpenSans" style:font-size-complex="10pt" style:font-weight-complex="bold"/>
    </style:style>
    <style:style style:name="T6" style:family="text">
      <style:text-properties fo:color="#999999" loext:opacity="100%" style:font-name="OpenSans" fo:font-size="8pt" fo:font-weight="normal" style:font-name-asian="OpenSans" style:font-size-asian="8pt" style:font-weight-asian="normal" style:font-name-complex="OpenSans" style:font-size-complex="8pt" style:font-weight-complex="normal"/>
    </style:style>
    <style:style style:name="T7" style:family="text">
      <style:text-properties fo:color="#333333" loext:opacity="100%" style:font-name="GothicA11" fo:font-size="22pt" fo:font-weight="bold" style:font-name-asian="GothicA11" style:font-size-asian="22pt" style:font-weight-asian="bold" style:font-name-complex="GothicA11" style:font-size-complex="22pt" style:font-weight-complex="bold"/>
    </style:style>
    <style:style style:name="T8" style:family="text">
      <style:text-properties fo:color="#666666" loext:opacity="100%" style:font-name="OpenSans" fo:font-size="10pt" fo:font-weight="normal" style:font-name-asian="OpenSans" style:font-size-asian="10pt" style:font-weight-asian="normal" style:font-name-complex="OpenSans" style:font-size-complex="10pt" style:font-weight-complex="normal"/>
    </style:style>
    <style:style style:name="T9" style:family="text">
      <style:text-properties fo:color="#333333" loext:opacity="100%" style:font-name="Courier1" fo:font-size="8pt" fo:font-weight="normal" style:font-name-asian="Courier1" style:font-size-asian="8pt" style:font-weight-asian="normal" style:font-name-complex="Courier1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7">
        <draw:polygon draw:style-name="gr1" draw:text-style-name="P1" draw:layer="layout" svg:width="17.591cm" svg:height="1.228cm" svg:x="1.999cm" svg:y="2.017cm" svg:viewBox="0 0 17592 1229" draw:points="0,0 17592,0 17592,1229 0,1229">
          <text:p/>
        </draw:polygon>
        <draw:frame draw:style-name="gr2" draw:text-style-name="P3" draw:layer="layout" svg:width="3.799cm" svg:height="0.7cm" svg:x="9.176cm" svg:y="2.296cm">
          <draw:text-box>
            <text:p text:style-name="P2"><text:span text:style-name="T1">192.168.2.100</text:span></text:p>
          </draw:text-box>
        </draw:frame>
        <draw:frame draw:style-name="gr3" draw:text-style-name="P4" draw:layer="layout" svg:width="0.563cm" svg:height="0.563cm" svg:x="7.116cm" svg:y="3.891cm">
          <draw:text-box>
            <text:p text:style-name="P2"><text:span text:style-name="T2">7</text:span></text:p>
          </draw:text-box>
        </draw:frame>
        <draw:frame draw:style-name="gr4" draw:text-style-name="P4" draw:layer="layout" svg:width="0.569cm" svg:height="0.563cm" svg:x="10.473cm" svg:y="3.891cm">
          <draw:text-box>
            <text:p text:style-name="P2"><text:span text:style-name="T2">24</text:span></text:p>
          </draw:text-box>
        </draw:frame>
        <draw:line draw:style-name="gr5" draw:text-style-name="P5" draw:layer="layout" svg:x1="19.4cm" svg:y1="4.95cm" svg:x2="1.9cm" svg:y2="4.95cm">
          <text:p/>
        </draw:line>
        <draw:line draw:style-name="gr6" draw:text-style-name="P5" draw:layer="layout" svg:x1="5.418cm" svg:y1="5.74cm" svg:x2="1.9cm" svg:y2="5.74cm">
          <text:p/>
        </draw:line>
        <draw:frame draw:style-name="gr7" draw:text-style-name="P6" draw:layer="layout" svg:width="2.724cm" svg:height="0.323cm" svg:x="2cm" svg:y="3.95cm">
          <draw:text-box>
            <text:p text:style-name="P2"><text:span text:style-name="T3">Scan Information</text:span></text:p>
          </draw:text-box>
        </draw:frame>
        <draw:line draw:style-name="gr6" draw:text-style-name="P5" draw:layer="layout" svg:x1="19.589cm" svg:y1="7.577cm" svg:x2="5.517cm" svg:y2="7.577cm">
          <text:p/>
        </draw:line>
        <draw:frame draw:style-name="gr8" draw:text-style-name="P7" draw:layer="layout" svg:width="1.687cm" svg:height="0.352cm" svg:x="1.901cm" svg:y="5.381cm">
          <draw:text-box>
            <text:p text:style-name="P2"><text:span text:style-name="T3">Start time:</text:span></text:p>
          </draw:text-box>
        </draw:frame>
        <draw:line draw:style-name="gr6" draw:text-style-name="P5" draw:layer="layout" svg:x1="1.9cm" svg:y1="5.74cm" svg:x2="5.418cm" svg:y2="5.74cm">
          <text:p/>
        </draw:line>
        <draw:line draw:style-name="gr6" draw:text-style-name="P5" draw:layer="layout" svg:x1="5.418cm" svg:y1="6.357cm" svg:x2="1.9cm" svg:y2="6.357cm">
          <text:p/>
        </draw:line>
        <draw:frame draw:style-name="gr9" draw:text-style-name="P7" draw:layer="layout" svg:width="4.159cm" svg:height="0.352cm" svg:x="5.419cm" svg:y="5.381cm">
          <draw:text-box>
            <text:p text:style-name="P2"><text:span text:style-name="T3">Sat Aug 26 14:48:21 2023</text:span></text:p>
          </draw:text-box>
        </draw:frame>
        <draw:line draw:style-name="gr6" draw:text-style-name="P5" draw:layer="layout" svg:x1="5.517cm" svg:y1="7.577cm" svg:x2="19.589cm" svg:y2="7.577cm">
          <text:p/>
        </draw:line>
        <draw:line draw:style-name="gr6" draw:text-style-name="P5" draw:layer="layout" svg:x1="19.589cm" svg:y1="8.194cm" svg:x2="5.517cm" svg:y2="8.194cm">
          <text:p/>
        </draw:line>
        <draw:frame draw:style-name="gr10" draw:text-style-name="P7" draw:layer="layout" svg:width="1.547cm" svg:height="0.352cm" svg:x="1.901cm" svg:y="5.998cm">
          <draw:text-box>
            <text:p text:style-name="P2"><text:span text:style-name="T3">End time:</text:span></text:p>
          </draw:text-box>
        </draw:frame>
        <draw:line draw:style-name="gr5" draw:text-style-name="P5" draw:layer="layout" svg:x1="19.515cm" svg:y1="7.589cm" svg:x2="1.924cm" svg:y2="7.589cm">
          <text:p/>
        </draw:line>
        <draw:frame draw:style-name="gr9" draw:text-style-name="P7" draw:layer="layout" svg:width="4.159cm" svg:height="0.352cm" svg:x="5.419cm" svg:y="5.998cm">
          <draw:text-box>
            <text:p text:style-name="P2"><text:span text:style-name="T3">Sat Aug 26 15:07:36 2023</text:span></text:p>
          </draw:text-box>
        </draw:frame>
        <draw:line draw:style-name="gr6" draw:text-style-name="P5" draw:layer="layout" svg:x1="5.418cm" svg:y1="8.465cm" svg:x2="1.9cm" svg:y2="8.465cm">
          <text:p/>
        </draw:line>
        <draw:frame draw:style-name="gr11" draw:text-style-name="P7" draw:layer="layout" svg:width="2.724cm" svg:height="0.352cm" svg:x="1.901cm" svg:y="7.136cm">
          <draw:text-box>
            <text:p text:style-name="P2"><text:span text:style-name="T3">Host Information</text:span></text:p>
          </draw:text-box>
        </draw:frame>
        <draw:line draw:style-name="gr6" draw:text-style-name="P5" draw:layer="layout" svg:x1="19.589cm" svg:y1="10.302cm" svg:x2="5.517cm" svg:y2="10.302cm">
          <text:p/>
        </draw:line>
        <draw:frame draw:style-name="gr12" draw:text-style-name="P7" draw:layer="layout" svg:width="2.411cm" svg:height="0.352cm" svg:x="1.901cm" svg:y="8.106cm">
          <draw:text-box>
            <text:p text:style-name="P2"><text:span text:style-name="T3">Netbios Name:</text:span></text:p>
          </draw:text-box>
        </draw:frame>
        <draw:line draw:style-name="gr6" draw:text-style-name="P5" draw:layer="layout" svg:x1="1.9cm" svg:y1="8.465cm" svg:x2="5.418cm" svg:y2="8.465cm">
          <text:p/>
        </draw:line>
        <draw:line draw:style-name="gr6" draw:text-style-name="P5" draw:layer="layout" svg:x1="5.418cm" svg:y1="9.082cm" svg:x2="1.9cm" svg:y2="9.082cm">
          <text:p/>
        </draw:line>
        <draw:frame draw:style-name="gr13" draw:text-style-name="P7" draw:layer="layout" svg:width="2.771cm" svg:height="0.352cm" svg:x="5.419cm" svg:y="8.106cm">
          <draw:text-box>
            <text:p text:style-name="P2"><text:span text:style-name="T3">METASPLOITABLE</text:span></text:p>
          </draw:text-box>
        </draw:frame>
        <draw:line draw:style-name="gr6" draw:text-style-name="P5" draw:layer="layout" svg:x1="5.517cm" svg:y1="10.302cm" svg:x2="19.589cm" svg:y2="10.302cm">
          <text:p/>
        </draw:line>
        <draw:line draw:style-name="gr6" draw:text-style-name="P5" draw:layer="layout" svg:x1="19.589cm" svg:y1="10.919cm" svg:x2="5.517cm" svg:y2="10.919cm">
          <text:p/>
        </draw:line>
        <draw:frame draw:style-name="gr14" draw:text-style-name="P7" draw:layer="layout" svg:width="0.387cm" svg:height="0.352cm" svg:x="1.901cm" svg:y="8.724cm">
          <draw:text-box>
            <text:p text:style-name="P2"><text:span text:style-name="T3">IP:</text:span></text:p>
          </draw:text-box>
        </draw:frame>
        <draw:line draw:style-name="gr6" draw:text-style-name="P5" draw:layer="layout" svg:x1="1.9cm" svg:y1="9.082cm" svg:x2="5.418cm" svg:y2="9.082cm">
          <text:p/>
        </draw:line>
        <draw:line draw:style-name="gr6" draw:text-style-name="P5" draw:layer="layout" svg:x1="5.418cm" svg:y1="9.7cm" svg:x2="1.9cm" svg:y2="9.7cm">
          <text:p/>
        </draw:line>
        <draw:frame draw:style-name="gr15" draw:text-style-name="P7" draw:layer="layout" svg:width="2.047cm" svg:height="0.352cm" svg:x="5.419cm" svg:y="8.724cm">
          <draw:text-box>
            <text:p text:style-name="P2"><text:span text:style-name="T3">192.168.2.100</text:span></text:p>
          </draw:text-box>
        </draw:frame>
        <draw:line draw:style-name="gr6" draw:text-style-name="P5" draw:layer="layout" svg:x1="5.517cm" svg:y1="10.919cm" svg:x2="19.589cm" svg:y2="10.919cm">
          <text:p/>
        </draw:line>
        <draw:line draw:style-name="gr6" draw:text-style-name="P5" draw:layer="layout" svg:x1="19.589cm" svg:y1="11.537cm" svg:x2="5.517cm" svg:y2="11.537cm">
          <text:p/>
        </draw:line>
        <draw:frame draw:style-name="gr16" draw:text-style-name="P7" draw:layer="layout" svg:width="0.552cm" svg:height="0.352cm" svg:x="1.901cm" svg:y="9.341cm">
          <draw:text-box>
            <text:p text:style-name="P2"><text:span text:style-name="T3">OS:</text:span></text:p>
          </draw:text-box>
        </draw:frame>
        <draw:line draw:style-name="gr5" draw:text-style-name="P5" draw:layer="layout" svg:x1="19.59cm" svg:y1="13.112cm" svg:x2="1.999cm" svg:y2="13.112cm">
          <text:p/>
        </draw:line>
        <draw:frame draw:style-name="gr17" draw:text-style-name="P7" draw:layer="layout" svg:width="6.602cm" svg:height="0.352cm" svg:x="5.419cm" svg:y="9.341cm">
          <draw:text-box>
            <text:p text:style-name="P2"><text:span text:style-name="T3">Linux Kernel 2.6 on Ubuntu 8.04 (hardy)</text:span></text:p>
          </draw:text-box>
        </draw:frame>
        <draw:polygon draw:style-name="gr18" draw:text-style-name="P8" draw:layer="layout" svg:width="17.59cm" svg:height="0.776cm" svg:x="1.999cm" svg:y="13.121cm" svg:viewBox="0 0 17591 777" draw:points="0,0 17591,0 17591,777 0,777">
          <text:p/>
        </draw:polygon>
        <draw:line draw:style-name="gr19" draw:text-style-name="P5" draw:layer="layout" svg:x1="19.589cm" svg:y1="13.906cm" svg:x2="1.999cm" svg:y2="13.906cm">
          <text:p/>
        </draw:line>
        <draw:frame draw:style-name="gr20" draw:text-style-name="P9" draw:layer="layout" svg:width="2.631cm" svg:height="0.422cm" svg:x="2cm" svg:y="12.507cm">
          <draw:text-box>
            <text:p text:style-name="P2"><text:span text:style-name="T4">Vulnerabilities</text:span></text:p>
          </draw:text-box>
        </draw:frame>
        <draw:line draw:style-name="gr5" draw:text-style-name="P5" draw:layer="layout" svg:x1="19.59cm" svg:y1="15.229cm" svg:x2="1.999cm" svg:y2="15.229cm">
          <text:p/>
        </draw:line>
        <draw:frame draw:style-name="gr21" draw:text-style-name="P7" draw:layer="layout" svg:width="13.409cm" svg:height="0.496cm" svg:x="2.352cm" svg:y="13.371cm">
          <draw:text-box>
            <text:p text:style-name="P2"><text:span text:style-name="T5">134862 - Apache Tomcat AJP Connector Request Injection (Ghostcat)</text:span></text:p>
          </draw:text-box>
        </draw:frame>
        <draw:frame draw:style-name="gr22" draw:text-style-name="P7" draw:layer="layout" svg:width="1.352cm" svg:height="0.352cm" svg:x="2cm" svg:y="14.693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17.151cm" svg:x2="1.999cm" svg:y2="17.151cm">
          <text:p/>
        </draw:line>
        <draw:frame draw:style-name="gr23" draw:text-style-name="P7" draw:layer="layout" svg:width="10.865cm" svg:height="0.352cm" svg:x="2cm" svg:y="15.487cm">
          <draw:text-box>
            <text:p text:style-name="P2"><text:span text:style-name="T3">There is a vulnerable AJP connector listening on the remote host.</text:span></text:p>
          </draw:text-box>
        </draw:frame>
        <draw:frame draw:style-name="gr24" draw:text-style-name="P7" draw:layer="layout" svg:width="1.763cm" svg:height="0.352cm" svg:x="2cm" svg:y="16.616cm">
          <draw:text-box>
            <text:p text:style-name="P2"><text:span text:style-name="T3">Description</text:span></text:p>
          </draw:text-box>
        </draw:frame>
        <draw:frame draw:style-name="gr25" draw:text-style-name="P7" draw:layer="layout" svg:width="17.071cm" svg:height="0.352cm" svg:x="2cm" svg:y="17.41cm">
          <draw:text-box>
            <text:p text:style-name="P2"><text:span text:style-name="T3">A file read/inclusion vulnerability was found in AJP connector. A remote, unauthenticated attacker could</text:span></text:p>
          </draw:text-box>
        </draw:frame>
        <draw:frame draw:style-name="gr26" draw:text-style-name="P7" draw:layer="layout" svg:width="16.821cm" svg:height="0.352cm" svg:x="2cm" svg:y="17.833cm">
          <draw:text-box>
            <text:p text:style-name="P2"><text:span text:style-name="T3">exploit this vulnerability to read web application files from a vulnerable server. In instances where the</text:span></text:p>
          </draw:text-box>
        </draw:frame>
        <draw:frame draw:style-name="gr27" draw:text-style-name="P7" draw:layer="layout" svg:width="17.735cm" svg:height="0.352cm" svg:x="2cm" svg:y="18.256cm">
          <draw:text-box>
            <text:p text:style-name="P2"><text:span text:style-name="T3">vulnerable server allows file uploads, an attacker could upload malicious JavaServer Pages (JSP) code within</text:span></text:p>
          </draw:text-box>
        </draw:frame>
        <draw:frame draw:style-name="gr28" draw:text-style-name="P7" draw:layer="layout" svg:width="10.137cm" svg:height="0.352cm" svg:x="2cm" svg:y="18.68cm">
          <draw:text-box>
            <text:p text:style-name="P2"><text:span text:style-name="T3">a variety of file types and gain remote code execution (RCE).</text:span></text:p>
          </draw:text-box>
        </draw:frame>
        <draw:line draw:style-name="gr6" draw:text-style-name="P5" draw:layer="layout" svg:x1="19.59cm" svg:y1="21.138cm" svg:x2="1.999cm" svg:y2="21.138cm">
          <text:p/>
        </draw:line>
        <draw:line draw:style-name="gr6" draw:text-style-name="P5" draw:layer="layout" svg:x1="19.59cm" svg:y1="21.755cm" svg:x2="1.999cm" svg:y2="21.755cm">
          <text:p/>
        </draw:line>
        <draw:line draw:style-name="gr6" draw:text-style-name="P5" draw:layer="layout" svg:x1="19.59cm" svg:y1="22.99cm" svg:x2="1.999cm" svg:y2="22.99cm">
          <text:p/>
        </draw:line>
        <draw:line draw:style-name="gr6" draw:text-style-name="P5" draw:layer="layout" svg:x1="19.59cm" svg:y1="23.607cm" svg:x2="1.999cm" svg:y2="23.607cm">
          <text:p/>
        </draw:line>
        <draw:line draw:style-name="gr6" draw:text-style-name="P5" draw:layer="layout" svg:x1="1.999cm" svg:y1="23.607cm" svg:x2="19.59cm" svg:y2="23.607cm">
          <text:p/>
        </draw:line>
        <draw:line draw:style-name="gr6" draw:text-style-name="P5" draw:layer="layout" svg:x1="19.59cm" svg:y1="24.224cm" svg:x2="1.999cm" svg:y2="24.224cm">
          <text:p/>
        </draw:line>
        <draw:line draw:style-name="gr6" draw:text-style-name="P5" draw:layer="layout" svg:x1="1.999cm" svg:y1="24.224cm" svg:x2="19.59cm" svg:y2="24.224cm">
          <text:p/>
        </draw:line>
        <draw:line draw:style-name="gr6" draw:text-style-name="P5" draw:layer="layout" svg:x1="19.59cm" svg:y1="24.842cm" svg:x2="1.999cm" svg:y2="24.842cm">
          <text:p/>
        </draw:line>
        <draw:line draw:style-name="gr6" draw:text-style-name="P5" draw:layer="layout" svg:x1="1.999cm" svg:y1="24.842cm" svg:x2="19.59cm" svg:y2="24.842cm">
          <text:p/>
        </draw:line>
        <draw:line draw:style-name="gr6" draw:text-style-name="P5" draw:layer="layout" svg:x1="19.59cm" svg:y1="25.459cm" svg:x2="1.999cm" svg:y2="25.459cm">
          <text:p/>
        </draw:line>
        <draw:line draw:style-name="gr6" draw:text-style-name="P5" draw:layer="layout" svg:x1="1.999cm" svg:y1="25.459cm" svg:x2="19.59cm" svg:y2="25.459cm">
          <text:p/>
        </draw:lin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30" draw:text-style-name="P10" draw:layer="layout" svg:width="0.281cm" svg:height="0.281cm" svg:x="19.429cm" svg:y="26.369cm">
          <draw:text-box>
            <text:p text:style-name="P2"><text:span text:style-name="T6">4</text:span></text:p>
          </draw:text-box>
        </draw:frame>
        <draw:frame draw:style-name="gr31" draw:text-style-name="P7" draw:layer="layout" svg:width="1.759cm" svg:height="0.352cm" svg:x="1.973cm" svg:y="19.738cm">
          <draw:text-box>
            <text:p text:style-name="P2"><text:span text:style-name="T3">Risk Factor</text:span></text:p>
          </draw:text-box>
        </draw:frame>
        <draw:line draw:style-name="gr5" draw:text-style-name="P5" draw:layer="layout" svg:x1="19.65cm" svg:y1="20.45cm" svg:x2="2.059cm" svg:y2="20.45cm">
          <text:p/>
        </draw:line>
        <draw:frame draw:style-name="gr32" draw:text-style-name="P7" draw:layer="layout" svg:width="0.743cm" svg:height="0.352cm" svg:x="2.024cm" svg:y="20.694cm">
          <draw:text-box>
            <text:p text:style-name="P2"><text:span text:style-name="T3">High</text:span></text:p>
          </draw:text-box>
        </draw:frame>
        <draw:frame draw:style-name="gr33" draw:text-style-name="P11" draw:layer="layout" svg:width="6.284cm" svg:height="1.093cm" svg:x="1.854cm" svg:y="0.871cm">
          <draw:text-box>
            <text:p text:style-name="P2"><text:span text:style-name="T7">Metasploitable</text:span></text:p>
          </draw:text-box>
        </draw:frame>
      </draw:page>
      <draw:page draw:name="page2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34" draw:text-style-name="P7" draw:layer="layout" svg:width="7.774cm" svg:height="0.496cm" svg:x="2.352cm" svg:y="2.249cm">
          <draw:text-box>
            <text:p text:style-name="P2"><text:span text:style-name="T5">171340 - Apache Tomcat SEoL (&lt;= 5.5.x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35" draw:text-style-name="P7" draw:layer="layout" svg:width="12.418cm" svg:height="0.352cm" svg:x="2cm" svg:y="4.366cm">
          <draw:text-box>
            <text:p text:style-name="P2"><text:span text:style-name="T3">An unsupported version of Apache Tomcat is installed on the remote host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36" draw:text-style-name="P7" draw:layer="layout" svg:width="17.934cm" svg:height="0.352cm" svg:x="2cm" svg:y="6.289cm">
          <draw:text-box>
            <text:p text:style-name="P2"><text:span text:style-name="T3">According to its version, Apache Tomcat is less than or equal to 5.5.x. It is, therefore, no longer maintained</text:span></text:p>
          </draw:text-box>
        </draw:frame>
        <draw:frame draw:style-name="gr37" draw:text-style-name="P7" draw:layer="layout" svg:width="4.252cm" svg:height="0.352cm" svg:x="2cm" svg:y="6.712cm">
          <draw:text-box>
            <text:p text:style-name="P2"><text:span text:style-name="T3">by its vendor or provider.</text:span></text:p>
          </draw:text-box>
        </draw:frame>
        <draw:frame draw:style-name="gr38" draw:text-style-name="P7" draw:layer="layout" svg:width="17.668cm" svg:height="0.352cm" svg:x="2cm" svg:y="7.488cm">
          <draw:text-box>
            <text:p text:style-name="P2"><text:span text:style-name="T3">Lack of support implies that no new security patches for the product will be released by the vendor. As a</text:span></text:p>
          </draw:text-box>
        </draw:frame>
        <draw:frame draw:style-name="gr39" draw:text-style-name="P7" draw:layer="layout" svg:width="7.237cm" svg:height="0.352cm" svg:x="2cm" svg:y="7.911cm">
          <draw:text-box>
            <text:p text:style-name="P2"><text:span text:style-name="T3">result, it may contain security vulnerabilities.</text:span></text:p>
          </draw:text-box>
        </draw:frame>
        <draw:line draw:style-name="gr6" draw:text-style-name="P5" draw:layer="layout" svg:x1="19.59cm" svg:y1="10.369cm" svg:x2="1.999cm" svg:y2="10.369cm">
          <text:p/>
        </draw:line>
        <draw:line draw:style-name="gr5" draw:text-style-name="P5" draw:layer="layout" svg:x1="19.59cm" svg:y1="9.583cm" svg:x2="1.999cm" svg:y2="9.583cm">
          <text:p/>
        </draw:line>
        <draw:frame draw:style-name="gr40" draw:text-style-name="P7" draw:layer="layout" svg:width="1.289cm" svg:height="0.352cm" svg:x="2cm" svg:y="9.048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506cm" svg:x2="1.999cm" svg:y2="11.506cm">
          <text:p/>
        </draw:line>
        <draw:frame draw:style-name="gr41" draw:text-style-name="P7" draw:layer="layout" svg:width="11.258cm" svg:height="0.352cm" svg:x="2cm" svg:y="9.842cm">
          <draw:text-box>
            <text:p text:style-name="P2"><text:span text:style-name="T3">Upgrade to a version of Apache Tomcat that is currently supported.</text:span></text:p>
          </draw:text-box>
        </draw:frame>
        <draw:frame draw:style-name="gr31" draw:text-style-name="P7" draw:layer="layout" svg:width="1.759cm" svg:height="0.352cm" svg:x="2cm" svg:y="10.971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1.764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30" draw:text-style-name="P10" draw:layer="layout" svg:width="0.281cm" svg:height="0.281cm" svg:x="19.429cm" svg:y="26.369cm">
          <draw:text-box>
            <text:p text:style-name="P2"><text:span text:style-name="T6">2</text:span></text:p>
          </draw:text-box>
        </draw:frame>
      </draw:page>
      <draw:page draw:name="page3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43" draw:text-style-name="P7" draw:layer="layout" svg:width="7.393cm" svg:height="0.496cm" svg:x="2.352cm" svg:y="2.249cm">
          <draw:text-box>
            <text:p text:style-name="P2"><text:span text:style-name="T5">51988 - Bind Shell Backdoor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44" draw:text-style-name="P7" draw:layer="layout" svg:width="7.783cm" svg:height="0.352cm" svg:x="2cm" svg:y="4.366cm">
          <draw:text-box>
            <text:p text:style-name="P2"><text:span text:style-name="T3">The remote host may have been compromised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45" draw:text-style-name="P7" draw:layer="layout" svg:width="17.994cm" svg:height="0.352cm" svg:x="2cm" svg:y="6.289cm">
          <draw:text-box>
            <text:p text:style-name="P2"><text:span text:style-name="T3">A shell is listening on the remote port without any authentication being required. An attacker may use it by</text:span></text:p>
          </draw:text-box>
        </draw:frame>
        <draw:line draw:style-name="gr5" draw:text-style-name="P5" draw:layer="layout" svg:x1="19.59cm" svg:y1="8.376cm" svg:x2="1.999cm" svg:y2="8.376cm">
          <text:p/>
        </draw:line>
        <draw:frame draw:style-name="gr46" draw:text-style-name="P7" draw:layer="layout" svg:width="10.471cm" svg:height="0.352cm" svg:x="2cm" svg:y="6.712cm">
          <draw:text-box>
            <text:p text:style-name="P2"><text:span text:style-name="T3">connecting to the remote port and sending commands directly.</text:span></text:p>
          </draw:text-box>
        </draw:frame>
        <draw:frame draw:style-name="gr40" draw:text-style-name="P7" draw:layer="layout" svg:width="1.289cm" svg:height="0.352cm" svg:x="2cm" svg:y="7.84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299cm" svg:x2="1.999cm" svg:y2="10.299cm">
          <text:p/>
        </draw:line>
        <draw:frame draw:style-name="gr47" draw:text-style-name="P7" draw:layer="layout" svg:width="14.323cm" svg:height="0.352cm" svg:x="2cm" svg:y="8.634cm">
          <draw:text-box>
            <text:p text:style-name="P2"><text:span text:style-name="T3">Verify if the remote host has been compromised, and reinstall the system if necessary.</text:span></text:p>
          </draw:text-box>
        </draw:frame>
        <draw:frame draw:style-name="gr31" draw:text-style-name="P7" draw:layer="layout" svg:width="1.759cm" svg:height="0.352cm" svg:x="2cm" svg:y="9.763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0.557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30" draw:text-style-name="P10" draw:layer="layout" svg:width="0.281cm" svg:height="0.281cm" svg:x="19.429cm" svg:y="26.369cm">
          <draw:text-box>
            <text:p text:style-name="P2"><text:span text:style-name="T6">3</text:span></text:p>
          </draw:text-box>
        </draw:frame>
      </draw:page>
      <draw:page draw:name="page4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48" draw:text-style-name="P7" draw:layer="layout" svg:width="15.758cm" svg:height="0.496cm" svg:x="2.352cm" svg:y="2.249cm">
          <draw:text-box>
            <text:p text:style-name="P2"><text:span text:style-name="T5">32314 - Debian OpenSSH/OpenSSL Package Random Number Generator Weakness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49" draw:text-style-name="P7" draw:layer="layout" svg:width="6.073cm" svg:height="0.352cm" svg:x="2cm" svg:y="4.366cm">
          <draw:text-box>
            <text:p text:style-name="P2"><text:span text:style-name="T3">The remote SSH host keys are weak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50" draw:text-style-name="P7" draw:layer="layout" svg:width="17.761cm" svg:height="0.352cm" svg:x="2cm" svg:y="6.289cm">
          <draw:text-box>
            <text:p text:style-name="P2"><text:span text:style-name="T3">The remote SSH host key has been generated on a Debian or Ubuntu system which contains a bug in the</text:span></text:p>
          </draw:text-box>
        </draw:frame>
        <draw:frame draw:style-name="gr51" draw:text-style-name="P7" draw:layer="layout" svg:width="8.134cm" svg:height="0.352cm" svg:x="2cm" svg:y="6.712cm">
          <draw:text-box>
            <text:p text:style-name="P2"><text:span text:style-name="T3">random number generator of its OpenSSL library.</text:span></text:p>
          </draw:text-box>
        </draw:frame>
        <draw:frame draw:style-name="gr52" draw:text-style-name="P7" draw:layer="layout" svg:width="17.685cm" svg:height="0.352cm" svg:x="2cm" svg:y="7.488cm">
          <draw:text-box>
            <text:p text:style-name="P2"><text:span text:style-name="T3">The problem is due to a Debian packager removing nearly all sources of entropy in the remote version of</text:span></text:p>
          </draw:text-box>
        </draw:frame>
        <draw:frame draw:style-name="gr53" draw:text-style-name="P7" draw:layer="layout" svg:width="1.484cm" svg:height="0.352cm" svg:x="2cm" svg:y="7.911cm">
          <draw:text-box>
            <text:p text:style-name="P2"><text:span text:style-name="T3">OpenSSL.</text:span></text:p>
          </draw:text-box>
        </draw:frame>
        <draw:frame draw:style-name="gr54" draw:text-style-name="P7" draw:layer="layout" svg:width="18.044cm" svg:height="0.352cm" svg:x="2cm" svg:y="8.687cm">
          <draw:text-box>
            <text:p text:style-name="P2"><text:span text:style-name="T3">An attacker can easily obtain the private part of the remote key and use this to set up decipher the remote</text:span></text:p>
          </draw:text-box>
        </draw:frame>
        <draw:frame draw:style-name="gr55" draw:text-style-name="P7" draw:layer="layout" svg:width="7.626cm" svg:height="0.352cm" svg:x="2cm" svg:y="9.111cm">
          <draw:text-box>
            <text:p text:style-name="P2"><text:span text:style-name="T3">session or set up a man in the middle attack.</text:span></text:p>
          </draw:text-box>
        </draw:frame>
        <draw:line draw:style-name="gr6" draw:text-style-name="P5" draw:layer="layout" svg:x1="19.59cm" svg:y1="12.186cm" svg:x2="1.999cm" svg:y2="12.186cm">
          <text:p/>
        </draw:line>
        <draw:line draw:style-name="gr5" draw:text-style-name="P5" draw:layer="layout" svg:x1="19.59cm" svg:y1="10.6cm" svg:x2="1.999cm" svg:y2="10.6cm">
          <text:p/>
        </draw:line>
        <draw:frame draw:style-name="gr40" draw:text-style-name="P7" draw:layer="layout" svg:width="1.289cm" svg:height="0.352cm" svg:x="2cm" svg:y="10.065cm">
          <draw:text-box>
            <text:p text:style-name="P2"><text:span text:style-name="T3">Solution</text:span></text:p>
          </draw:text-box>
        </draw:frame>
        <draw:frame draw:style-name="gr56" draw:text-style-name="P7" draw:layer="layout" svg:width="17.371cm" svg:height="0.352cm" svg:x="2cm" svg:y="10.859cm">
          <draw:text-box>
            <text:p text:style-name="P2"><text:span text:style-name="T3">Consider all cryptographic material generated on the remote host to be guessable. In particuliar, all SSH,</text:span></text:p>
          </draw:text-box>
        </draw:frame>
        <draw:line draw:style-name="gr5" draw:text-style-name="P5" draw:layer="layout" svg:x1="19.59cm" svg:y1="12.946cm" svg:x2="1.999cm" svg:y2="12.946cm">
          <text:p/>
        </draw:line>
        <draw:frame draw:style-name="gr57" draw:text-style-name="P7" draw:layer="layout" svg:width="9.201cm" svg:height="0.352cm" svg:x="2cm" svg:y="11.282cm">
          <draw:text-box>
            <text:p text:style-name="P2"><text:span text:style-name="T3">SSL and OpenVPN key material should be re-generated.</text:span></text:p>
          </draw:text-box>
        </draw:frame>
        <draw:frame draw:style-name="gr31" draw:text-style-name="P7" draw:layer="layout" svg:width="1.759cm" svg:height="0.352cm" svg:x="2cm" svg:y="12.411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3.205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30" draw:text-style-name="P10" draw:layer="layout" svg:width="0.281cm" svg:height="0.281cm" svg:x="19.429cm" svg:y="26.369cm">
          <draw:text-box>
            <text:p text:style-name="P2"><text:span text:style-name="T6">4</text:span></text:p>
          </draw:text-box>
        </draw:frame>
      </draw:page>
      <draw:page draw:name="page5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58" draw:text-style-name="P7" draw:layer="layout" svg:width="9.866cm" svg:height="0.496cm" svg:x="2.352cm" svg:y="2.249cm">
          <draw:text-box>
            <text:p text:style-name="P2"><text:span text:style-name="T5">11356 - NFS Exported Share Information Disclosure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59" draw:text-style-name="P7" draw:layer="layout" svg:width="9.18cm" svg:height="0.352cm" svg:x="2cm" svg:y="4.366cm">
          <draw:text-box>
            <text:p text:style-name="P2"><text:span text:style-name="T3">It is possible to access NFS shares on the remote host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60" draw:text-style-name="P7" draw:layer="layout" svg:width="17.854cm" svg:height="0.352cm" svg:x="2cm" svg:y="6.289cm">
          <draw:text-box>
            <text:p text:style-name="P2"><text:span text:style-name="T3">At least one of the NFS shares exported by the remote server could be mounted by the scanning host. An</text:span></text:p>
          </draw:text-box>
        </draw:frame>
        <draw:line draw:style-name="gr5" draw:text-style-name="P5" draw:layer="layout" svg:x1="19.59cm" svg:y1="8.376cm" svg:x2="1.999cm" svg:y2="8.376cm">
          <text:p/>
        </draw:line>
        <draw:frame draw:style-name="gr61" draw:text-style-name="P7" draw:layer="layout" svg:width="14.522cm" svg:height="0.352cm" svg:x="2cm" svg:y="6.712cm">
          <draw:text-box>
            <text:p text:style-name="P2"><text:span text:style-name="T3">attacker may be able to leverage this to read (and possibly write) files on remote host.</text:span></text:p>
          </draw:text-box>
        </draw:frame>
        <draw:frame draw:style-name="gr40" draw:text-style-name="P7" draw:layer="layout" svg:width="1.289cm" svg:height="0.352cm" svg:x="2cm" svg:y="7.84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299cm" svg:x2="1.999cm" svg:y2="10.299cm">
          <text:p/>
        </draw:line>
        <draw:frame draw:style-name="gr62" draw:text-style-name="P7" draw:layer="layout" svg:width="15.716cm" svg:height="0.352cm" svg:x="2cm" svg:y="8.634cm">
          <draw:text-box>
            <text:p text:style-name="P2"><text:span text:style-name="T3">Configure NFS on the remote host so that only authorized hosts can mount its remote shares.</text:span></text:p>
          </draw:text-box>
        </draw:frame>
        <draw:frame draw:style-name="gr31" draw:text-style-name="P7" draw:layer="layout" svg:width="1.759cm" svg:height="0.352cm" svg:x="2cm" svg:y="9.763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0.557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5</text:span></text:p>
          </draw:text-box>
        </draw:frame>
      </draw:page>
      <draw:page draw:name="page6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64" draw:text-style-name="P7" draw:layer="layout" svg:width="9.091cm" svg:height="0.496cm" svg:x="2.352cm" svg:y="2.249cm">
          <draw:text-box>
            <text:p text:style-name="P2"><text:span text:style-name="T5">20007 - SSL Version 2 and 3 Protocol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65" draw:text-style-name="P7" draw:layer="layout" svg:width="12.605cm" svg:height="0.352cm" svg:x="2cm" svg:y="4.366cm">
          <draw:text-box>
            <text:p text:style-name="P2"><text:span text:style-name="T3">The remote service encrypts traffic using a protocol with known weaknesse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66" draw:text-style-name="P7" draw:layer="layout" svg:width="17.541cm" svg:height="0.352cm" svg:x="2cm" svg:y="6.289cm">
          <draw:text-box>
            <text:p text:style-name="P2"><text:span text:style-name="T3">The remote service accepts connections encrypted using SSL 2.0 and/or SSL 3.0. These versions of SSL are</text:span></text:p>
          </draw:text-box>
        </draw:frame>
        <draw:frame draw:style-name="gr67" draw:text-style-name="P7" draw:layer="layout" svg:width="8.117cm" svg:height="0.352cm" svg:x="2cm" svg:y="6.712cm">
          <draw:text-box>
            <text:p text:style-name="P2"><text:span text:style-name="T3">affected by several cryptographic flaws, including:</text:span></text:p>
          </draw:text-box>
        </draw:frame>
        <draw:frame draw:style-name="gr68" draw:text-style-name="P7" draw:layer="layout" svg:width="8.02cm" svg:height="0.352cm" svg:x="2cm" svg:y="7.488cm">
          <draw:text-box>
            <text:p text:style-name="P2"><text:span text:style-name="T3">- An insecure padding scheme with CBC ciphers.</text:span></text:p>
          </draw:text-box>
        </draw:frame>
        <draw:frame draw:style-name="gr69" draw:text-style-name="P7" draw:layer="layout" svg:width="9.447cm" svg:height="0.352cm" svg:x="2cm" svg:y="8.264cm">
          <draw:text-box>
            <text:p text:style-name="P2"><text:span text:style-name="T3">- Insecure session renegotiation and resumption schemes.</text:span></text:p>
          </draw:text-box>
        </draw:frame>
        <draw:frame draw:style-name="gr25" draw:text-style-name="P7" draw:layer="layout" svg:width="17.071cm" svg:height="0.352cm" svg:x="2cm" svg:y="9.04cm">
          <draw:text-box>
            <text:p text:style-name="P2"><text:span text:style-name="T3">An attacker can exploit these flaws to conduct man-in-the-middle attacks or to decrypt communications</text:span></text:p>
          </draw:text-box>
        </draw:frame>
        <draw:frame draw:style-name="gr70" draw:text-style-name="P7" draw:layer="layout" svg:width="6.665cm" svg:height="0.352cm" svg:x="2cm" svg:y="9.464cm">
          <draw:text-box>
            <text:p text:style-name="P2"><text:span text:style-name="T3">between the affected service and clients.</text:span></text:p>
          </draw:text-box>
        </draw:frame>
        <draw:frame draw:style-name="gr71" draw:text-style-name="P7" draw:layer="layout" svg:width="16.8cm" svg:height="0.352cm" svg:x="2cm" svg:y="10.24cm">
          <draw:text-box>
            <text:p text:style-name="P2"><text:span text:style-name="T3">Although SSL/TLS has a secure means for choosing the highest supported version of the protocol (so</text:span></text:p>
          </draw:text-box>
        </draw:frame>
        <draw:frame draw:style-name="gr72" draw:text-style-name="P7" draw:layer="layout" svg:width="17.253cm" svg:height="0.352cm" svg:x="2cm" svg:y="10.663cm">
          <draw:text-box>
            <text:p text:style-name="P2"><text:span text:style-name="T3">that these versions will be used only if the client or server support nothing better), many web browsers</text:span></text:p>
          </draw:text-box>
        </draw:frame>
        <draw:frame draw:style-name="gr73" draw:text-style-name="P7" draw:layer="layout" svg:width="17.638cm" svg:height="0.352cm" svg:x="2cm" svg:y="11.086cm">
          <draw:text-box>
            <text:p text:style-name="P2"><text:span text:style-name="T3">implement this in an unsafe way that allows an attacker to downgrade a connection (such as in POODLE).</text:span></text:p>
          </draw:text-box>
        </draw:frame>
        <draw:frame draw:style-name="gr74" draw:text-style-name="P7" draw:layer="layout" svg:width="11.699cm" svg:height="0.352cm" svg:x="2cm" svg:y="11.51cm">
          <draw:text-box>
            <text:p text:style-name="P2"><text:span text:style-name="T3">Therefore, it is recommended that these protocols be disabled entirely.</text:span></text:p>
          </draw:text-box>
        </draw:frame>
        <draw:frame draw:style-name="gr75" draw:text-style-name="P7" draw:layer="layout" svg:width="17.227cm" svg:height="0.352cm" svg:x="2cm" svg:y="12.286cm">
          <draw:text-box>
            <text:p text:style-name="P2"><text:span text:style-name="T3">NIST has determined that SSL 3.0 is no longer acceptable for secure communications. As of the date of</text:span></text:p>
          </draw:text-box>
        </draw:frame>
        <draw:frame draw:style-name="gr75" draw:text-style-name="P7" draw:layer="layout" svg:width="17.227cm" svg:height="0.352cm" svg:x="2cm" svg:y="12.709cm">
          <draw:text-box>
            <text:p text:style-name="P2"><text:span text:style-name="T3">enforcement found in PCI DSS v3.1, any version of SSL will not meet the PCI SSC's definition of 'strong</text:span></text:p>
          </draw:text-box>
        </draw:frame>
        <draw:frame draw:style-name="gr76" draw:text-style-name="P7" draw:layer="layout" svg:width="2.241cm" svg:height="0.352cm" svg:x="2cm" svg:y="13.132cm">
          <draw:text-box>
            <text:p text:style-name="P2"><text:span text:style-name="T3">cryptography'.</text:span></text:p>
          </draw:text-box>
        </draw:frame>
        <draw:line draw:style-name="gr5" draw:text-style-name="P5" draw:layer="layout" svg:x1="19.59cm" svg:y1="15.426cm" svg:x2="1.999cm" svg:y2="15.426cm">
          <text:p/>
        </draw:line>
        <draw:frame draw:style-name="gr40" draw:text-style-name="P7" draw:layer="layout" svg:width="1.289cm" svg:height="0.352cm" svg:x="2cm" svg:y="14.891cm">
          <draw:text-box>
            <text:p text:style-name="P2"><text:span text:style-name="T3">Solution</text:span></text:p>
          </draw:text-box>
        </draw:frame>
        <draw:frame draw:style-name="gr77" draw:text-style-name="P7" draw:layer="layout" svg:width="11.093cm" svg:height="0.352cm" svg:x="2cm" svg:y="15.684cm">
          <draw:text-box>
            <text:p text:style-name="P2"><text:span text:style-name="T3">Consult the application's documentation to disable SSL 2.0 and 3.0.</text:span></text:p>
          </draw:text-box>
        </draw:frame>
        <draw:line draw:style-name="gr5" draw:text-style-name="P5" draw:layer="layout" svg:x1="19.59cm" svg:y1="17.948cm" svg:x2="1.999cm" svg:y2="17.948cm">
          <text:p/>
        </draw:line>
        <draw:frame draw:style-name="gr78" draw:text-style-name="P7" draw:layer="layout" svg:width="9.895cm" svg:height="0.352cm" svg:x="2cm" svg:y="16.284cm">
          <draw:text-box>
            <text:p text:style-name="P2"><text:span text:style-name="T3">Use TLS 1.2 (with approved cipher suites) or higher instead.</text:span></text:p>
          </draw:text-box>
        </draw:frame>
        <draw:frame draw:style-name="gr31" draw:text-style-name="P7" draw:layer="layout" svg:width="1.759cm" svg:height="0.352cm" svg:x="2cm" svg:y="17.413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8.207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6</text:span></text:p>
          </draw:text-box>
        </draw:frame>
      </draw:page>
      <draw:page draw:name="page7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79" draw:text-style-name="P7" draw:layer="layout" svg:width="12.092cm" svg:height="0.496cm" svg:x="2.352cm" svg:y="2.249cm">
          <draw:text-box>
            <text:p text:style-name="P2"><text:span text:style-name="T5">33850 - Unix Operating System Unsupported Version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80" draw:text-style-name="P7" draw:layer="layout" svg:width="12.329cm" svg:height="0.352cm" svg:x="2cm" svg:y="4.366cm">
          <draw:text-box>
            <text:p text:style-name="P2"><text:span text:style-name="T3">The operating system running on the remote host is no longer supported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81" draw:text-style-name="P7" draw:layer="layout" svg:width="17.812cm" svg:height="0.352cm" svg:x="2cm" svg:y="6.289cm">
          <draw:text-box>
            <text:p text:style-name="P2"><text:span text:style-name="T3">According to its self-reported version number, the Unix operating system running on the remote host is no</text:span></text:p>
          </draw:text-box>
        </draw:frame>
        <draw:frame draw:style-name="gr82" draw:text-style-name="P7" draw:layer="layout" svg:width="2.872cm" svg:height="0.352cm" svg:x="2cm" svg:y="6.712cm">
          <draw:text-box>
            <text:p text:style-name="P2"><text:span text:style-name="T3">longer supported.</text:span></text:p>
          </draw:text-box>
        </draw:frame>
        <draw:frame draw:style-name="gr38" draw:text-style-name="P7" draw:layer="layout" svg:width="17.668cm" svg:height="0.352cm" svg:x="2cm" svg:y="7.488cm">
          <draw:text-box>
            <text:p text:style-name="P2"><text:span text:style-name="T3">Lack of support implies that no new security patches for the product will be released by the vendor. As a</text:span></text:p>
          </draw:text-box>
        </draw:frame>
        <draw:line draw:style-name="gr5" draw:text-style-name="P5" draw:layer="layout" svg:x1="19.59cm" svg:y1="9.575cm" svg:x2="1.999cm" svg:y2="9.575cm">
          <text:p/>
        </draw:line>
        <draw:frame draw:style-name="gr83" draw:text-style-name="P7" draw:layer="layout" svg:width="8.282cm" svg:height="0.352cm" svg:x="2cm" svg:y="7.911cm">
          <draw:text-box>
            <text:p text:style-name="P2"><text:span text:style-name="T3">result, it is likely to contain security vulnerabilities.</text:span></text:p>
          </draw:text-box>
        </draw:frame>
        <draw:frame draw:style-name="gr40" draw:text-style-name="P7" draw:layer="layout" svg:width="1.289cm" svg:height="0.352cm" svg:x="2cm" svg:y="9.0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498cm" svg:x2="1.999cm" svg:y2="11.498cm">
          <text:p/>
        </draw:line>
        <draw:frame draw:style-name="gr84" draw:text-style-name="P7" draw:layer="layout" svg:width="13.07cm" svg:height="0.352cm" svg:x="2cm" svg:y="9.834cm">
          <draw:text-box>
            <text:p text:style-name="P2"><text:span text:style-name="T3">Upgrade to a version of the Unix operating system that is currently supported.</text:span></text:p>
          </draw:text-box>
        </draw:frame>
        <draw:frame draw:style-name="gr31" draw:text-style-name="P7" draw:layer="layout" svg:width="1.759cm" svg:height="0.352cm" svg:x="2cm" svg:y="10.963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1.757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7</text:span></text:p>
          </draw:text-box>
        </draw:frame>
      </draw:page>
      <draw:page draw:name="page8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85" draw:text-style-name="P7" draw:layer="layout" svg:width="7.643cm" svg:height="0.496cm" svg:x="2.352cm" svg:y="2.249cm">
          <draw:text-box>
            <text:p text:style-name="P2"><text:span text:style-name="T5">46882 - UnrealIRCd Backdoor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86" draw:text-style-name="P7" draw:layer="layout" svg:width="7.22cm" svg:height="0.352cm" svg:x="2cm" svg:y="4.366cm">
          <draw:text-box>
            <text:p text:style-name="P2"><text:span text:style-name="T3">The remote IRC server contains a backdoor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87" draw:text-style-name="P7" draw:layer="layout" svg:width="16.715cm" svg:height="0.352cm" svg:x="2cm" svg:y="6.289cm">
          <draw:text-box>
            <text:p text:style-name="P2"><text:span text:style-name="T3">The remote IRC server is a version of UnrealIRCd with a backdoor that allows an attacker to execute</text:span></text:p>
          </draw:text-box>
        </draw:frame>
        <draw:frame draw:style-name="gr88" draw:text-style-name="P7" draw:layer="layout" svg:width="5.869cm" svg:height="0.352cm" svg:x="2cm" svg:y="6.712cm">
          <draw:text-box>
            <text:p text:style-name="P2"><text:span text:style-name="T3">arbitrary code on the affected host.</text:span></text:p>
          </draw:text-box>
        </draw:frame>
        <draw:line draw:style-name="gr5" draw:text-style-name="P5" draw:layer="layout" svg:x1="19.59cm" svg:y1="8.718cm" svg:x2="1.999cm" svg:y2="8.718cm">
          <text:p/>
        </draw:line>
        <draw:frame draw:style-name="gr40" draw:text-style-name="P7" draw:layer="layout" svg:width="1.289cm" svg:height="0.352cm" svg:x="2cm" svg:y="8.183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641cm" svg:x2="1.999cm" svg:y2="10.641cm">
          <text:p/>
        </draw:line>
        <draw:frame draw:style-name="gr89" draw:text-style-name="P7" draw:layer="layout" svg:width="15.996cm" svg:height="0.352cm" svg:x="2cm" svg:y="8.977cm">
          <draw:text-box>
            <text:p text:style-name="P2"><text:span text:style-name="T3">Re-download the software, verify it using the published MD5 / SHA1 checksums, and re-install it.</text:span></text:p>
          </draw:text-box>
        </draw:frame>
        <draw:frame draw:style-name="gr31" draw:text-style-name="P7" draw:layer="layout" svg:width="1.759cm" svg:height="0.352cm" svg:x="2cm" svg:y="10.106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0.9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8</text:span></text:p>
          </draw:text-box>
        </draw:frame>
      </draw:page>
      <draw:page draw:name="page9" draw:style-name="dp1" draw:master-page-name="master-page85">
        <draw:polygon draw:style-name="gr18" draw:text-style-name="P8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90" draw:text-style-name="P7" draw:layer="layout" svg:width="7.884cm" svg:height="0.496cm" svg:x="2.352cm" svg:y="2.249cm">
          <draw:text-box>
            <text:p text:style-name="P2"><text:span text:style-name="T5">61708 - VNC Server 'password' Passwor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91" draw:text-style-name="P7" draw:layer="layout" svg:width="12.689cm" svg:height="0.352cm" svg:x="2cm" svg:y="4.366cm">
          <draw:text-box>
            <text:p text:style-name="P2"><text:span text:style-name="T3">A VNC server running on the remote host is secured with a weak password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92" draw:text-style-name="P7" draw:layer="layout" svg:width="17.342cm" svg:height="0.352cm" svg:x="2cm" svg:y="6.289cm">
          <draw:text-box>
            <text:p text:style-name="P2"><text:span text:style-name="T3">The VNC server running on the remote host is secured with a weak password. Nessus was able to login</text:span></text:p>
          </draw:text-box>
        </draw:frame>
        <draw:frame draw:style-name="gr93" draw:text-style-name="P7" draw:layer="layout" svg:width="17.443cm" svg:height="0.352cm" svg:x="2cm" svg:y="6.712cm">
          <draw:text-box>
            <text:p text:style-name="P2"><text:span text:style-name="T3">using VNC authentication and a password of 'password'. A remote, unauthenticated attacker could exploit</text:span></text:p>
          </draw:text-box>
        </draw:frame>
        <draw:line draw:style-name="gr5" draw:text-style-name="P5" draw:layer="layout" svg:x1="19.59cm" svg:y1="8.799cm" svg:x2="1.999cm" svg:y2="8.799cm">
          <text:p/>
        </draw:line>
        <draw:frame draw:style-name="gr94" draw:text-style-name="P7" draw:layer="layout" svg:width="5.67cm" svg:height="0.352cm" svg:x="2cm" svg:y="7.135cm">
          <draw:text-box>
            <text:p text:style-name="P2"><text:span text:style-name="T3">this to take control of the system.</text:span></text:p>
          </draw:text-box>
        </draw:frame>
        <draw:frame draw:style-name="gr40" draw:text-style-name="P7" draw:layer="layout" svg:width="1.289cm" svg:height="0.352cm" svg:x="2cm" svg:y="8.26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722cm" svg:x2="1.999cm" svg:y2="10.722cm">
          <text:p/>
        </draw:line>
        <draw:frame draw:style-name="gr95" draw:text-style-name="P7" draw:layer="layout" svg:width="7.927cm" svg:height="0.352cm" svg:x="2cm" svg:y="9.058cm">
          <draw:text-box>
            <text:p text:style-name="P2"><text:span text:style-name="T3">Secure the VNC service with a strong password.</text:span></text:p>
          </draw:text-box>
        </draw:frame>
        <draw:frame draw:style-name="gr31" draw:text-style-name="P7" draw:layer="layout" svg:width="1.759cm" svg:height="0.352cm" svg:x="2cm" svg:y="10.187cm">
          <draw:text-box>
            <text:p text:style-name="P2"><text:span text:style-name="T3">Risk Factor</text:span></text:p>
          </draw:text-box>
        </draw:frame>
        <draw:frame draw:style-name="gr42" draw:text-style-name="P7" draw:layer="layout" svg:width="1.052cm" svg:height="0.352cm" svg:x="2cm" svg:y="10.98cm">
          <draw:text-box>
            <text:p text:style-name="P2"><text:span text:style-name="T3">Critical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9</text:span></text:p>
          </draw:text-box>
        </draw:frame>
      </draw:page>
      <draw:page draw:name="page10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97" draw:text-style-name="P7" draw:layer="layout" svg:width="10.42cm" svg:height="0.496cm" svg:x="2.352cm" svg:y="2.249cm">
          <draw:text-box>
            <text:p text:style-name="P2"><text:span text:style-name="T5">136769 - ISC BIND Service Downgrade / Reflected DoS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98" draw:text-style-name="P7" draw:layer="layout" svg:width="14.742cm" svg:height="0.352cm" svg:x="2cm" svg:y="4.366cm">
          <draw:text-box>
            <text:p text:style-name="P2"><text:span text:style-name="T3">The remote name server is affected by Service Downgrade / Reflected DoS vulnerabilitie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99" draw:text-style-name="P7" draw:layer="layout" svg:width="16.88cm" svg:height="0.352cm" svg:x="2cm" svg:y="6.289cm">
          <draw:text-box>
            <text:p text:style-name="P2"><text:span text:style-name="T3">According to its self-reported version, the instance of ISC BIND 9 running on the remote name server</text:span></text:p>
          </draw:text-box>
        </draw:frame>
        <draw:frame draw:style-name="gr100" draw:text-style-name="P7" draw:layer="layout" svg:width="16.931cm" svg:height="0.352cm" svg:x="2cm" svg:y="6.712cm">
          <draw:text-box>
            <text:p text:style-name="P2"><text:span text:style-name="T3">is affected by performance downgrade and Reflected DoS vulnerabilities. This is due to BIND DNS not</text:span></text:p>
          </draw:text-box>
        </draw:frame>
        <draw:frame draw:style-name="gr101" draw:text-style-name="P7" draw:layer="layout" svg:width="16.758cm" svg:height="0.352cm" svg:x="2cm" svg:y="7.135cm">
          <draw:text-box>
            <text:p text:style-name="P2"><text:span text:style-name="T3">sufficiently limiting the number fetches which may be performed while processing a referral response.</text:span></text:p>
          </draw:text-box>
        </draw:frame>
        <draw:frame draw:style-name="gr102" draw:text-style-name="P7" draw:layer="layout" svg:width="17.841cm" svg:height="0.352cm" svg:x="2cm" svg:y="7.911cm">
          <draw:text-box>
            <text:p text:style-name="P2"><text:span text:style-name="T3">An unauthenticated, remote attacker can exploit this to cause degrade the service of the recursive server or</text:span></text:p>
          </draw:text-box>
        </draw:frame>
        <draw:frame draw:style-name="gr103" draw:text-style-name="P7" draw:layer="layout" svg:width="10.213cm" svg:height="0.352cm" svg:x="2cm" svg:y="8.335cm">
          <draw:text-box>
            <text:p text:style-name="P2"><text:span text:style-name="T3">to use the affected server as a reflector in a reflection attack.</text:span></text:p>
          </draw:text-box>
        </draw:frame>
        <draw:line draw:style-name="gr5" draw:text-style-name="P5" draw:layer="layout" svg:x1="19.59cm" svg:y1="10.107cm" svg:x2="1.999cm" svg:y2="10.107cm">
          <text:p/>
        </draw:line>
        <draw:frame draw:style-name="gr40" draw:text-style-name="P7" draw:layer="layout" svg:width="1.289cm" svg:height="0.352cm" svg:x="2cm" svg:y="9.57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2.029cm" svg:x2="1.999cm" svg:y2="12.029cm">
          <text:p/>
        </draw:line>
        <draw:frame draw:style-name="gr104" draw:text-style-name="P7" draw:layer="layout" svg:width="11.263cm" svg:height="0.352cm" svg:x="2cm" svg:y="10.365cm">
          <draw:text-box>
            <text:p text:style-name="P2"><text:span text:style-name="T3">Upgrade to the ISC BIND version referenced in the vendor advisory.</text:span></text:p>
          </draw:text-box>
        </draw:frame>
        <draw:frame draw:style-name="gr31" draw:text-style-name="P7" draw:layer="layout" svg:width="1.759cm" svg:height="0.352cm" svg:x="2cm" svg:y="11.494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288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0</text:span></text:p>
          </draw:text-box>
        </draw:frame>
      </draw:page>
      <draw:page draw:name="page11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06" draw:text-style-name="P7" draw:layer="layout" svg:width="6.864cm" svg:height="0.496cm" svg:x="2.352cm" svg:y="2.249cm">
          <draw:text-box>
            <text:p text:style-name="P2"><text:span text:style-name="T5">42256 - NFS Shares World Readable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07" draw:text-style-name="P7" draw:layer="layout" svg:width="8.845cm" svg:height="0.352cm" svg:x="2cm" svg:y="4.366cm">
          <draw:text-box>
            <text:p text:style-name="P2"><text:span text:style-name="T3">The remote NFS server exports world-readable share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08" draw:text-style-name="P7" draw:layer="layout" svg:width="17.659cm" svg:height="0.352cm" svg:x="2cm" svg:y="6.289cm">
          <draw:text-box>
            <text:p text:style-name="P2"><text:span text:style-name="T3">The remote NFS server is exporting one or more shares without restricting access (based on hostname, IP,</text:span></text:p>
          </draw:text-box>
        </draw:frame>
        <draw:frame draw:style-name="gr109" draw:text-style-name="P7" draw:layer="layout" svg:width="2.072cm" svg:height="0.352cm" svg:x="2cm" svg:y="6.712cm">
          <draw:text-box>
            <text:p text:style-name="P2"><text:span text:style-name="T3">or IP range).</text:span></text:p>
          </draw:text-box>
        </draw:frame>
        <draw:line draw:style-name="gr5" draw:text-style-name="P5" draw:layer="layout" svg:x1="19.59cm" svg:y1="8.484cm" svg:x2="1.999cm" svg:y2="8.484cm">
          <text:p/>
        </draw:line>
        <draw:frame draw:style-name="gr40" draw:text-style-name="P7" draw:layer="layout" svg:width="1.289cm" svg:height="0.352cm" svg:x="2cm" svg:y="7.949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406cm" svg:x2="1.999cm" svg:y2="10.406cm">
          <text:p/>
        </draw:line>
        <draw:frame draw:style-name="gr110" draw:text-style-name="P7" draw:layer="layout" svg:width="8.503cm" svg:height="0.352cm" svg:x="2cm" svg:y="8.742cm">
          <draw:text-box>
            <text:p text:style-name="P2"><text:span text:style-name="T3">Place the appropriate restrictions on all NFS shares.</text:span></text:p>
          </draw:text-box>
        </draw:frame>
        <draw:frame draw:style-name="gr31" draw:text-style-name="P7" draw:layer="layout" svg:width="1.759cm" svg:height="0.352cm" svg:x="2cm" svg:y="9.871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0.665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1</text:span></text:p>
          </draw:text-box>
        </draw:frame>
      </draw:page>
      <draw:page draw:name="page12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11" draw:text-style-name="P7" draw:layer="layout" svg:width="12.655cm" svg:height="0.496cm" svg:x="2.352cm" svg:y="2.249cm">
          <draw:text-box>
            <text:p text:style-name="P2"><text:span text:style-name="T5">42873 - SSL Medium Strength Cipher Suites Supported (SWEET32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12" draw:text-style-name="P7" draw:layer="layout" svg:width="11.512cm" svg:height="0.352cm" svg:x="2cm" svg:y="4.366cm">
          <draw:text-box>
            <text:p text:style-name="P2"><text:span text:style-name="T3">The remote service supports the use of medium strength SSL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13" draw:text-style-name="P7" draw:layer="layout" svg:width="17.278cm" svg:height="0.352cm" svg:x="2cm" svg:y="6.289cm">
          <draw:text-box>
            <text:p text:style-name="P2"><text:span text:style-name="T3">The remote host supports the use of SSL ciphers that offer medium strength encryption. Nessus regards</text:span></text:p>
          </draw:text-box>
        </draw:frame>
        <draw:frame draw:style-name="gr114" draw:text-style-name="P7" draw:layer="layout" svg:width="18.091cm" svg:height="0.352cm" svg:x="2cm" svg:y="6.712cm">
          <draw:text-box>
            <text:p text:style-name="P2"><text:span text:style-name="T3">medium strength as any encryption that uses key lengths at least 64 bits and less than 112 bits, or else that</text:span></text:p>
          </draw:text-box>
        </draw:frame>
        <draw:frame draw:style-name="gr115" draw:text-style-name="P7" draw:layer="layout" svg:width="5.15cm" svg:height="0.352cm" svg:x="2cm" svg:y="7.135cm">
          <draw:text-box>
            <text:p text:style-name="P2"><text:span text:style-name="T3">uses the 3DES encryption suite.</text:span></text:p>
          </draw:text-box>
        </draw:frame>
        <draw:frame draw:style-name="gr81" draw:text-style-name="P7" draw:layer="layout" svg:width="17.812cm" svg:height="0.352cm" svg:x="2cm" svg:y="7.911cm">
          <draw:text-box>
            <text:p text:style-name="P2"><text:span text:style-name="T3">Note that it is considerably easier to circumvent medium strength encryption if the attacker is on the same</text:span></text:p>
          </draw:text-box>
        </draw:frame>
        <draw:line draw:style-name="gr5" draw:text-style-name="P5" draw:layer="layout" svg:x1="19.59cm" svg:y1="9.999cm" svg:x2="1.999cm" svg:y2="9.999cm">
          <text:p/>
        </draw:line>
        <draw:frame draw:style-name="gr116" draw:text-style-name="P7" draw:layer="layout" svg:width="2.758cm" svg:height="0.352cm" svg:x="2cm" svg:y="8.335cm">
          <draw:text-box>
            <text:p text:style-name="P2"><text:span text:style-name="T3">physical network.</text:span></text:p>
          </draw:text-box>
        </draw:frame>
        <draw:line draw:style-name="gr6" draw:text-style-name="P5" draw:layer="layout" svg:x1="19.59cm" svg:y1="10.792cm" svg:x2="1.999cm" svg:y2="10.792cm">
          <text:p/>
        </draw:line>
        <draw:frame draw:style-name="gr117" draw:text-style-name="P7" draw:layer="layout" svg:width="1.399cm" svg:height="0.352cm" svg:x="2cm" svg:y="9.464cm">
          <draw:text-box>
            <text:p text:style-name="P2"><text:span text:style-name="T3">See Also</text:span></text:p>
          </draw:text-box>
        </draw:frame>
        <draw:line draw:style-name="gr6" draw:text-style-name="P5" draw:layer="layout" svg:x1="1.999cm" svg:y1="10.792cm" svg:x2="19.59cm" svg:y2="10.792cm">
          <text:p/>
        </draw:line>
        <draw:line draw:style-name="gr6" draw:text-style-name="P5" draw:layer="layout" svg:x1="19.59cm" svg:y1="11.41cm" svg:x2="1.999cm" svg:y2="11.41cm">
          <text:p/>
        </draw:line>
        <draw:frame draw:style-name="gr118" draw:text-style-name="P7" draw:layer="layout" svg:width="8.498cm" svg:height="0.352cm" svg:x="2cm" svg:y="10.257cm">
          <draw:text-box>
            <text:p text:style-name="P2"><text:span text:style-name="T8">https://www.openssl.org/blog/blog/2016/08/24/sweet32/</text:span></text:p>
          </draw:text-box>
        </draw:frame>
        <draw:line draw:style-name="gr5" draw:text-style-name="P5" draw:layer="layout" svg:x1="19.59cm" svg:y1="12.724cm" svg:x2="1.999cm" svg:y2="12.724cm">
          <text:p/>
        </draw:line>
        <draw:frame draw:style-name="gr119" draw:text-style-name="P7" draw:layer="layout" svg:width="3.016cm" svg:height="0.352cm" svg:x="2cm" svg:y="10.875cm">
          <draw:text-box>
            <text:p text:style-name="P2"><text:span text:style-name="T8">https://sweet32.info</text:span></text:p>
          </draw:text-box>
        </draw:frame>
        <draw:frame draw:style-name="gr40" draw:text-style-name="P7" draw:layer="layout" svg:width="1.289cm" svg:height="0.352cm" svg:x="2cm" svg:y="12.189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4.647cm" svg:x2="1.999cm" svg:y2="14.647cm">
          <text:p/>
        </draw:line>
        <draw:frame draw:style-name="gr120" draw:text-style-name="P7" draw:layer="layout" svg:width="14.709cm" svg:height="0.352cm" svg:x="2cm" svg:y="12.982cm">
          <draw:text-box>
            <text:p text:style-name="P2"><text:span text:style-name="T3">Reconfigure the affected application if possible to avoid use of medium strength ciphers.</text:span></text:p>
          </draw:text-box>
        </draw:frame>
        <draw:frame draw:style-name="gr31" draw:text-style-name="P7" draw:layer="layout" svg:width="1.759cm" svg:height="0.352cm" svg:x="2cm" svg:y="14.111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4.905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2</text:span></text:p>
          </draw:text-box>
        </draw:frame>
      </draw:page>
      <draw:page draw:name="page13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11" draw:text-style-name="P7" draw:layer="layout" svg:width="12.655cm" svg:height="0.496cm" svg:x="2.352cm" svg:y="2.249cm">
          <draw:text-box>
            <text:p text:style-name="P2"><text:span text:style-name="T5">42873 - SSL Medium Strength Cipher Suites Supported (SWEET32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12" draw:text-style-name="P7" draw:layer="layout" svg:width="11.512cm" svg:height="0.352cm" svg:x="2cm" svg:y="4.366cm">
          <draw:text-box>
            <text:p text:style-name="P2"><text:span text:style-name="T3">The remote service supports the use of medium strength SSL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13" draw:text-style-name="P7" draw:layer="layout" svg:width="17.278cm" svg:height="0.352cm" svg:x="2cm" svg:y="6.289cm">
          <draw:text-box>
            <text:p text:style-name="P2"><text:span text:style-name="T3">The remote host supports the use of SSL ciphers that offer medium strength encryption. Nessus regards</text:span></text:p>
          </draw:text-box>
        </draw:frame>
        <draw:frame draw:style-name="gr114" draw:text-style-name="P7" draw:layer="layout" svg:width="18.091cm" svg:height="0.352cm" svg:x="2cm" svg:y="6.712cm">
          <draw:text-box>
            <text:p text:style-name="P2"><text:span text:style-name="T3">medium strength as any encryption that uses key lengths at least 64 bits and less than 112 bits, or else that</text:span></text:p>
          </draw:text-box>
        </draw:frame>
        <draw:frame draw:style-name="gr115" draw:text-style-name="P7" draw:layer="layout" svg:width="5.15cm" svg:height="0.352cm" svg:x="2cm" svg:y="7.135cm">
          <draw:text-box>
            <text:p text:style-name="P2"><text:span text:style-name="T3">uses the 3DES encryption suite.</text:span></text:p>
          </draw:text-box>
        </draw:frame>
        <draw:frame draw:style-name="gr81" draw:text-style-name="P7" draw:layer="layout" svg:width="17.812cm" svg:height="0.352cm" svg:x="2cm" svg:y="7.911cm">
          <draw:text-box>
            <text:p text:style-name="P2"><text:span text:style-name="T3">Note that it is considerably easier to circumvent medium strength encryption if the attacker is on the same</text:span></text:p>
          </draw:text-box>
        </draw:frame>
        <draw:line draw:style-name="gr5" draw:text-style-name="P5" draw:layer="layout" svg:x1="19.59cm" svg:y1="9.999cm" svg:x2="1.999cm" svg:y2="9.999cm">
          <text:p/>
        </draw:line>
        <draw:frame draw:style-name="gr116" draw:text-style-name="P7" draw:layer="layout" svg:width="2.758cm" svg:height="0.352cm" svg:x="2cm" svg:y="8.335cm">
          <draw:text-box>
            <text:p text:style-name="P2"><text:span text:style-name="T3">physical network.</text:span></text:p>
          </draw:text-box>
        </draw:frame>
        <draw:line draw:style-name="gr6" draw:text-style-name="P5" draw:layer="layout" svg:x1="19.59cm" svg:y1="10.792cm" svg:x2="1.999cm" svg:y2="10.792cm">
          <text:p/>
        </draw:line>
        <draw:frame draw:style-name="gr117" draw:text-style-name="P7" draw:layer="layout" svg:width="1.399cm" svg:height="0.352cm" svg:x="2cm" svg:y="9.464cm">
          <draw:text-box>
            <text:p text:style-name="P2"><text:span text:style-name="T3">See Also</text:span></text:p>
          </draw:text-box>
        </draw:frame>
        <draw:line draw:style-name="gr6" draw:text-style-name="P5" draw:layer="layout" svg:x1="1.999cm" svg:y1="10.792cm" svg:x2="19.59cm" svg:y2="10.792cm">
          <text:p/>
        </draw:line>
        <draw:line draw:style-name="gr6" draw:text-style-name="P5" draw:layer="layout" svg:x1="19.59cm" svg:y1="11.41cm" svg:x2="1.999cm" svg:y2="11.41cm">
          <text:p/>
        </draw:line>
        <draw:frame draw:style-name="gr118" draw:text-style-name="P7" draw:layer="layout" svg:width="8.498cm" svg:height="0.352cm" svg:x="2cm" svg:y="10.257cm">
          <draw:text-box>
            <text:p text:style-name="P2"><text:span text:style-name="T8">https://www.openssl.org/blog/blog/2016/08/24/sweet32/</text:span></text:p>
          </draw:text-box>
        </draw:frame>
        <draw:line draw:style-name="gr5" draw:text-style-name="P5" draw:layer="layout" svg:x1="19.59cm" svg:y1="12.724cm" svg:x2="1.999cm" svg:y2="12.724cm">
          <text:p/>
        </draw:line>
        <draw:frame draw:style-name="gr119" draw:text-style-name="P7" draw:layer="layout" svg:width="3.016cm" svg:height="0.352cm" svg:x="2cm" svg:y="10.875cm">
          <draw:text-box>
            <text:p text:style-name="P2"><text:span text:style-name="T8">https://sweet32.info</text:span></text:p>
          </draw:text-box>
        </draw:frame>
        <draw:frame draw:style-name="gr40" draw:text-style-name="P7" draw:layer="layout" svg:width="1.289cm" svg:height="0.352cm" svg:x="2cm" svg:y="12.189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4.647cm" svg:x2="1.999cm" svg:y2="14.647cm">
          <text:p/>
        </draw:line>
        <draw:frame draw:style-name="gr120" draw:text-style-name="P7" draw:layer="layout" svg:width="14.709cm" svg:height="0.352cm" svg:x="2cm" svg:y="12.982cm">
          <draw:text-box>
            <text:p text:style-name="P2"><text:span text:style-name="T3">Reconfigure the affected application if possible to avoid use of medium strength ciphers.</text:span></text:p>
          </draw:text-box>
        </draw:frame>
        <draw:frame draw:style-name="gr31" draw:text-style-name="P7" draw:layer="layout" svg:width="1.759cm" svg:height="0.352cm" svg:x="2cm" svg:y="14.111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4.905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3</text:span></text:p>
          </draw:text-box>
        </draw:frame>
      </draw:page>
      <draw:page draw:name="page14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21" draw:text-style-name="P7" draw:layer="layout" svg:width="7.063cm" svg:height="0.496cm" svg:x="2.352cm" svg:y="2.249cm">
          <draw:text-box>
            <text:p text:style-name="P2"><text:span text:style-name="T5">90509 - Samba Badlock Vulnerability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22" draw:text-style-name="P7" draw:layer="layout" svg:width="13.824cm" svg:height="0.352cm" svg:x="2cm" svg:y="4.366cm">
          <draw:text-box>
            <text:p text:style-name="P2"><text:span text:style-name="T3">An SMB server running on the remote host is affected by the Badlock vulnerability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23" draw:text-style-name="P7" draw:layer="layout" svg:width="17.282cm" svg:height="0.352cm" svg:x="2cm" svg:y="6.289cm">
          <draw:text-box>
            <text:p text:style-name="P2"><text:span text:style-name="T3">The version of Samba, a CIFS/SMB server for Linux and Unix, running on the remote host is affected by</text:span></text:p>
          </draw:text-box>
        </draw:frame>
        <draw:frame draw:style-name="gr124" draw:text-style-name="P7" draw:layer="layout" svg:width="17.545cm" svg:height="0.352cm" svg:x="2cm" svg:y="6.712cm">
          <draw:text-box>
            <text:p text:style-name="P2"><text:span text:style-name="T3">a flaw, known as Badlock, that exists in the Security Account Manager (SAM) and Local Security Authority</text:span></text:p>
          </draw:text-box>
        </draw:frame>
        <draw:frame draw:style-name="gr124" draw:text-style-name="P7" draw:layer="layout" svg:width="17.545cm" svg:height="0.352cm" svg:x="2cm" svg:y="7.135cm">
          <draw:text-box>
            <text:p text:style-name="P2"><text:span text:style-name="T3">(Domain Policy) (LSAD) protocols due to improper authentication level negotiation over Remote Procedure</text:span></text:p>
          </draw:text-box>
        </draw:frame>
        <draw:frame draw:style-name="gr125" draw:text-style-name="P7" draw:layer="layout" svg:width="17.164cm" svg:height="0.352cm" svg:x="2cm" svg:y="7.559cm">
          <draw:text-box>
            <text:p text:style-name="P2"><text:span text:style-name="T3">Call (RPC) channels. A man-in-the-middle attacker who is able to able to intercept the traffic between a</text:span></text:p>
          </draw:text-box>
        </draw:frame>
        <draw:frame draw:style-name="gr126" draw:text-style-name="P7" draw:layer="layout" svg:width="18.049cm" svg:height="0.352cm" svg:x="2cm" svg:y="7.982cm">
          <draw:text-box>
            <text:p text:style-name="P2"><text:span text:style-name="T3">client and a server hosting a SAM database can exploit this flaw to force a downgrade of the authentication</text:span></text:p>
          </draw:text-box>
        </draw:frame>
        <draw:frame draw:style-name="gr127" draw:text-style-name="P7" draw:layer="layout" svg:width="17.325cm" svg:height="0.352cm" svg:x="2cm" svg:y="8.405cm">
          <draw:text-box>
            <text:p text:style-name="P2"><text:span text:style-name="T3">level, which allows the execution of arbitrary Samba network calls in the context of the intercepted user,</text:span></text:p>
          </draw:text-box>
        </draw:frame>
        <draw:frame draw:style-name="gr128" draw:text-style-name="P7" draw:layer="layout" svg:width="16.948cm" svg:height="0.352cm" svg:x="2cm" svg:y="8.829cm">
          <draw:text-box>
            <text:p text:style-name="P2"><text:span text:style-name="T3">such as viewing or modifying sensitive security data in the Active Directory (AD) database or disabling</text:span></text:p>
          </draw:text-box>
        </draw:frame>
        <draw:frame draw:style-name="gr129" draw:text-style-name="P7" draw:layer="layout" svg:width="2.462cm" svg:height="0.352cm" svg:x="2cm" svg:y="9.252cm">
          <draw:text-box>
            <text:p text:style-name="P2"><text:span text:style-name="T3">critical services.</text:span></text:p>
          </draw:text-box>
        </draw:frame>
        <draw:line draw:style-name="gr6" draw:text-style-name="P5" draw:layer="layout" svg:x1="19.59cm" svg:y1="11.71cm" svg:x2="1.999cm" svg:y2="11.71cm">
          <text:p/>
        </draw:line>
        <draw:line draw:style-name="gr6" draw:text-style-name="P5" draw:layer="layout" svg:x1="1.999cm" svg:y1="11.71cm" svg:x2="19.59cm" svg:y2="11.71cm">
          <text:p/>
        </draw:line>
        <draw:line draw:style-name="gr6" draw:text-style-name="P5" draw:layer="layout" svg:x1="19.59cm" svg:y1="12.327cm" svg:x2="1.999cm" svg:y2="12.327cm">
          <text:p/>
        </draw:line>
        <draw:line draw:style-name="gr5" draw:text-style-name="P5" draw:layer="layout" svg:x1="19.59cm" svg:y1="11.141cm" svg:x2="1.999cm" svg:y2="11.141cm">
          <text:p/>
        </draw:line>
        <draw:frame draw:style-name="gr40" draw:text-style-name="P7" draw:layer="layout" svg:width="1.289cm" svg:height="0.352cm" svg:x="2cm" svg:y="10.606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3.064cm" svg:x2="1.999cm" svg:y2="13.064cm">
          <text:p/>
        </draw:line>
        <draw:frame draw:style-name="gr130" draw:text-style-name="P7" draw:layer="layout" svg:width="9.226cm" svg:height="0.352cm" svg:x="2cm" svg:y="11.4cm">
          <draw:text-box>
            <text:p text:style-name="P2"><text:span text:style-name="T3">Upgrade to Samba version 4.2.11 / 4.3.8 / 4.4.2 or later.</text:span></text:p>
          </draw:text-box>
        </draw:frame>
        <draw:frame draw:style-name="gr31" draw:text-style-name="P7" draw:layer="layout" svg:width="1.759cm" svg:height="0.352cm" svg:x="2cm" svg:y="12.529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3.322cm">
          <draw:text-box>
            <text:p text:style-name="P2"><text:span text:style-name="T3">Medium</text:span></text:p>
          </draw:text-box>
        </draw:frame>
        <draw:line draw:style-name="gr6" draw:text-style-name="P5" draw:layer="layout" svg:x1="4.638cm" svg:y1="25.9cm" svg:x2="1.999cm" svg:y2="25.9cm">
          <text:p/>
        </draw:line>
        <draw:line draw:style-name="gr6" draw:text-style-name="P5" draw:layer="layout" svg:x1="19.589cm" svg:y1="25.9cm" svg:x2="4.638cm" svg:y2="25.9cm">
          <text:p/>
        </draw:lin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</draw:page>
      <draw:page draw:name="page15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31" draw:text-style-name="P7" draw:layer="layout" svg:width="6.166cm" svg:height="0.496cm" svg:x="2.352cm" svg:y="2.249cm">
          <draw:text-box>
            <text:p text:style-name="P2"><text:span text:style-name="T5">10205 - rlogin Service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32" draw:text-style-name="P7" draw:layer="layout" svg:width="8.168cm" svg:height="0.352cm" svg:x="2cm" svg:y="4.366cm">
          <draw:text-box>
            <text:p text:style-name="P2"><text:span text:style-name="T3">The rlogin service is running on the remote host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33" draw:text-style-name="P7" draw:layer="layout" svg:width="17.359cm" svg:height="0.352cm" svg:x="2cm" svg:y="6.289cm">
          <draw:text-box>
            <text:p text:style-name="P2"><text:span text:style-name="T3">The rlogin service is running on the remote host. This service is vulnerable since data is passed between</text:span></text:p>
          </draw:text-box>
        </draw:frame>
        <draw:frame draw:style-name="gr134" draw:text-style-name="P7" draw:layer="layout" svg:width="17.244cm" svg:height="0.352cm" svg:x="2cm" svg:y="6.712cm">
          <draw:text-box>
            <text:p text:style-name="P2"><text:span text:style-name="T3">the rlogin client and server in cleartext. A man-in-the-middle attacker can exploit this to sniff logins and</text:span></text:p>
          </draw:text-box>
        </draw:frame>
        <draw:frame draw:style-name="gr135" draw:text-style-name="P7" draw:layer="layout" svg:width="16.783cm" svg:height="0.352cm" svg:x="2cm" svg:y="7.135cm">
          <draw:text-box>
            <text:p text:style-name="P2"><text:span text:style-name="T3">passwords. Also, it may allow poorly authenticated logins without passwords. If the host is vulnerable</text:span></text:p>
          </draw:text-box>
        </draw:frame>
        <draw:frame draw:style-name="gr136" draw:text-style-name="P7" draw:layer="layout" svg:width="17.435cm" svg:height="0.352cm" svg:x="2cm" svg:y="7.559cm">
          <draw:text-box>
            <text:p text:style-name="P2"><text:span text:style-name="T3">to TCP sequence number guessing (from any network) or IP spoofing (including ARP hijacking on a local</text:span></text:p>
          </draw:text-box>
        </draw:frame>
        <draw:frame draw:style-name="gr137" draw:text-style-name="P7" draw:layer="layout" svg:width="9.709cm" svg:height="0.352cm" svg:x="2cm" svg:y="7.982cm">
          <draw:text-box>
            <text:p text:style-name="P2"><text:span text:style-name="T3">network) then it may be possible to bypass authentication.</text:span></text:p>
          </draw:text-box>
        </draw:frame>
        <draw:line draw:style-name="gr5" draw:text-style-name="P5" draw:layer="layout" svg:x1="19.59cm" svg:y1="10.246cm" svg:x2="1.999cm" svg:y2="10.246cm">
          <text:p/>
        </draw:line>
        <draw:frame draw:style-name="gr138" draw:text-style-name="P7" draw:layer="layout" svg:width="18.053cm" svg:height="0.352cm" svg:x="2cm" svg:y="8.582cm">
          <draw:text-box>
            <text:p text:style-name="P2"><text:span text:style-name="T3">Finally, rlogin is an easy way to turn file-write access into full logins through the .rhosts or rhosts.equiv files.</text:span></text:p>
          </draw:text-box>
        </draw:frame>
        <draw:frame draw:style-name="gr40" draw:text-style-name="P7" draw:layer="layout" svg:width="1.289cm" svg:height="0.352cm" svg:x="2cm" svg:y="9.71cm">
          <draw:text-box>
            <text:p text:style-name="P2"><text:span text:style-name="T3">Solution</text:span></text:p>
          </draw:text-box>
        </draw:frame>
        <draw:frame draw:style-name="gr139" draw:text-style-name="P7" draw:layer="layout" svg:width="16.817cm" svg:height="0.352cm" svg:x="2cm" svg:y="10.504cm">
          <draw:text-box>
            <text:p text:style-name="P2"><text:span text:style-name="T3">Comment out the 'login' line in /etc/inetd.conf and restart the inetd process. Alternatively, disable this</text:span></text:p>
          </draw:text-box>
        </draw:frame>
        <draw:line draw:style-name="gr5" draw:text-style-name="P5" draw:layer="layout" svg:x1="19.59cm" svg:y1="12.592cm" svg:x2="1.999cm" svg:y2="12.592cm">
          <text:p/>
        </draw:line>
        <draw:frame draw:style-name="gr140" draw:text-style-name="P7" draw:layer="layout" svg:width="4.705cm" svg:height="0.352cm" svg:x="2cm" svg:y="10.928cm">
          <draw:text-box>
            <text:p text:style-name="P2"><text:span text:style-name="T3">service and use SSH instead.</text:span></text:p>
          </draw:text-box>
        </draw:frame>
        <draw:frame draw:style-name="gr31" draw:text-style-name="P7" draw:layer="layout" svg:width="1.759cm" svg:height="0.352cm" svg:x="2cm" svg:y="12.056cm">
          <draw:text-box>
            <text:p text:style-name="P2"><text:span text:style-name="T3">Risk Factor</text:span></text:p>
          </draw:text-box>
        </draw:frame>
        <draw:frame draw:style-name="gr32" draw:text-style-name="P7" draw:layer="layout" svg:width="0.743cm" svg:height="0.352cm" svg:x="2cm" svg:y="12.85cm">
          <draw:text-box>
            <text:p text:style-name="P2"><text:span text:style-name="T3">High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5</text:span></text:p>
          </draw:text-box>
        </draw:frame>
      </draw:page>
      <draw:page draw:name="page16" draw:style-name="dp1" draw:master-page-name="master-page85">
        <draw:polygon draw:style-name="gr96" draw:text-style-name="P12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41" draw:text-style-name="P7" draw:layer="layout" svg:width="5.679cm" svg:height="0.496cm" svg:x="2.352cm" svg:y="2.249cm">
          <draw:text-box>
            <text:p text:style-name="P2"><text:span text:style-name="T5">10245 - rsh Service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42" draw:text-style-name="P7" draw:layer="layout" svg:width="7.732cm" svg:height="0.352cm" svg:x="2cm" svg:y="4.366cm">
          <draw:text-box>
            <text:p text:style-name="P2"><text:span text:style-name="T3">The rsh service is running on the remote host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43" draw:text-style-name="P7" draw:layer="layout" svg:width="16.923cm" svg:height="0.352cm" svg:x="2cm" svg:y="6.289cm">
          <draw:text-box>
            <text:p text:style-name="P2"><text:span text:style-name="T3">The rsh service is running on the remote host. This service is vulnerable since data is passed between</text:span></text:p>
          </draw:text-box>
        </draw:frame>
        <draw:frame draw:style-name="gr144" draw:text-style-name="P7" draw:layer="layout" svg:width="16.808cm" svg:height="0.352cm" svg:x="2cm" svg:y="6.712cm">
          <draw:text-box>
            <text:p text:style-name="P2"><text:span text:style-name="T3">the rsh client and server in cleartext. A man-in-the-middle attacker can exploit this to sniff logins and</text:span></text:p>
          </draw:text-box>
        </draw:frame>
        <draw:frame draw:style-name="gr135" draw:text-style-name="P7" draw:layer="layout" svg:width="16.783cm" svg:height="0.352cm" svg:x="2cm" svg:y="7.135cm">
          <draw:text-box>
            <text:p text:style-name="P2"><text:span text:style-name="T3">passwords. Also, it may allow poorly authenticated logins without passwords. If the host is vulnerable</text:span></text:p>
          </draw:text-box>
        </draw:frame>
        <draw:frame draw:style-name="gr136" draw:text-style-name="P7" draw:layer="layout" svg:width="17.435cm" svg:height="0.352cm" svg:x="2cm" svg:y="7.559cm">
          <draw:text-box>
            <text:p text:style-name="P2"><text:span text:style-name="T3">to TCP sequence number guessing (from any network) or IP spoofing (including ARP hijacking on a local</text:span></text:p>
          </draw:text-box>
        </draw:frame>
        <draw:frame draw:style-name="gr137" draw:text-style-name="P7" draw:layer="layout" svg:width="9.709cm" svg:height="0.352cm" svg:x="2cm" svg:y="7.982cm">
          <draw:text-box>
            <text:p text:style-name="P2"><text:span text:style-name="T3">network) then it may be possible to bypass authentication.</text:span></text:p>
          </draw:text-box>
        </draw:frame>
        <draw:line draw:style-name="gr5" draw:text-style-name="P5" draw:layer="layout" svg:x1="19.59cm" svg:y1="10.246cm" svg:x2="1.999cm" svg:y2="10.246cm">
          <text:p/>
        </draw:line>
        <draw:frame draw:style-name="gr145" draw:text-style-name="P7" draw:layer="layout" svg:width="17.617cm" svg:height="0.352cm" svg:x="2cm" svg:y="8.582cm">
          <draw:text-box>
            <text:p text:style-name="P2"><text:span text:style-name="T3">Finally, rsh is an easy way to turn file-write access into full logins through the .rhosts or rhosts.equiv files.</text:span></text:p>
          </draw:text-box>
        </draw:frame>
        <draw:frame draw:style-name="gr40" draw:text-style-name="P7" draw:layer="layout" svg:width="1.289cm" svg:height="0.352cm" svg:x="2cm" svg:y="9.71cm">
          <draw:text-box>
            <text:p text:style-name="P2"><text:span text:style-name="T3">Solution</text:span></text:p>
          </draw:text-box>
        </draw:frame>
        <draw:frame draw:style-name="gr146" draw:text-style-name="P7" draw:layer="layout" svg:width="17.731cm" svg:height="0.352cm" svg:x="2cm" svg:y="10.504cm">
          <draw:text-box>
            <text:p text:style-name="P2"><text:span text:style-name="T3">Comment out the 'rsh' line in /etc/inetd.conf and restart the inetd process. Alternatively, disable this service</text:span></text:p>
          </draw:text-box>
        </draw:frame>
        <draw:line draw:style-name="gr5" draw:text-style-name="P5" draw:layer="layout" svg:x1="19.59cm" svg:y1="12.592cm" svg:x2="1.999cm" svg:y2="12.592cm">
          <text:p/>
        </draw:line>
        <draw:frame draw:style-name="gr147" draw:text-style-name="P7" draw:layer="layout" svg:width="3.478cm" svg:height="0.352cm" svg:x="2cm" svg:y="10.928cm">
          <draw:text-box>
            <text:p text:style-name="P2"><text:span text:style-name="T3">and use SSH instead.</text:span></text:p>
          </draw:text-box>
        </draw:frame>
        <draw:frame draw:style-name="gr31" draw:text-style-name="P7" draw:layer="layout" svg:width="1.759cm" svg:height="0.352cm" svg:x="2cm" svg:y="12.056cm">
          <draw:text-box>
            <text:p text:style-name="P2"><text:span text:style-name="T3">Risk Factor</text:span></text:p>
          </draw:text-box>
        </draw:frame>
        <draw:frame draw:style-name="gr32" draw:text-style-name="P7" draw:layer="layout" svg:width="0.743cm" svg:height="0.352cm" svg:x="2cm" svg:y="12.85cm">
          <draw:text-box>
            <text:p text:style-name="P2"><text:span text:style-name="T3">High</text:span></text:p>
          </draw:text-box>
        </draw:frame>
        <draw:line draw:style-name="gr6" draw:text-style-name="P5" draw:layer="layout" svg:x1="4.638cm" svg:y1="17.16cm" svg:x2="1.999cm" svg:y2="17.16cm">
          <text:p/>
        </draw:line>
        <draw:line draw:style-name="gr6" draw:text-style-name="P5" draw:layer="layout" svg:x1="19.589cm" svg:y1="17.16cm" svg:x2="4.638cm" svg:y2="17.16cm">
          <text:p/>
        </draw:lin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6</text:span></text:p>
          </draw:text-box>
        </draw:frame>
      </draw:page>
      <draw:page draw:name="page17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49" draw:text-style-name="P7" draw:layer="layout" svg:width="7.08cm" svg:height="0.496cm" svg:x="2.352cm" svg:y="2.249cm">
          <draw:text-box>
            <text:p text:style-name="P2"><text:span text:style-name="T5">12085 - Apache Tomcat Default Files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50" draw:text-style-name="P7" draw:layer="layout" svg:width="7.389cm" svg:height="0.352cm" svg:x="2cm" svg:y="4.366cm">
          <draw:text-box>
            <text:p text:style-name="P2"><text:span text:style-name="T3">The remote web server contains default file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71" draw:text-style-name="P7" draw:layer="layout" svg:width="16.8cm" svg:height="0.352cm" svg:x="2cm" svg:y="6.289cm">
          <draw:text-box>
            <text:p text:style-name="P2"><text:span text:style-name="T3">The default error page, default index page, example JSPs and/or example servlets are installed on the</text:span></text:p>
          </draw:text-box>
        </draw:frame>
        <draw:frame draw:style-name="gr151" draw:text-style-name="P7" draw:layer="layout" svg:width="16.576cm" svg:height="0.352cm" svg:x="2cm" svg:y="6.712cm">
          <draw:text-box>
            <text:p text:style-name="P2"><text:span text:style-name="T3">remote Apache Tomcat server. These files should be removed as they may help an attacker uncover</text:span></text:p>
          </draw:text-box>
        </draw:frame>
        <draw:frame draw:style-name="gr152" draw:text-style-name="P7" draw:layer="layout" svg:width="9.624cm" svg:height="0.352cm" svg:x="2cm" svg:y="7.135cm">
          <draw:text-box>
            <text:p text:style-name="P2"><text:span text:style-name="T3">information about the remote Tomcat install or host itself.</text:span></text:p>
          </draw:text-box>
        </draw:frame>
        <draw:line draw:style-name="gr5" draw:text-style-name="P5" draw:layer="layout" svg:x1="19.59cm" svg:y1="8.924cm" svg:x2="1.999cm" svg:y2="8.924cm">
          <text:p/>
        </draw:line>
        <draw:frame draw:style-name="gr40" draw:text-style-name="P7" draw:layer="layout" svg:width="1.289cm" svg:height="0.352cm" svg:x="2cm" svg:y="8.389cm">
          <draw:text-box>
            <text:p text:style-name="P2"><text:span text:style-name="T3">Solution</text:span></text:p>
          </draw:text-box>
        </draw:frame>
        <draw:frame draw:style-name="gr153" draw:text-style-name="P7" draw:layer="layout" svg:width="17.105cm" svg:height="0.352cm" svg:x="2cm" svg:y="9.183cm">
          <draw:text-box>
            <text:p text:style-name="P2"><text:span text:style-name="T3">Delete the default index page and remove the example JSP and servlets. Follow the Tomcat or OWASP</text:span></text:p>
          </draw:text-box>
        </draw:frame>
        <draw:line draw:style-name="gr5" draw:text-style-name="P5" draw:layer="layout" svg:x1="19.59cm" svg:y1="11.27cm" svg:x2="1.999cm" svg:y2="11.27cm">
          <text:p/>
        </draw:line>
        <draw:frame draw:style-name="gr154" draw:text-style-name="P7" draw:layer="layout" svg:width="9.269cm" svg:height="0.352cm" svg:x="2cm" svg:y="9.606cm">
          <draw:text-box>
            <text:p text:style-name="P2"><text:span text:style-name="T3">instructions to replace or modify the default error page.</text:span></text:p>
          </draw:text-box>
        </draw:frame>
        <draw:frame draw:style-name="gr31" draw:text-style-name="P7" draw:layer="layout" svg:width="1.759cm" svg:height="0.352cm" svg:x="2cm" svg:y="10.735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1.529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7</text:span></text:p>
          </draw:text-box>
        </draw:frame>
      </draw:page>
      <draw:page draw:name="page18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55" draw:text-style-name="P7" draw:layer="layout" svg:width="9.146cm" svg:height="0.496cm" svg:x="2.352cm" svg:y="2.249cm">
          <draw:text-box>
            <text:p text:style-name="P2"><text:span text:style-name="T5">11213 - HTTP TRACE / TRACK Methods Allow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56" draw:text-style-name="P7" draw:layer="layout" svg:width="9.993cm" svg:height="0.352cm" svg:x="2cm" svg:y="4.366cm">
          <draw:text-box>
            <text:p text:style-name="P2"><text:span text:style-name="T3">Debugging functions are enabled on the remote web server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57" draw:text-style-name="P7" draw:layer="layout" svg:width="17.592cm" svg:height="0.352cm" svg:x="2cm" svg:y="6.289cm">
          <draw:text-box>
            <text:p text:style-name="P2"><text:span text:style-name="T3">The remote web server supports the TRACE and/or TRACK methods. TRACE and TRACK are HTTP methods</text:span></text:p>
          </draw:text-box>
        </draw:frame>
        <draw:frame draw:style-name="gr158" draw:text-style-name="P7" draw:layer="layout" svg:width="7.935cm" svg:height="0.352cm" svg:x="2cm" svg:y="6.712cm">
          <draw:text-box>
            <text:p text:style-name="P2"><text:span text:style-name="T3">that are used to debug web server connections.</text:span></text:p>
          </draw:text-box>
        </draw:frame>
        <draw:line draw:style-name="gr6" draw:text-style-name="P5" draw:layer="layout" svg:x1="19.59cm" svg:y1="9.17cm" svg:x2="1.999cm" svg:y2="9.17cm">
          <text:p/>
        </draw:line>
        <draw:line draw:style-name="gr6" draw:text-style-name="P5" draw:layer="layout" svg:x1="1.999cm" svg:y1="9.17cm" svg:x2="19.59cm" svg:y2="9.17cm">
          <text:p/>
        </draw:line>
        <draw:line draw:style-name="gr6" draw:text-style-name="P5" draw:layer="layout" svg:x1="19.59cm" svg:y1="9.787cm" svg:x2="1.999cm" svg:y2="9.787cm">
          <text:p/>
        </draw:line>
        <draw:line draw:style-name="gr6" draw:text-style-name="P5" draw:layer="layout" svg:x1="1.999cm" svg:y1="9.787cm" svg:x2="19.59cm" svg:y2="9.787cm">
          <text:p/>
        </draw:line>
        <draw:line draw:style-name="gr6" draw:text-style-name="P5" draw:layer="layout" svg:x1="19.59cm" svg:y1="7.204cm" svg:x2="1.999cm" svg:y2="7.204cm">
          <text:p/>
        </draw:line>
        <draw:line draw:style-name="gr5" draw:text-style-name="P5" draw:layer="layout" svg:x1="19.59cm" svg:y1="8.518cm" svg:x2="1.999cm" svg:y2="8.518cm">
          <text:p/>
        </draw:line>
        <draw:frame draw:style-name="gr40" draw:text-style-name="P7" draw:layer="layout" svg:width="1.289cm" svg:height="0.352cm" svg:x="2cm" svg:y="7.983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441cm" svg:x2="1.999cm" svg:y2="10.441cm">
          <text:p/>
        </draw:line>
        <draw:frame draw:style-name="gr159" draw:text-style-name="P7" draw:layer="layout" svg:width="12.998cm" svg:height="0.352cm" svg:x="2cm" svg:y="8.777cm">
          <draw:text-box>
            <text:p text:style-name="P2"><text:span text:style-name="T3">Disable these HTTP methods. Refer to the plugin output for more information.</text:span></text:p>
          </draw:text-box>
        </draw:frame>
        <draw:frame draw:style-name="gr31" draw:text-style-name="P7" draw:layer="layout" svg:width="1.759cm" svg:height="0.352cm" svg:x="2cm" svg:y="9.906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0.7cm">
          <draw:text-box>
            <text:p text:style-name="P2"><text:span text:style-name="T3">Medium</text:span></text:p>
          </draw:text-box>
        </draw:frame>
        <draw:line draw:style-name="gr6" draw:text-style-name="P5" draw:layer="layout" svg:x1="19.589cm" svg:y1="23.978cm" svg:x2="4.638cm" svg:y2="23.978cm">
          <text:p/>
        </draw:line>
        <draw:line draw:style-name="gr6" draw:text-style-name="P5" draw:layer="layout" svg:x1="4.638cm" svg:y1="23.978cm" svg:x2="19.589cm" svg:y2="23.978cm">
          <text:p/>
        </draw:line>
        <draw:line draw:style-name="gr6" draw:text-style-name="P5" draw:layer="layout" svg:x1="19.589cm" svg:y1="24.524cm" svg:x2="4.638cm" svg:y2="24.524cm">
          <text:p/>
        </draw:line>
        <draw:line draw:style-name="gr6" draw:text-style-name="P5" draw:layer="layout" svg:x1="4.638cm" svg:y1="24.524cm" svg:x2="19.589cm" svg:y2="24.524cm">
          <text:p/>
        </draw:line>
        <draw:line draw:style-name="gr6" draw:text-style-name="P5" draw:layer="layout" svg:x1="19.589cm" svg:y1="25.071cm" svg:x2="4.638cm" svg:y2="25.071cm">
          <text:p/>
        </draw:line>
        <draw:line draw:style-name="gr6" draw:text-style-name="P5" draw:layer="layout" svg:x1="4.638cm" svg:y1="25.071cm" svg:x2="19.589cm" svg:y2="25.071cm">
          <text:p/>
        </draw:line>
        <draw:line draw:style-name="gr6" draw:text-style-name="P5" draw:layer="layout" svg:x1="19.589cm" svg:y1="25.618cm" svg:x2="4.638cm" svg:y2="25.618cm">
          <text:p/>
        </draw:lin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8</text:span></text:p>
          </draw:text-box>
        </draw:frame>
      </draw:page>
      <draw:page draw:name="page19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60" draw:text-style-name="P7" draw:layer="layout" svg:width="13.058cm" svg:height="0.496cm" svg:x="2.352cm" svg:y="2.249cm">
          <draw:text-box>
            <text:p text:style-name="P2"><text:span text:style-name="T5">139915 - ISC BIND 9.x &lt; 9.11.22, 9.12.x &lt; 9.16.6, 9.17.x &lt; 9.17.4 DoS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61" draw:text-style-name="P7" draw:layer="layout" svg:width="11.733cm" svg:height="0.352cm" svg:x="2cm" svg:y="4.366cm">
          <draw:text-box>
            <text:p text:style-name="P2"><text:span text:style-name="T3">The remote name server is affected by a denial of service vulnerability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62" draw:text-style-name="P7" draw:layer="layout" svg:width="17.223cm" svg:height="0.352cm" svg:x="2cm" svg:y="6.289cm">
          <draw:text-box>
            <text:p text:style-name="P2"><text:span text:style-name="T3">According to its self-reported version number, the installation of ISC BIND running on the remote name</text:span></text:p>
          </draw:text-box>
        </draw:frame>
        <draw:frame draw:style-name="gr163" draw:text-style-name="P7" draw:layer="layout" svg:width="17.689cm" svg:height="0.352cm" svg:x="2cm" svg:y="6.712cm">
          <draw:text-box>
            <text:p text:style-name="P2"><text:span text:style-name="T3">server is version 9.x prior to 9.11.22, 9.12.x prior to 9.16.6 or 9.17.x prior to 9.17.4. It is, therefore, affected</text:span></text:p>
          </draw:text-box>
        </draw:frame>
        <draw:frame draw:style-name="gr108" draw:text-style-name="P7" draw:layer="layout" svg:width="17.659cm" svg:height="0.352cm" svg:x="2cm" svg:y="7.135cm">
          <draw:text-box>
            <text:p text:style-name="P2"><text:span text:style-name="T3">by a denial of service (DoS) vulnerability due to an assertion failure when attempting to verify a truncated</text:span></text:p>
          </draw:text-box>
        </draw:frame>
        <draw:frame draw:style-name="gr164" draw:text-style-name="P7" draw:layer="layout" svg:width="17.333cm" svg:height="0.352cm" svg:x="2cm" svg:y="7.559cm">
          <draw:text-box>
            <text:p text:style-name="P2"><text:span text:style-name="T3">response to a TSIG-signed request. An authenticated, remote attacker can exploit this issue by sending a</text:span></text:p>
          </draw:text-box>
        </draw:frame>
        <draw:frame draw:style-name="gr139" draw:text-style-name="P7" draw:layer="layout" svg:width="16.817cm" svg:height="0.352cm" svg:x="2cm" svg:y="7.982cm">
          <draw:text-box>
            <text:p text:style-name="P2"><text:span text:style-name="T3">truncated response to a TSIG-signed request to trigger an assertion failure, causing the server to exit.</text:span></text:p>
          </draw:text-box>
        </draw:frame>
        <draw:line draw:style-name="gr5" draw:text-style-name="P5" draw:layer="layout" svg:x1="19.59cm" svg:y1="9.553cm" svg:x2="1.999cm" svg:y2="9.553cm">
          <text:p/>
        </draw:line>
        <draw:frame draw:style-name="gr40" draw:text-style-name="P7" draw:layer="layout" svg:width="1.289cm" svg:height="0.352cm" svg:x="2cm" svg:y="9.018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476cm" svg:x2="1.999cm" svg:y2="11.476cm">
          <text:p/>
        </draw:line>
        <draw:frame draw:style-name="gr165" draw:text-style-name="P7" draw:layer="layout" svg:width="7.851cm" svg:height="0.352cm" svg:x="2cm" svg:y="9.812cm">
          <draw:text-box>
            <text:p text:style-name="P2"><text:span text:style-name="T3">Upgrade to BIND 9.11.22, 9.16.6, 9.17.4 or later.</text:span></text:p>
          </draw:text-box>
        </draw:frame>
        <draw:frame draw:style-name="gr31" draw:text-style-name="P7" draw:layer="layout" svg:width="1.759cm" svg:height="0.352cm" svg:x="2cm" svg:y="10.941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1.734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19</text:span></text:p>
          </draw:text-box>
        </draw:frame>
      </draw:page>
      <draw:page draw:name="page20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66" draw:text-style-name="P7" draw:layer="layout" svg:width="6.894cm" svg:height="0.496cm" svg:x="2.352cm" svg:y="2.249cm">
          <draw:text-box>
            <text:p text:style-name="P2"><text:span text:style-name="T5">136808 - ISC BIND Denial of Service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67" draw:text-style-name="P7" draw:layer="layout" svg:width="11.8cm" svg:height="0.352cm" svg:x="2cm" svg:y="4.366cm">
          <draw:text-box>
            <text:p text:style-name="P2"><text:span text:style-name="T3">The remote name server is affected by an assertion failure vulnerability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68" draw:text-style-name="P7" draw:layer="layout" svg:width="17.189cm" svg:height="0.352cm" svg:x="2cm" svg:y="6.289cm">
          <draw:text-box>
            <text:p text:style-name="P2"><text:span text:style-name="T3">A denial of service (DoS) vulnerability exists in ISC BIND versions 9.11.18 / 9.11.18-S1 / 9.12.4-P2 / 9.13 /</text:span></text:p>
          </draw:text-box>
        </draw:frame>
        <draw:frame draw:style-name="gr169" draw:text-style-name="P7" draw:layer="layout" svg:width="17.68cm" svg:height="0.352cm" svg:x="2cm" svg:y="6.712cm">
          <draw:text-box>
            <text:p text:style-name="P2"><text:span text:style-name="T3">9.14.11 / 9.15 / 9.16.2 / 9.17 / 9.17.1 and earlier. An unauthenticated, remote attacker can exploit this issue,</text:span></text:p>
          </draw:text-box>
        </draw:frame>
        <draw:frame draw:style-name="gr170" draw:text-style-name="P7" draw:layer="layout" svg:width="11.927cm" svg:height="0.352cm" svg:x="2cm" svg:y="7.135cm">
          <draw:text-box>
            <text:p text:style-name="P2"><text:span text:style-name="T3">via a specially-crafted message, to cause the service to stop responding.</text:span></text:p>
          </draw:text-box>
        </draw:frame>
        <draw:frame draw:style-name="gr171" draw:text-style-name="P7" draw:layer="layout" svg:width="17.786cm" svg:height="0.352cm" svg:x="2cm" svg:y="7.911cm">
          <draw:text-box>
            <text:p text:style-name="P2"><text:span text:style-name="T3">Note that Nessus has not tested for this issue but has instead relied only on the application's self-reported</text:span></text:p>
          </draw:text-box>
        </draw:frame>
        <draw:frame draw:style-name="gr172" draw:text-style-name="P7" draw:layer="layout" svg:width="2.593cm" svg:height="0.352cm" svg:x="2cm" svg:y="8.335cm">
          <draw:text-box>
            <text:p text:style-name="P2"><text:span text:style-name="T3">version number.</text:span></text:p>
          </draw:text-box>
        </draw:frame>
        <draw:line draw:style-name="gr5" draw:text-style-name="P5" draw:layer="layout" svg:x1="19.59cm" svg:y1="10.107cm" svg:x2="1.999cm" svg:y2="10.107cm">
          <text:p/>
        </draw:line>
        <draw:frame draw:style-name="gr40" draw:text-style-name="P7" draw:layer="layout" svg:width="1.289cm" svg:height="0.352cm" svg:x="2cm" svg:y="9.57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2.029cm" svg:x2="1.999cm" svg:y2="12.029cm">
          <text:p/>
        </draw:line>
        <draw:frame draw:style-name="gr173" draw:text-style-name="P7" draw:layer="layout" svg:width="14.158cm" svg:height="0.352cm" svg:x="2cm" svg:y="10.365cm">
          <draw:text-box>
            <text:p text:style-name="P2"><text:span text:style-name="T3">Upgrade to the patched release most closely related to your current version of BIND.</text:span></text:p>
          </draw:text-box>
        </draw:frame>
        <draw:frame draw:style-name="gr31" draw:text-style-name="P7" draw:layer="layout" svg:width="1.759cm" svg:height="0.352cm" svg:x="2cm" svg:y="11.494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288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0</text:span></text:p>
          </draw:text-box>
        </draw:frame>
      </draw:page>
      <draw:page draw:name="page21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74" draw:text-style-name="P7" draw:layer="layout" svg:width="12.042cm" svg:height="0.496cm" svg:x="2.352cm" svg:y="2.249cm">
          <draw:text-box>
            <text:p text:style-name="P2"><text:span text:style-name="T5">52611 - SMTP Service STARTTLS Plaintext Command Inj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frame draw:style-name="gr175" draw:text-style-name="P7" draw:layer="layout" svg:width="15.013cm" svg:height="0.352cm" svg:x="2cm" svg:y="4.366cm">
          <draw:text-box>
            <text:p text:style-name="P2"><text:span text:style-name="T3">The remote mail service allows plaintext command injection while negotiating an encrypted</text:span></text:p>
          </draw:text-box>
        </draw:frame>
        <draw:line draw:style-name="gr5" draw:text-style-name="P5" draw:layer="layout" svg:x1="19.59cm" svg:y1="6.453cm" svg:x2="1.999cm" svg:y2="6.453cm">
          <text:p/>
        </draw:line>
        <draw:frame draw:style-name="gr176" draw:text-style-name="P7" draw:layer="layout" svg:width="4.019cm" svg:height="0.352cm" svg:x="2cm" svg:y="4.789cm">
          <draw:text-box>
            <text:p text:style-name="P2"><text:span text:style-name="T3">communications channel.</text:span></text:p>
          </draw:text-box>
        </draw:frame>
        <draw:frame draw:style-name="gr24" draw:text-style-name="P7" draw:layer="layout" svg:width="1.763cm" svg:height="0.352cm" svg:x="2cm" svg:y="5.918cm">
          <draw:text-box>
            <text:p text:style-name="P2"><text:span text:style-name="T3">Description</text:span></text:p>
          </draw:text-box>
        </draw:frame>
        <draw:frame draw:style-name="gr177" draw:text-style-name="P7" draw:layer="layout" svg:width="16.762cm" svg:height="0.352cm" svg:x="2cm" svg:y="6.712cm">
          <draw:text-box>
            <text:p text:style-name="P2"><text:span text:style-name="T3">The remote SMTP service contains a software flaw in its STARTTLS implementation that could allow a</text:span></text:p>
          </draw:text-box>
        </draw:frame>
        <draw:frame draw:style-name="gr178" draw:text-style-name="P7" draw:layer="layout" svg:width="16.724cm" svg:height="0.352cm" svg:x="2cm" svg:y="7.135cm">
          <draw:text-box>
            <text:p text:style-name="P2"><text:span text:style-name="T3">remote, unauthenticated attacker to inject commands during the plaintext protocol phase that will be</text:span></text:p>
          </draw:text-box>
        </draw:frame>
        <draw:frame draw:style-name="gr179" draw:text-style-name="P7" draw:layer="layout" svg:width="7.66cm" svg:height="0.352cm" svg:x="2cm" svg:y="7.559cm">
          <draw:text-box>
            <text:p text:style-name="P2"><text:span text:style-name="T3">executed during the ciphertext protocol phase.</text:span></text:p>
          </draw:text-box>
        </draw:frame>
        <draw:frame draw:style-name="gr180" draw:text-style-name="P7" draw:layer="layout" svg:width="16.245cm" svg:height="0.352cm" svg:x="2cm" svg:y="8.335cm">
          <draw:text-box>
            <text:p text:style-name="P2"><text:span text:style-name="T3">Successful exploitation could allow an attacker to steal a victim's email or associated SASL (Simple</text:span></text:p>
          </draw:text-box>
        </draw:frame>
        <draw:frame draw:style-name="gr181" draw:text-style-name="P7" draw:layer="layout" svg:width="7.491cm" svg:height="0.352cm" svg:x="2cm" svg:y="8.758cm">
          <draw:text-box>
            <text:p text:style-name="P2"><text:span text:style-name="T3">Authentication and Security Layer) credentials.</text:span></text:p>
          </draw:text-box>
        </draw:frame>
        <draw:line draw:style-name="gr5" draw:text-style-name="P5" draw:layer="layout" svg:x1="19.59cm" svg:y1="10.447cm" svg:x2="1.999cm" svg:y2="10.447cm">
          <text:p/>
        </draw:line>
        <draw:frame draw:style-name="gr40" draw:text-style-name="P7" draw:layer="layout" svg:width="1.289cm" svg:height="0.352cm" svg:x="2cm" svg:y="9.912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2.37cm" svg:x2="1.999cm" svg:y2="12.37cm">
          <text:p/>
        </draw:line>
        <draw:frame draw:style-name="gr182" draw:text-style-name="P7" draw:layer="layout" svg:width="8.558cm" svg:height="0.352cm" svg:x="2cm" svg:y="10.706cm">
          <draw:text-box>
            <text:p text:style-name="P2"><text:span text:style-name="T3">Contact the vendor to see if an update is available.</text:span></text:p>
          </draw:text-box>
        </draw:frame>
        <draw:frame draw:style-name="gr31" draw:text-style-name="P7" draw:layer="layout" svg:width="1.759cm" svg:height="0.352cm" svg:x="2cm" svg:y="11.835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628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1</text:span></text:p>
          </draw:text-box>
        </draw:frame>
      </draw:page>
      <draw:page draw:name="page22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83" draw:text-style-name="P7" draw:layer="layout" svg:width="9.383cm" svg:height="0.496cm" svg:x="2.352cm" svg:y="2.249cm">
          <draw:text-box>
            <text:p text:style-name="P2"><text:span text:style-name="T5">31705 - SSL Anonymous Cipher Suites Support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84" draw:text-style-name="P7" draw:layer="layout" svg:width="10.573cm" svg:height="0.352cm" svg:x="2cm" svg:y="4.366cm">
          <draw:text-box>
            <text:p text:style-name="P2"><text:span text:style-name="T3">The remote service supports the use of anonymous SSL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85" draw:text-style-name="P7" draw:layer="layout" svg:width="17.858cm" svg:height="0.352cm" svg:x="2cm" svg:y="6.289cm">
          <draw:text-box>
            <text:p text:style-name="P2"><text:span text:style-name="T3">The remote host supports the use of anonymous SSL ciphers. While this enables an administrator to set up</text:span></text:p>
          </draw:text-box>
        </draw:frame>
        <draw:frame draw:style-name="gr186" draw:text-style-name="P7" draw:layer="layout" svg:width="17.727cm" svg:height="0.352cm" svg:x="2cm" svg:y="6.712cm">
          <draw:text-box>
            <text:p text:style-name="P2"><text:span text:style-name="T3">a service that encrypts traffic without having to generate and configure SSL certificates, it offers no way to</text:span></text:p>
          </draw:text-box>
        </draw:frame>
        <draw:frame draw:style-name="gr187" draw:text-style-name="P7" draw:layer="layout" svg:width="16.139cm" svg:height="0.352cm" svg:x="2cm" svg:y="7.135cm">
          <draw:text-box>
            <text:p text:style-name="P2"><text:span text:style-name="T3">verify the remote host's identity and renders the service vulnerable to a man-in-the-middle attack.</text:span></text:p>
          </draw:text-box>
        </draw:frame>
        <draw:frame draw:style-name="gr188" draw:text-style-name="P7" draw:layer="layout" svg:width="15.056cm" svg:height="0.352cm" svg:x="2cm" svg:y="7.911cm">
          <draw:text-box>
            <text:p text:style-name="P2"><text:span text:style-name="T3">Note: This is considerably easier to exploit if the attacker is on the same physical network.</text:span></text:p>
          </draw:text-box>
        </draw:frame>
        <draw:line draw:style-name="gr5" draw:text-style-name="P5" draw:layer="layout" svg:x1="19.59cm" svg:y1="9.583cm" svg:x2="1.999cm" svg:y2="9.583cm">
          <text:p/>
        </draw:line>
        <draw:frame draw:style-name="gr40" draw:text-style-name="P7" draw:layer="layout" svg:width="1.289cm" svg:height="0.352cm" svg:x="2cm" svg:y="9.048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506cm" svg:x2="1.999cm" svg:y2="11.506cm">
          <text:p/>
        </draw:line>
        <draw:frame draw:style-name="gr189" draw:text-style-name="P7" draw:layer="layout" svg:width="12.749cm" svg:height="0.352cm" svg:x="2cm" svg:y="9.842cm">
          <draw:text-box>
            <text:p text:style-name="P2"><text:span text:style-name="T3">Reconfigure the affected application if possible to avoid use of weak ciphers.</text:span></text:p>
          </draw:text-box>
        </draw:frame>
        <draw:frame draw:style-name="gr31" draw:text-style-name="P7" draw:layer="layout" svg:width="1.759cm" svg:height="0.352cm" svg:x="2cm" svg:y="10.971cm">
          <draw:text-box>
            <text:p text:style-name="P2"><text:span text:style-name="T3">Risk Factor</text:span></text:p>
          </draw:text-box>
        </draw:frame>
        <draw:frame draw:style-name="gr190" draw:text-style-name="P7" draw:layer="layout" svg:width="0.629cm" svg:height="0.352cm" svg:x="2cm" svg:y="11.764cm">
          <draw:text-box>
            <text:p text:style-name="P2"><text:span text:style-name="T3">Low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2</text:span></text:p>
          </draw:text-box>
        </draw:frame>
      </draw:page>
      <draw:page draw:name="page23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191" draw:text-style-name="P7" draw:layer="layout" svg:width="8.138cm" svg:height="0.496cm" svg:x="2.352cm" svg:y="2.249cm">
          <draw:text-box>
            <text:p text:style-name="P2"><text:span text:style-name="T5">51192 - SSL Certificate Cannot Be Trust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192" draw:text-style-name="P7" draw:layer="layout" svg:width="8.706cm" svg:height="0.352cm" svg:x="2cm" svg:y="4.366cm">
          <draw:text-box>
            <text:p text:style-name="P2"><text:span text:style-name="T3">The SSL certificate for this service cannot be trusted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93" draw:text-style-name="P7" draw:layer="layout" svg:width="17.299cm" svg:height="0.352cm" svg:x="2cm" svg:y="6.289cm">
          <draw:text-box>
            <text:p text:style-name="P2"><text:span text:style-name="T3">The server's X.509 certificate cannot be trusted. This situation can occur in three different ways, in which</text:span></text:p>
          </draw:text-box>
        </draw:frame>
        <draw:frame draw:style-name="gr194" draw:text-style-name="P7" draw:layer="layout" svg:width="8.545cm" svg:height="0.352cm" svg:x="2cm" svg:y="6.712cm">
          <draw:text-box>
            <text:p text:style-name="P2"><text:span text:style-name="T3">the chain of trust can be broken, as stated below :</text:span></text:p>
          </draw:text-box>
        </draw:frame>
        <draw:frame draw:style-name="gr195" draw:text-style-name="P7" draw:layer="layout" svg:width="17.257cm" svg:height="0.352cm" svg:x="2cm" svg:y="7.488cm">
          <draw:text-box>
            <text:p text:style-name="P2"><text:span text:style-name="T3">- First, the top of the certificate chain sent by the server might not be descended from a known public</text:span></text:p>
          </draw:text-box>
        </draw:frame>
        <draw:frame draw:style-name="gr196" draw:text-style-name="P7" draw:layer="layout" svg:width="16.537cm" svg:height="0.352cm" svg:x="2cm" svg:y="7.911cm">
          <draw:text-box>
            <text:p text:style-name="P2"><text:span text:style-name="T3">certificate authority. This can occur either when the top of the chain is an unrecognized, self-signed</text:span></text:p>
          </draw:text-box>
        </draw:frame>
        <draw:frame draw:style-name="gr108" draw:text-style-name="P7" draw:layer="layout" svg:width="17.659cm" svg:height="0.352cm" svg:x="2cm" svg:y="8.335cm">
          <draw:text-box>
            <text:p text:style-name="P2"><text:span text:style-name="T3">certificate, or when intermediate certificates are missing that would connect the top of the certificate chain</text:span></text:p>
          </draw:text-box>
        </draw:frame>
        <draw:frame draw:style-name="gr197" draw:text-style-name="P7" draw:layer="layout" svg:width="6.36cm" svg:height="0.352cm" svg:x="2cm" svg:y="8.758cm">
          <draw:text-box>
            <text:p text:style-name="P2"><text:span text:style-name="T3">to a known public certificate authority.</text:span></text:p>
          </draw:text-box>
        </draw:frame>
        <draw:frame draw:style-name="gr198" draw:text-style-name="P7" draw:layer="layout" svg:width="17.528cm" svg:height="0.352cm" svg:x="2cm" svg:y="9.534cm">
          <draw:text-box>
            <text:p text:style-name="P2"><text:span text:style-name="T3">- Second, the certificate chain may contain a certificate that is not valid at the time of the scan. This can</text:span></text:p>
          </draw:text-box>
        </draw:frame>
        <draw:frame draw:style-name="gr199" draw:text-style-name="P7" draw:layer="layout" svg:width="16.995cm" svg:height="0.352cm" svg:x="2cm" svg:y="9.957cm">
          <draw:text-box>
            <text:p text:style-name="P2"><text:span text:style-name="T3">occur either when the scan occurs before one of the certificate's 'notBefore' dates, or after one of the</text:span></text:p>
          </draw:text-box>
        </draw:frame>
        <draw:frame draw:style-name="gr200" draw:text-style-name="P7" draw:layer="layout" svg:width="4.46cm" svg:height="0.352cm" svg:x="2cm" svg:y="10.381cm">
          <draw:text-box>
            <text:p text:style-name="P2"><text:span text:style-name="T3">certificate's 'notAfter' dates.</text:span></text:p>
          </draw:text-box>
        </draw:frame>
        <draw:frame draw:style-name="gr201" draw:text-style-name="P7" draw:layer="layout" svg:width="17.308cm" svg:height="0.352cm" svg:x="2cm" svg:y="11.157cm">
          <draw:text-box>
            <text:p text:style-name="P2"><text:span text:style-name="T3">- Third, the certificate chain may contain a signature that either didn't match the certificate's information</text:span></text:p>
          </draw:text-box>
        </draw:frame>
        <draw:frame draw:style-name="gr202" draw:text-style-name="P7" draw:layer="layout" svg:width="17.964cm" svg:height="0.352cm" svg:x="2cm" svg:y="11.58cm">
          <draw:text-box>
            <text:p text:style-name="P2"><text:span text:style-name="T3">or could not be verified. Bad signatures can be fixed by getting the certificate with the bad signature to be</text:span></text:p>
          </draw:text-box>
        </draw:frame>
        <draw:frame draw:style-name="gr203" draw:text-style-name="P7" draw:layer="layout" svg:width="17.799cm" svg:height="0.352cm" svg:x="2cm" svg:y="12.004cm">
          <draw:text-box>
            <text:p text:style-name="P2"><text:span text:style-name="T3">re-signed by its issuer. Signatures that could not be verified are the result of the certificate's issuer using a</text:span></text:p>
          </draw:text-box>
        </draw:frame>
        <draw:frame draw:style-name="gr204" draw:text-style-name="P7" draw:layer="layout" svg:width="12.859cm" svg:height="0.352cm" svg:x="2cm" svg:y="12.427cm">
          <draw:text-box>
            <text:p text:style-name="P2"><text:span text:style-name="T3">signing algorithm that Nessus either does not support or does not recognize.</text:span></text:p>
          </draw:text-box>
        </draw:frame>
        <draw:frame draw:style-name="gr205" draw:text-style-name="P7" draw:layer="layout" svg:width="17.575cm" svg:height="0.352cm" svg:x="2cm" svg:y="13.203cm">
          <draw:text-box>
            <text:p text:style-name="P2"><text:span text:style-name="T3">If the remote host is a public host in production, any break in the chain makes it more difficult for users</text:span></text:p>
          </draw:text-box>
        </draw:frame>
        <draw:frame draw:style-name="gr146" draw:text-style-name="P7" draw:layer="layout" svg:width="17.731cm" svg:height="0.352cm" svg:x="2cm" svg:y="13.626cm">
          <draw:text-box>
            <text:p text:style-name="P2"><text:span text:style-name="T3">to verify the authenticity and identity of the web server. This could make it easier to carry out man-in-the-</text:span></text:p>
          </draw:text-box>
        </draw:frame>
        <draw:frame draw:style-name="gr206" draw:text-style-name="P7" draw:layer="layout" svg:width="6.521cm" svg:height="0.352cm" svg:x="2cm" svg:y="14.05cm">
          <draw:text-box>
            <text:p text:style-name="P2"><text:span text:style-name="T3">middle attacks against the remote host.</text:span></text:p>
          </draw:text-box>
        </draw:frame>
        <draw:line draw:style-name="gr5" draw:text-style-name="P5" draw:layer="layout" svg:x1="19.59cm" svg:y1="15.639cm" svg:x2="1.999cm" svg:y2="15.639cm">
          <text:p/>
        </draw:line>
        <draw:frame draw:style-name="gr40" draw:text-style-name="P7" draw:layer="layout" svg:width="1.289cm" svg:height="0.352cm" svg:x="2cm" svg:y="15.10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7.562cm" svg:x2="1.999cm" svg:y2="17.562cm">
          <text:p/>
        </draw:line>
        <draw:frame draw:style-name="gr207" draw:text-style-name="P7" draw:layer="layout" svg:width="10.086cm" svg:height="0.352cm" svg:x="2cm" svg:y="15.897cm">
          <draw:text-box>
            <text:p text:style-name="P2"><text:span text:style-name="T3">Purchase or generate a proper SSL certificate for this service.</text:span></text:p>
          </draw:text-box>
        </draw:frame>
        <draw:frame draw:style-name="gr31" draw:text-style-name="P7" draw:layer="layout" svg:width="1.759cm" svg:height="0.352cm" svg:x="2cm" svg:y="17.026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7.82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3</text:span></text:p>
          </draw:text-box>
        </draw:frame>
      </draw:page>
      <draw:page draw:name="page24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08" draw:text-style-name="P7" draw:layer="layout" svg:width="5.759cm" svg:height="0.496cm" svg:x="2.352cm" svg:y="2.249cm">
          <draw:text-box>
            <text:p text:style-name="P2"><text:span text:style-name="T5">15901 - SSL Certificate Expiry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09" draw:text-style-name="P7" draw:layer="layout" svg:width="9.002cm" svg:height="0.352cm" svg:x="2cm" svg:y="4.366cm">
          <draw:text-box>
            <text:p text:style-name="P2"><text:span text:style-name="T3">The remote server's SSL certificate has already expired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71" draw:text-style-name="P7" draw:layer="layout" svg:width="16.8cm" svg:height="0.352cm" svg:x="2cm" svg:y="6.289cm">
          <draw:text-box>
            <text:p text:style-name="P2"><text:span text:style-name="T3">This plugin checks expiry dates of certificates associated with SSL- enabled services on the target and</text:span></text:p>
          </draw:text-box>
        </draw:frame>
        <draw:line draw:style-name="gr5" draw:text-style-name="P5" draw:layer="layout" svg:x1="19.59cm" svg:y1="8.376cm" svg:x2="1.999cm" svg:y2="8.376cm">
          <text:p/>
        </draw:line>
        <draw:frame draw:style-name="gr210" draw:text-style-name="P7" draw:layer="layout" svg:width="6.89cm" svg:height="0.352cm" svg:x="2cm" svg:y="6.712cm">
          <draw:text-box>
            <text:p text:style-name="P2"><text:span text:style-name="T3">reports whether any have already expired.</text:span></text:p>
          </draw:text-box>
        </draw:frame>
        <draw:frame draw:style-name="gr40" draw:text-style-name="P7" draw:layer="layout" svg:width="1.289cm" svg:height="0.352cm" svg:x="2cm" svg:y="7.84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299cm" svg:x2="1.999cm" svg:y2="10.299cm">
          <text:p/>
        </draw:line>
        <draw:frame draw:style-name="gr211" draw:text-style-name="P7" draw:layer="layout" svg:width="11.703cm" svg:height="0.352cm" svg:x="2cm" svg:y="8.634cm">
          <draw:text-box>
            <text:p text:style-name="P2"><text:span text:style-name="T3">Purchase or generate a new SSL certificate to replace the existing one.</text:span></text:p>
          </draw:text-box>
        </draw:frame>
        <draw:frame draw:style-name="gr31" draw:text-style-name="P7" draw:layer="layout" svg:width="1.759cm" svg:height="0.352cm" svg:x="2cm" svg:y="9.763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0.557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4</text:span></text:p>
          </draw:text-box>
        </draw:frame>
      </draw:page>
      <draw:page draw:name="page25" draw:style-name="dp1" draw:master-page-name="master-page85">
        <draw:polygon draw:style-name="gr148" draw:text-style-name="P13" draw:layer="layout" svg:width="17.59cm" svg:height="1.2cm" svg:x="1.999cm" svg:y="1.999cm" svg:viewBox="0 0 17591 1201" draw:points="0,0 17591,0 17591,1201 0,1201">
          <text:p/>
        </draw:polygon>
        <draw:line draw:style-name="gr19" draw:text-style-name="P5" draw:layer="layout" svg:x1="19.589cm" svg:y1="3.208cm" svg:x2="1.999cm" svg:y2="3.208cm">
          <text:p/>
        </draw:line>
        <draw:frame draw:style-name="gr212" draw:text-style-name="P7" draw:layer="layout" svg:width="16.804cm" svg:height="0.496cm" svg:x="2.352cm" svg:y="2.249cm">
          <draw:text-box>
            <text:p text:style-name="P2"><text:span text:style-name="T5">89058 - SSL DROWN Attack Vulnerability (Decrypting RSA with Obsolete and Weakened</text:span></text:p>
          </draw:text-box>
        </draw:frame>
        <draw:line draw:style-name="gr5" draw:text-style-name="P5" draw:layer="layout" svg:x1="19.59cm" svg:y1="4.531cm" svg:x2="1.999cm" svg:y2="4.531cm">
          <text:p/>
        </draw:line>
        <draw:frame draw:style-name="gr213" draw:text-style-name="P7" draw:layer="layout" svg:width="2.241cm" svg:height="0.496cm" svg:x="2.352cm" svg:y="2.673cm">
          <draw:text-box>
            <text:p text:style-name="P2"><text:span text:style-name="T5">eNcryption)</text:span></text:p>
          </draw:text-box>
        </draw:frame>
        <draw:frame draw:style-name="gr22" draw:text-style-name="P7" draw:layer="layout" svg:width="1.352cm" svg:height="0.352cm" svg:x="2cm" svg:y="3.995cm">
          <draw:text-box>
            <text:p text:style-name="P2"><text:span text:style-name="T3">Synopsis</text:span></text:p>
          </draw:text-box>
        </draw:frame>
        <draw:frame draw:style-name="gr214" draw:text-style-name="P7" draw:layer="layout" svg:width="17.143cm" svg:height="0.352cm" svg:x="2cm" svg:y="4.789cm">
          <draw:text-box>
            <text:p text:style-name="P2"><text:span text:style-name="T3">The remote host may be affected by a vulnerability that allows a remote attacker to potentially decrypt</text:span></text:p>
          </draw:text-box>
        </draw:frame>
        <draw:line draw:style-name="gr5" draw:text-style-name="P5" draw:layer="layout" svg:x1="19.59cm" svg:y1="6.877cm" svg:x2="1.999cm" svg:y2="6.877cm">
          <text:p/>
        </draw:line>
        <draw:frame draw:style-name="gr215" draw:text-style-name="P7" draw:layer="layout" svg:width="3.241cm" svg:height="0.352cm" svg:x="2cm" svg:y="5.213cm">
          <draw:text-box>
            <text:p text:style-name="P2"><text:span text:style-name="T3">captured TLS traffic.</text:span></text:p>
          </draw:text-box>
        </draw:frame>
        <draw:frame draw:style-name="gr24" draw:text-style-name="P7" draw:layer="layout" svg:width="1.763cm" svg:height="0.352cm" svg:x="2cm" svg:y="6.341cm">
          <draw:text-box>
            <text:p text:style-name="P2"><text:span text:style-name="T3">Description</text:span></text:p>
          </draw:text-box>
        </draw:frame>
        <draw:frame draw:style-name="gr216" draw:text-style-name="P7" draw:layer="layout" svg:width="16.83cm" svg:height="0.352cm" svg:x="2cm" svg:y="7.135cm">
          <draw:text-box>
            <text:p text:style-name="P2"><text:span text:style-name="T3">The remote host supports SSLv2 and therefore may be affected by a vulnerability that allows a cross-</text:span></text:p>
          </draw:text-box>
        </draw:frame>
        <draw:frame draw:style-name="gr217" draw:text-style-name="P7" draw:layer="layout" svg:width="16.707cm" svg:height="0.352cm" svg:x="2cm" svg:y="7.559cm">
          <draw:text-box>
            <text:p text:style-name="P2"><text:span text:style-name="T3">protocol Bleichenbacher padding oracle attack known as DROWN (Decrypting RSA with Obsolete and</text:span></text:p>
          </draw:text-box>
        </draw:frame>
        <draw:frame draw:style-name="gr27" draw:text-style-name="P7" draw:layer="layout" svg:width="17.735cm" svg:height="0.352cm" svg:x="2cm" svg:y="7.982cm">
          <draw:text-box>
            <text:p text:style-name="P2"><text:span text:style-name="T3">Weakened eNcryption). This vulnerability exists due to a flaw in the Secure Sockets Layer Version 2 (SSLv2)</text:span></text:p>
          </draw:text-box>
        </draw:frame>
        <draw:frame draw:style-name="gr218" draw:text-style-name="P7" draw:layer="layout" svg:width="16.631cm" svg:height="0.352cm" svg:x="2cm" svg:y="8.405cm">
          <draw:text-box>
            <text:p text:style-name="P2"><text:span text:style-name="T3">implementation, and it allows captured TLS traffic to be decrypted. A man-in-the-middle attacker can</text:span></text:p>
          </draw:text-box>
        </draw:frame>
        <draw:frame draw:style-name="gr219" draw:text-style-name="P7" draw:layer="layout" svg:width="17.211cm" svg:height="0.352cm" svg:x="2cm" svg:y="8.829cm">
          <draw:text-box>
            <text:p text:style-name="P2"><text:span text:style-name="T3">exploit this to decrypt the TLS connection by utilizing previously captured traffic and weak cryptography</text:span></text:p>
          </draw:text-box>
        </draw:frame>
        <draw:frame draw:style-name="gr220" draw:text-style-name="P7" draw:layer="layout" svg:width="16.957cm" svg:height="0.352cm" svg:x="2cm" svg:y="9.252cm">
          <draw:text-box>
            <text:p text:style-name="P2"><text:span text:style-name="T3">along with a series of specially crafted connections to an SSLv2 server that uses the same private key.</text:span></text:p>
          </draw:text-box>
        </draw:frame>
        <draw:line draw:style-name="gr5" draw:text-style-name="P5" draw:layer="layout" svg:x1="19.59cm" svg:y1="10.841cm" svg:x2="1.999cm" svg:y2="10.841cm">
          <text:p/>
        </draw:line>
        <draw:frame draw:style-name="gr40" draw:text-style-name="P7" draw:layer="layout" svg:width="1.289cm" svg:height="0.352cm" svg:x="2cm" svg:y="10.306cm">
          <draw:text-box>
            <text:p text:style-name="P2"><text:span text:style-name="T3">Solution</text:span></text:p>
          </draw:text-box>
        </draw:frame>
        <draw:frame draw:style-name="gr221" draw:text-style-name="P7" draw:layer="layout" svg:width="17.769cm" svg:height="0.352cm" svg:x="2cm" svg:y="11.1cm">
          <draw:text-box>
            <text:p text:style-name="P2"><text:span text:style-name="T3">Disable SSLv2 and export grade cryptography cipher suites. Ensure that private keys are not used anywhere</text:span></text:p>
          </draw:text-box>
        </draw:frame>
        <draw:line draw:style-name="gr5" draw:text-style-name="P5" draw:layer="layout" svg:x1="19.59cm" svg:y1="13.187cm" svg:x2="1.999cm" svg:y2="13.187cm">
          <text:p/>
        </draw:line>
        <draw:frame draw:style-name="gr222" draw:text-style-name="P7" draw:layer="layout" svg:width="8.786cm" svg:height="0.352cm" svg:x="2cm" svg:y="11.523cm">
          <draw:text-box>
            <text:p text:style-name="P2"><text:span text:style-name="T3">with server software that supports SSLv2 connections.</text:span></text:p>
          </draw:text-box>
        </draw:frame>
        <draw:frame draw:style-name="gr31" draw:text-style-name="P7" draw:layer="layout" svg:width="1.759cm" svg:height="0.352cm" svg:x="2cm" svg:y="12.652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3.446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5</text:span></text:p>
          </draw:text-box>
        </draw:frame>
      </draw:page>
      <draw:page draw:name="page26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23" draw:text-style-name="P7" draw:layer="layout" svg:width="10.598cm" svg:height="0.496cm" svg:x="2.352cm" svg:y="2.249cm">
          <draw:text-box>
            <text:p text:style-name="P2"><text:span text:style-name="T5">65821 - SSL RC4 Cipher Suites Supported (Bar Mitzvah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24" draw:text-style-name="P7" draw:layer="layout" svg:width="9.184cm" svg:height="0.352cm" svg:x="2cm" svg:y="4.366cm">
          <draw:text-box>
            <text:p text:style-name="P2"><text:span text:style-name="T3">The remote service supports the use of the RC4 cipher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25" draw:text-style-name="P7" draw:layer="layout" svg:width="11.915cm" svg:height="0.352cm" svg:x="2cm" svg:y="6.289cm">
          <draw:text-box>
            <text:p text:style-name="P2"><text:span text:style-name="T3">The remote host supports the use of RC4 in one or more cipher suites.</text:span></text:p>
          </draw:text-box>
        </draw:frame>
        <draw:frame draw:style-name="gr226" draw:text-style-name="P7" draw:layer="layout" svg:width="17.46cm" svg:height="0.352cm" svg:x="2cm" svg:y="6.888cm">
          <draw:text-box>
            <text:p text:style-name="P2"><text:span text:style-name="T3">The RC4 cipher is flawed in its generation of a pseudo-random stream of bytes so that a wide variety of</text:span></text:p>
          </draw:text-box>
        </draw:frame>
        <draw:frame draw:style-name="gr227" draw:text-style-name="P7" draw:layer="layout" svg:width="11.771cm" svg:height="0.352cm" svg:x="2cm" svg:y="7.312cm">
          <draw:text-box>
            <text:p text:style-name="P2"><text:span text:style-name="T3">small biases are introduced into the stream, decreasing its randomness.</text:span></text:p>
          </draw:text-box>
        </draw:frame>
        <draw:frame draw:style-name="gr228" draw:text-style-name="P7" draw:layer="layout" svg:width="17.973cm" svg:height="0.352cm" svg:x="2cm" svg:y="8.088cm">
          <draw:text-box>
            <text:p text:style-name="P2"><text:span text:style-name="T3">If plaintext is repeatedly encrypted (e.g., HTTP cookies), and an attacker is able to obtain many (i.e., tens of</text:span></text:p>
          </draw:text-box>
        </draw:frame>
        <draw:frame draw:style-name="gr229" draw:text-style-name="P7" draw:layer="layout" svg:width="11.483cm" svg:height="0.352cm" svg:x="2cm" svg:y="8.511cm">
          <draw:text-box>
            <text:p text:style-name="P2"><text:span text:style-name="T3">millions) ciphertexts, the attacker may be able to derive the plaintext.</text:span></text:p>
          </draw:text-box>
        </draw:frame>
        <draw:line draw:style-name="gr5" draw:text-style-name="P5" draw:layer="layout" svg:x1="19.59cm" svg:y1="10.252cm" svg:x2="1.999cm" svg:y2="10.252cm">
          <text:p/>
        </draw:line>
        <draw:frame draw:style-name="gr40" draw:text-style-name="P7" draw:layer="layout" svg:width="1.289cm" svg:height="0.352cm" svg:x="2cm" svg:y="9.717cm">
          <draw:text-box>
            <text:p text:style-name="P2"><text:span text:style-name="T3">Solution</text:span></text:p>
          </draw:text-box>
        </draw:frame>
        <draw:frame draw:style-name="gr230" draw:text-style-name="P7" draw:layer="layout" svg:width="17.473cm" svg:height="0.352cm" svg:x="2cm" svg:y="10.511cm">
          <draw:text-box>
            <text:p text:style-name="P2"><text:span text:style-name="T3">Reconfigure the affected application, if possible, to avoid use of RC4 ciphers. Consider using TLS 1.2 with</text:span></text:p>
          </draw:text-box>
        </draw:frame>
        <draw:line draw:style-name="gr5" draw:text-style-name="P5" draw:layer="layout" svg:x1="19.59cm" svg:y1="12.598cm" svg:x2="1.999cm" svg:y2="12.598cm">
          <text:p/>
        </draw:line>
        <draw:frame draw:style-name="gr231" draw:text-style-name="P7" draw:layer="layout" svg:width="9.916cm" svg:height="0.352cm" svg:x="2cm" svg:y="10.934cm">
          <draw:text-box>
            <text:p text:style-name="P2"><text:span text:style-name="T3">AES-GCM suites subject to browser and web server support.</text:span></text:p>
          </draw:text-box>
        </draw:frame>
        <draw:frame draw:style-name="gr31" draw:text-style-name="P7" draw:layer="layout" svg:width="1.759cm" svg:height="0.352cm" svg:x="2cm" svg:y="12.063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857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6</text:span></text:p>
          </draw:text-box>
        </draw:frame>
      </draw:page>
      <draw:page draw:name="page27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23" draw:text-style-name="P7" draw:layer="layout" svg:width="10.598cm" svg:height="0.496cm" svg:x="2.352cm" svg:y="2.249cm">
          <draw:text-box>
            <text:p text:style-name="P2"><text:span text:style-name="T5">65821 - SSL RC4 Cipher Suites Supported (Bar Mitzvah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24" draw:text-style-name="P7" draw:layer="layout" svg:width="9.184cm" svg:height="0.352cm" svg:x="2cm" svg:y="4.366cm">
          <draw:text-box>
            <text:p text:style-name="P2"><text:span text:style-name="T3">The remote service supports the use of the RC4 cipher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25" draw:text-style-name="P7" draw:layer="layout" svg:width="11.915cm" svg:height="0.352cm" svg:x="2cm" svg:y="6.289cm">
          <draw:text-box>
            <text:p text:style-name="P2"><text:span text:style-name="T3">The remote host supports the use of RC4 in one or more cipher suites.</text:span></text:p>
          </draw:text-box>
        </draw:frame>
        <draw:frame draw:style-name="gr226" draw:text-style-name="P7" draw:layer="layout" svg:width="17.46cm" svg:height="0.352cm" svg:x="2cm" svg:y="6.888cm">
          <draw:text-box>
            <text:p text:style-name="P2"><text:span text:style-name="T3">The RC4 cipher is flawed in its generation of a pseudo-random stream of bytes so that a wide variety of</text:span></text:p>
          </draw:text-box>
        </draw:frame>
        <draw:frame draw:style-name="gr227" draw:text-style-name="P7" draw:layer="layout" svg:width="11.771cm" svg:height="0.352cm" svg:x="2cm" svg:y="7.312cm">
          <draw:text-box>
            <text:p text:style-name="P2"><text:span text:style-name="T3">small biases are introduced into the stream, decreasing its randomness.</text:span></text:p>
          </draw:text-box>
        </draw:frame>
        <draw:frame draw:style-name="gr228" draw:text-style-name="P7" draw:layer="layout" svg:width="17.973cm" svg:height="0.352cm" svg:x="2cm" svg:y="8.088cm">
          <draw:text-box>
            <text:p text:style-name="P2"><text:span text:style-name="T3">If plaintext is repeatedly encrypted (e.g., HTTP cookies), and an attacker is able to obtain many (i.e., tens of</text:span></text:p>
          </draw:text-box>
        </draw:frame>
        <draw:frame draw:style-name="gr229" draw:text-style-name="P7" draw:layer="layout" svg:width="11.483cm" svg:height="0.352cm" svg:x="2cm" svg:y="8.511cm">
          <draw:text-box>
            <text:p text:style-name="P2"><text:span text:style-name="T3">millions) ciphertexts, the attacker may be able to derive the plaintext.</text:span></text:p>
          </draw:text-box>
        </draw:frame>
        <draw:line draw:style-name="gr5" draw:text-style-name="P5" draw:layer="layout" svg:x1="19.59cm" svg:y1="10.252cm" svg:x2="1.999cm" svg:y2="10.252cm">
          <text:p/>
        </draw:line>
        <draw:frame draw:style-name="gr40" draw:text-style-name="P7" draw:layer="layout" svg:width="1.289cm" svg:height="0.352cm" svg:x="2cm" svg:y="9.717cm">
          <draw:text-box>
            <text:p text:style-name="P2"><text:span text:style-name="T3">Solution</text:span></text:p>
          </draw:text-box>
        </draw:frame>
        <draw:frame draw:style-name="gr230" draw:text-style-name="P7" draw:layer="layout" svg:width="17.473cm" svg:height="0.352cm" svg:x="2cm" svg:y="10.511cm">
          <draw:text-box>
            <text:p text:style-name="P2"><text:span text:style-name="T3">Reconfigure the affected application, if possible, to avoid use of RC4 ciphers. Consider using TLS 1.2 with</text:span></text:p>
          </draw:text-box>
        </draw:frame>
        <draw:line draw:style-name="gr5" draw:text-style-name="P5" draw:layer="layout" svg:x1="19.59cm" svg:y1="12.598cm" svg:x2="1.999cm" svg:y2="12.598cm">
          <text:p/>
        </draw:line>
        <draw:frame draw:style-name="gr231" draw:text-style-name="P7" draw:layer="layout" svg:width="9.916cm" svg:height="0.352cm" svg:x="2cm" svg:y="10.934cm">
          <draw:text-box>
            <text:p text:style-name="P2"><text:span text:style-name="T3">AES-GCM suites subject to browser and web server support.</text:span></text:p>
          </draw:text-box>
        </draw:frame>
        <draw:frame draw:style-name="gr31" draw:text-style-name="P7" draw:layer="layout" svg:width="1.759cm" svg:height="0.352cm" svg:x="2cm" svg:y="12.063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857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7</text:span></text:p>
          </draw:text-box>
        </draw:frame>
      </draw:page>
      <draw:page draw:name="page28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32" draw:text-style-name="P7" draw:layer="layout" svg:width="6.712cm" svg:height="0.496cm" svg:x="2.352cm" svg:y="2.249cm">
          <draw:text-box>
            <text:p text:style-name="P2"><text:span text:style-name="T5">57582 - SSL Self-Signed Certificate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33" draw:text-style-name="P7" draw:layer="layout" svg:width="14.374cm" svg:height="0.352cm" svg:x="2cm" svg:y="4.366cm">
          <draw:text-box>
            <text:p text:style-name="P2"><text:span text:style-name="T3">The SSL certificate chain for this service ends in an unrecognized self-signed certificate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34" draw:text-style-name="P7" draw:layer="layout" svg:width="17.642cm" svg:height="0.352cm" svg:x="2cm" svg:y="6.289cm">
          <draw:text-box>
            <text:p text:style-name="P2"><text:span text:style-name="T3">The X.509 certificate chain for this service is not signed by a recognized certificate authority. If the remote</text:span></text:p>
          </draw:text-box>
        </draw:frame>
        <draw:frame draw:style-name="gr235" draw:text-style-name="P7" draw:layer="layout" svg:width="17.266cm" svg:height="0.352cm" svg:x="2cm" svg:y="6.712cm">
          <draw:text-box>
            <text:p text:style-name="P2"><text:span text:style-name="T3">host is a public host in production, this nullifies the use of SSL as anyone could establish a man-in-the-</text:span></text:p>
          </draw:text-box>
        </draw:frame>
        <draw:frame draw:style-name="gr236" draw:text-style-name="P7" draw:layer="layout" svg:width="6.373cm" svg:height="0.352cm" svg:x="2cm" svg:y="7.135cm">
          <draw:text-box>
            <text:p text:style-name="P2"><text:span text:style-name="T3">middle attack against the remote host.</text:span></text:p>
          </draw:text-box>
        </draw:frame>
        <draw:frame draw:style-name="gr237" draw:text-style-name="P7" draw:layer="layout" svg:width="18.18cm" svg:height="0.352cm" svg:x="2cm" svg:y="7.911cm">
          <draw:text-box>
            <text:p text:style-name="P2"><text:span text:style-name="T3">Note that this plugin does not check for certificate chains that end in a certificate that is not self-signed, but</text:span></text:p>
          </draw:text-box>
        </draw:frame>
        <draw:line draw:style-name="gr5" draw:text-style-name="P5" draw:layer="layout" svg:x1="19.59cm" svg:y1="9.999cm" svg:x2="1.999cm" svg:y2="9.999cm">
          <text:p/>
        </draw:line>
        <draw:frame draw:style-name="gr238" draw:text-style-name="P7" draw:layer="layout" svg:width="8.185cm" svg:height="0.352cm" svg:x="2cm" svg:y="8.335cm">
          <draw:text-box>
            <text:p text:style-name="P2"><text:span text:style-name="T3">is signed by an unrecognized certificate authority.</text:span></text:p>
          </draw:text-box>
        </draw:frame>
        <draw:frame draw:style-name="gr40" draw:text-style-name="P7" draw:layer="layout" svg:width="1.289cm" svg:height="0.352cm" svg:x="2cm" svg:y="9.46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921cm" svg:x2="1.999cm" svg:y2="11.921cm">
          <text:p/>
        </draw:line>
        <draw:frame draw:style-name="gr207" draw:text-style-name="P7" draw:layer="layout" svg:width="10.086cm" svg:height="0.352cm" svg:x="2cm" svg:y="10.257cm">
          <draw:text-box>
            <text:p text:style-name="P2"><text:span text:style-name="T3">Purchase or generate a proper SSL certificate for this service.</text:span></text:p>
          </draw:text-box>
        </draw:frame>
        <draw:frame draw:style-name="gr31" draw:text-style-name="P7" draw:layer="layout" svg:width="1.759cm" svg:height="0.352cm" svg:x="2cm" svg:y="11.386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2.18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8</text:span></text:p>
          </draw:text-box>
        </draw:frame>
      </draw:page>
      <draw:page draw:name="page29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39" draw:text-style-name="P7" draw:layer="layout" svg:width="8.21cm" svg:height="0.496cm" svg:x="2.352cm" svg:y="2.249cm">
          <draw:text-box>
            <text:p text:style-name="P2"><text:span text:style-name="T5">26928 - SSL Weak Cipher Suites Support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40" draw:text-style-name="P7" draw:layer="layout" svg:width="9.552cm" svg:height="0.352cm" svg:x="2cm" svg:y="4.366cm">
          <draw:text-box>
            <text:p text:style-name="P2"><text:span text:style-name="T3">The remote service supports the use of weak SSL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41" draw:text-style-name="P7" draw:layer="layout" svg:width="12.706cm" svg:height="0.352cm" svg:x="2cm" svg:y="6.289cm">
          <draw:text-box>
            <text:p text:style-name="P2"><text:span text:style-name="T3">The remote host supports the use of SSL ciphers that offer weak encryption.</text:span></text:p>
          </draw:text-box>
        </draw:frame>
        <draw:frame draw:style-name="gr188" draw:text-style-name="P7" draw:layer="layout" svg:width="15.056cm" svg:height="0.352cm" svg:x="2cm" svg:y="7.065cm">
          <draw:text-box>
            <text:p text:style-name="P2"><text:span text:style-name="T3">Note: This is considerably easier to exploit if the attacker is on the same physical network.</text:span></text:p>
          </draw:text-box>
        </draw:frame>
        <draw:line draw:style-name="gr5" draw:text-style-name="P5" draw:layer="layout" svg:x1="19.59cm" svg:y1="8.637cm" svg:x2="1.999cm" svg:y2="8.637cm">
          <text:p/>
        </draw:line>
        <draw:frame draw:style-name="gr40" draw:text-style-name="P7" draw:layer="layout" svg:width="1.289cm" svg:height="0.352cm" svg:x="2cm" svg:y="8.10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0.559cm" svg:x2="1.999cm" svg:y2="10.559cm">
          <text:p/>
        </draw:line>
        <draw:frame draw:style-name="gr242" draw:text-style-name="P7" draw:layer="layout" svg:width="13.515cm" svg:height="0.352cm" svg:x="2cm" svg:y="8.895cm">
          <draw:text-box>
            <text:p text:style-name="P2"><text:span text:style-name="T3">Reconfigure the affected application, if possible to avoid the use of weak ciphers.</text:span></text:p>
          </draw:text-box>
        </draw:frame>
        <draw:frame draw:style-name="gr31" draw:text-style-name="P7" draw:layer="layout" svg:width="1.759cm" svg:height="0.352cm" svg:x="2cm" svg:y="10.024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0.818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29</text:span></text:p>
          </draw:text-box>
        </draw:frame>
      </draw:page>
      <draw:page draw:name="page30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43" draw:text-style-name="P7" draw:layer="layout" svg:width="14.332cm" svg:height="0.496cm" svg:x="2.352cm" svg:y="2.249cm">
          <draw:text-box>
            <text:p text:style-name="P2"><text:span text:style-name="T5">81606 - SSL/TLS EXPORT_RSA &lt;= 512-bit Cipher Suites Supported (FREAK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44" draw:text-style-name="P7" draw:layer="layout" svg:width="8.058cm" svg:height="0.352cm" svg:x="2cm" svg:y="4.366cm">
          <draw:text-box>
            <text:p text:style-name="P2"><text:span text:style-name="T3">The remote host supports a set of weak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45" draw:text-style-name="P7" draw:layer="layout" svg:width="17.549cm" svg:height="0.352cm" svg:x="2cm" svg:y="6.289cm">
          <draw:text-box>
            <text:p text:style-name="P2"><text:span text:style-name="T3">The remote host supports EXPORT_RSA cipher suites with keys less than or equal to 512 bits. An attacker</text:span></text:p>
          </draw:text-box>
        </draw:frame>
        <draw:frame draw:style-name="gr246" draw:text-style-name="P7" draw:layer="layout" svg:width="10.158cm" svg:height="0.352cm" svg:x="2cm" svg:y="6.712cm">
          <draw:text-box>
            <text:p text:style-name="P2"><text:span text:style-name="T3">can factor a 512-bit RSA modulus in a short amount of time.</text:span></text:p>
          </draw:text-box>
        </draw:frame>
        <draw:frame draw:style-name="gr247" draw:text-style-name="P7" draw:layer="layout" svg:width="17.892cm" svg:height="0.352cm" svg:x="2cm" svg:y="7.488cm">
          <draw:text-box>
            <text:p text:style-name="P2"><text:span text:style-name="T3">A man-in-the middle attacker may be able to downgrade the session to use EXPORT_RSA cipher suites (e.g.</text:span></text:p>
          </draw:text-box>
        </draw:frame>
        <draw:frame draw:style-name="gr248" draw:text-style-name="P7" draw:layer="layout" svg:width="13.798cm" svg:height="0.352cm" svg:x="2cm" svg:y="7.911cm">
          <draw:text-box>
            <text:p text:style-name="P2"><text:span text:style-name="T3">CVE-2015-0204). Thus, it is recommended to remove support for weak cipher suites.</text:span></text:p>
          </draw:text-box>
        </draw:frame>
        <draw:line draw:style-name="gr5" draw:text-style-name="P5" draw:layer="layout" svg:x1="19.59cm" svg:y1="9.518cm" svg:x2="1.999cm" svg:y2="9.518cm">
          <text:p/>
        </draw:line>
        <draw:frame draw:style-name="gr40" draw:text-style-name="P7" draw:layer="layout" svg:width="1.289cm" svg:height="0.352cm" svg:x="2cm" svg:y="8.983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441cm" svg:x2="1.999cm" svg:y2="11.441cm">
          <text:p/>
        </draw:line>
        <draw:frame draw:style-name="gr249" draw:text-style-name="P7" draw:layer="layout" svg:width="12.131cm" svg:height="0.352cm" svg:x="2cm" svg:y="9.776cm">
          <draw:text-box>
            <text:p text:style-name="P2"><text:span text:style-name="T3">Reconfigure the service to remove support for EXPORT_RSA cipher suites.</text:span></text:p>
          </draw:text-box>
        </draw:frame>
        <draw:frame draw:style-name="gr31" draw:text-style-name="P7" draw:layer="layout" svg:width="1.759cm" svg:height="0.352cm" svg:x="2cm" svg:y="10.905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1.699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0</text:span></text:p>
          </draw:text-box>
        </draw:frame>
      </draw:page>
      <draw:page draw:name="page31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50" draw:text-style-name="P7" draw:layer="layout" svg:width="8.507cm" svg:height="0.496cm" svg:x="2.352cm" svg:y="2.249cm">
          <draw:text-box>
            <text:p text:style-name="P2"><text:span text:style-name="T5">104743 - TLS Version 1.0 Protocol Detection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51" draw:text-style-name="P7" draw:layer="layout" svg:width="10.772cm" svg:height="0.352cm" svg:x="2cm" svg:y="4.366cm">
          <draw:text-box>
            <text:p text:style-name="P2"><text:span text:style-name="T3">The remote service encrypts traffic using an older version of TL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75" draw:text-style-name="P7" draw:layer="layout" svg:width="17.227cm" svg:height="0.352cm" svg:x="2cm" svg:y="6.289cm">
          <draw:text-box>
            <text:p text:style-name="P2"><text:span text:style-name="T3">The remote service accepts connections encrypted using TLS 1.0. TLS 1.0 has a number of cryptographic</text:span></text:p>
          </draw:text-box>
        </draw:frame>
        <draw:frame draw:style-name="gr93" draw:text-style-name="P7" draw:layer="layout" svg:width="17.443cm" svg:height="0.352cm" svg:x="2cm" svg:y="6.712cm">
          <draw:text-box>
            <text:p text:style-name="P2"><text:span text:style-name="T3">design flaws. Modern implementations of TLS 1.0 mitigate these problems, but newer versions of TLS like</text:span></text:p>
          </draw:text-box>
        </draw:frame>
        <draw:frame draw:style-name="gr252" draw:text-style-name="P7" draw:layer="layout" svg:width="14.01cm" svg:height="0.352cm" svg:x="2cm" svg:y="7.135cm">
          <draw:text-box>
            <text:p text:style-name="P2"><text:span text:style-name="T3">1.2 and 1.3 are designed against these flaws and should be used whenever possible.</text:span></text:p>
          </draw:text-box>
        </draw:frame>
        <draw:frame draw:style-name="gr253" draw:text-style-name="P7" draw:layer="layout" svg:width="17.901cm" svg:height="0.352cm" svg:x="2cm" svg:y="7.911cm">
          <draw:text-box>
            <text:p text:style-name="P2"><text:span text:style-name="T3">As of March 31, 2020, Endpoints that aren’t enabled for TLS 1.2 and higher will no longer function properly</text:span></text:p>
          </draw:text-box>
        </draw:frame>
        <draw:frame draw:style-name="gr254" draw:text-style-name="P7" draw:layer="layout" svg:width="7.457cm" svg:height="0.352cm" svg:x="2cm" svg:y="8.335cm">
          <draw:text-box>
            <text:p text:style-name="P2"><text:span text:style-name="T3">with major web browsers and major vendors.</text:span></text:p>
          </draw:text-box>
        </draw:frame>
        <draw:frame draw:style-name="gr247" draw:text-style-name="P7" draw:layer="layout" svg:width="17.892cm" svg:height="0.352cm" svg:x="2cm" svg:y="9.111cm">
          <draw:text-box>
            <text:p text:style-name="P2"><text:span text:style-name="T3">PCI DSS v3.2 requires that TLS 1.0 be disabled entirely by June 30, 2018, except for POS POI terminals (and</text:span></text:p>
          </draw:text-box>
        </draw:frame>
        <draw:frame draw:style-name="gr255" draw:text-style-name="P7" draw:layer="layout" svg:width="17.702cm" svg:height="0.352cm" svg:x="2cm" svg:y="9.534cm">
          <draw:text-box>
            <text:p text:style-name="P2"><text:span text:style-name="T3">the SSL/TLS termination points to which they connect) that can be verified as not being susceptible to any</text:span></text:p>
          </draw:text-box>
        </draw:frame>
        <draw:frame draw:style-name="gr256" draw:text-style-name="P7" draw:layer="layout" svg:width="2.495cm" svg:height="0.352cm" svg:x="2cm" svg:y="9.957cm">
          <draw:text-box>
            <text:p text:style-name="P2"><text:span text:style-name="T3">known exploits.</text:span></text:p>
          </draw:text-box>
        </draw:frame>
        <draw:line draw:style-name="gr5" draw:text-style-name="P5" draw:layer="layout" svg:x1="19.59cm" svg:y1="11.629cm" svg:x2="1.999cm" svg:y2="11.629cm">
          <text:p/>
        </draw:line>
        <draw:frame draw:style-name="gr40" draw:text-style-name="P7" draw:layer="layout" svg:width="1.289cm" svg:height="0.352cm" svg:x="2cm" svg:y="11.09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3.552cm" svg:x2="1.999cm" svg:y2="13.552cm">
          <text:p/>
        </draw:line>
        <draw:frame draw:style-name="gr257" draw:text-style-name="P7" draw:layer="layout" svg:width="11.305cm" svg:height="0.352cm" svg:x="2cm" svg:y="11.888cm">
          <draw:text-box>
            <text:p text:style-name="P2"><text:span text:style-name="T3">Enable support for TLS 1.2 and 1.3, and disable support for TLS 1.0.</text:span></text:p>
          </draw:text-box>
        </draw:frame>
        <draw:frame draw:style-name="gr31" draw:text-style-name="P7" draw:layer="layout" svg:width="1.759cm" svg:height="0.352cm" svg:x="2cm" svg:y="13.017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3.811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1</text:span></text:p>
          </draw:text-box>
        </draw:frame>
      </draw:page>
      <draw:page draw:name="page32" draw:style-name="dp1" draw:master-page-name="master-page85">
        <draw:polygon draw:style-name="gr148" draw:text-style-name="P13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58" draw:text-style-name="P7" draw:layer="layout" svg:width="6.686cm" svg:height="0.496cm" svg:x="2.352cm" svg:y="2.249cm">
          <draw:text-box>
            <text:p text:style-name="P2"><text:span text:style-name="T5">42263 - Unencrypted Telnet Server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59" draw:text-style-name="P7" draw:layer="layout" svg:width="8.782cm" svg:height="0.352cm" svg:x="2cm" svg:y="4.366cm">
          <draw:text-box>
            <text:p text:style-name="P2"><text:span text:style-name="T3">The remote Telnet server transmits traffic in cleartext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60" draw:text-style-name="P7" draw:layer="layout" svg:width="12.101cm" svg:height="0.352cm" svg:x="2cm" svg:y="6.289cm">
          <draw:text-box>
            <text:p text:style-name="P2"><text:span text:style-name="T3">The remote host is running a Telnet server over an unencrypted channel.</text:span></text:p>
          </draw:text-box>
        </draw:frame>
        <draw:frame draw:style-name="gr261" draw:text-style-name="P7" draw:layer="layout" svg:width="17.363cm" svg:height="0.352cm" svg:x="2cm" svg:y="7.065cm">
          <draw:text-box>
            <text:p text:style-name="P2"><text:span text:style-name="T3">Using Telnet over an unencrypted channel is not recommended as logins, passwords, and commands are</text:span></text:p>
          </draw:text-box>
        </draw:frame>
        <draw:frame draw:style-name="gr262" draw:text-style-name="P7" draw:layer="layout" svg:width="17.511cm" svg:height="0.352cm" svg:x="2cm" svg:y="7.488cm">
          <draw:text-box>
            <text:p text:style-name="P2"><text:span text:style-name="T3">transferred in cleartext. This allows a remote, man-in-the-middle attacker to eavesdrop on a Telnet session</text:span></text:p>
          </draw:text-box>
        </draw:frame>
        <draw:frame draw:style-name="gr263" draw:text-style-name="P7" draw:layer="layout" svg:width="17.414cm" svg:height="0.352cm" svg:x="2cm" svg:y="7.911cm">
          <draw:text-box>
            <text:p text:style-name="P2"><text:span text:style-name="T3">to obtain credentials or other sensitive information and to modify traffic exchanged between a client and</text:span></text:p>
          </draw:text-box>
        </draw:frame>
        <draw:frame draw:style-name="gr264" draw:text-style-name="P7" draw:layer="layout" svg:width="1.018cm" svg:height="0.352cm" svg:x="2cm" svg:y="8.335cm">
          <draw:text-box>
            <text:p text:style-name="P2"><text:span text:style-name="T3">server.</text:span></text:p>
          </draw:text-box>
        </draw:frame>
        <draw:frame draw:style-name="gr265" draw:text-style-name="P7" draw:layer="layout" svg:width="17.024cm" svg:height="0.352cm" svg:x="2cm" svg:y="9.111cm">
          <draw:text-box>
            <text:p text:style-name="P2"><text:span text:style-name="T3">SSH is preferred over Telnet since it protects credentials from eavesdropping and can tunnel additional</text:span></text:p>
          </draw:text-box>
        </draw:frame>
        <draw:line draw:style-name="gr5" draw:text-style-name="P5" draw:layer="layout" svg:x1="19.59cm" svg:y1="11.198cm" svg:x2="1.999cm" svg:y2="11.198cm">
          <text:p/>
        </draw:line>
        <draw:frame draw:style-name="gr266" draw:text-style-name="P7" draw:layer="layout" svg:width="6.128cm" svg:height="0.352cm" svg:x="2cm" svg:y="9.534cm">
          <draw:text-box>
            <text:p text:style-name="P2"><text:span text:style-name="T3">data streams such as an X11 session.</text:span></text:p>
          </draw:text-box>
        </draw:frame>
        <draw:frame draw:style-name="gr40" draw:text-style-name="P7" draw:layer="layout" svg:width="1.289cm" svg:height="0.352cm" svg:x="2cm" svg:y="10.663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3.121cm" svg:x2="1.999cm" svg:y2="13.121cm">
          <text:p/>
        </draw:line>
        <draw:frame draw:style-name="gr267" draw:text-style-name="P7" draw:layer="layout" svg:width="7.817cm" svg:height="0.352cm" svg:x="2cm" svg:y="11.457cm">
          <draw:text-box>
            <text:p text:style-name="P2"><text:span text:style-name="T3">Disable the Telnet service and use SSH instead.</text:span></text:p>
          </draw:text-box>
        </draw:frame>
        <draw:frame draw:style-name="gr31" draw:text-style-name="P7" draw:layer="layout" svg:width="1.759cm" svg:height="0.352cm" svg:x="2cm" svg:y="12.586cm">
          <draw:text-box>
            <text:p text:style-name="P2"><text:span text:style-name="T3">Risk Factor</text:span></text:p>
          </draw:text-box>
        </draw:frame>
        <draw:frame draw:style-name="gr105" draw:text-style-name="P7" draw:layer="layout" svg:width="1.293cm" svg:height="0.352cm" svg:x="2cm" svg:y="13.379cm">
          <draw:text-box>
            <text:p text:style-name="P2"><text:span text:style-name="T3">Medium</text:span></text:p>
          </draw:text-box>
        </draw:fram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2</text:span></text:p>
          </draw:text-box>
        </draw:frame>
      </draw:page>
      <draw:page draw:name="page33" draw:style-name="dp1" draw:master-page-name="master-page85">
        <draw:polygon draw:style-name="gr268" draw:text-style-name="P14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69" draw:text-style-name="P7" draw:layer="layout" svg:width="9.019cm" svg:height="0.496cm" svg:x="2.352cm" svg:y="2.249cm">
          <draw:text-box>
            <text:p text:style-name="P2"><text:span text:style-name="T5">70658 - SSH Server CBC Mode Ciphers Enabl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70" draw:text-style-name="P7" draw:layer="layout" svg:width="9.781cm" svg:height="0.352cm" svg:x="2cm" svg:y="4.366cm">
          <draw:text-box>
            <text:p text:style-name="P2"><text:span text:style-name="T3">The SSH server is configured to use Cipher Block Chaining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71" draw:text-style-name="P7" draw:layer="layout" svg:width="17.909cm" svg:height="0.352cm" svg:x="2cm" svg:y="6.289cm">
          <draw:text-box>
            <text:p text:style-name="P2"><text:span text:style-name="T3">The SSH server is configured to support Cipher Block Chaining (CBC) encryption. This may allow an attacker</text:span></text:p>
          </draw:text-box>
        </draw:frame>
        <draw:frame draw:style-name="gr272" draw:text-style-name="P7" draw:layer="layout" svg:width="8.765cm" svg:height="0.352cm" svg:x="2cm" svg:y="6.712cm">
          <draw:text-box>
            <text:p text:style-name="P2"><text:span text:style-name="T3">to recover the plaintext message from the ciphertext.</text:span></text:p>
          </draw:text-box>
        </draw:frame>
        <draw:frame draw:style-name="gr273" draw:text-style-name="P7" draw:layer="layout" svg:width="17.062cm" svg:height="0.352cm" svg:x="2cm" svg:y="7.488cm">
          <draw:text-box>
            <text:p text:style-name="P2"><text:span text:style-name="T3">Note that this plugin only checks for the options of the SSH server and does not check for vulnerable</text:span></text:p>
          </draw:text-box>
        </draw:frame>
        <draw:line draw:style-name="gr5" draw:text-style-name="P5" draw:layer="layout" svg:x1="19.59cm" svg:y1="9.575cm" svg:x2="1.999cm" svg:y2="9.575cm">
          <text:p/>
        </draw:line>
        <draw:frame draw:style-name="gr274" draw:text-style-name="P7" draw:layer="layout" svg:width="2.851cm" svg:height="0.352cm" svg:x="2cm" svg:y="7.911cm">
          <draw:text-box>
            <text:p text:style-name="P2"><text:span text:style-name="T3">software versions.</text:span></text:p>
          </draw:text-box>
        </draw:frame>
        <draw:frame draw:style-name="gr40" draw:text-style-name="P7" draw:layer="layout" svg:width="1.289cm" svg:height="0.352cm" svg:x="2cm" svg:y="9.04cm">
          <draw:text-box>
            <text:p text:style-name="P2"><text:span text:style-name="T3">Solution</text:span></text:p>
          </draw:text-box>
        </draw:frame>
        <draw:frame draw:style-name="gr205" draw:text-style-name="P7" draw:layer="layout" svg:width="17.575cm" svg:height="0.352cm" svg:x="2cm" svg:y="9.834cm">
          <draw:text-box>
            <text:p text:style-name="P2"><text:span text:style-name="T3">Contact the vendor or consult product documentation to disable CBC mode cipher encryption, and enable</text:span></text:p>
          </draw:text-box>
        </draw:frame>
        <draw:line draw:style-name="gr5" draw:text-style-name="P5" draw:layer="layout" svg:x1="19.59cm" svg:y1="11.921cm" svg:x2="1.999cm" svg:y2="11.921cm">
          <text:p/>
        </draw:line>
        <draw:frame draw:style-name="gr275" draw:text-style-name="P7" draw:layer="layout" svg:width="6.2cm" svg:height="0.352cm" svg:x="2cm" svg:y="10.257cm">
          <draw:text-box>
            <text:p text:style-name="P2"><text:span text:style-name="T3">CTR or GCM cipher mode encryption.</text:span></text:p>
          </draw:text-box>
        </draw:frame>
        <draw:frame draw:style-name="gr31" draw:text-style-name="P7" draw:layer="layout" svg:width="1.759cm" svg:height="0.352cm" svg:x="2cm" svg:y="11.386cm">
          <draw:text-box>
            <text:p text:style-name="P2"><text:span text:style-name="T3">Risk Factor</text:span></text:p>
          </draw:text-box>
        </draw:frame>
        <draw:frame draw:style-name="gr190" draw:text-style-name="P7" draw:layer="layout" svg:width="0.629cm" svg:height="0.352cm" svg:x="2cm" svg:y="12.18cm">
          <draw:text-box>
            <text:p text:style-name="P2"><text:span text:style-name="T3">Low</text:span></text:p>
          </draw:text-box>
        </draw:frame>
        <draw:line draw:style-name="gr6" draw:text-style-name="P5" draw:layer="layout" svg:x1="19.589cm" svg:y1="18.412cm" svg:x2="4.638cm" svg:y2="18.412cm">
          <text:p/>
        </draw:line>
        <draw:line draw:style-name="gr6" draw:text-style-name="P5" draw:layer="layout" svg:x1="4.638cm" svg:y1="18.412cm" svg:x2="19.589cm" svg:y2="18.412cm">
          <text:p/>
        </draw:line>
        <draw:line draw:style-name="gr6" draw:text-style-name="P5" draw:layer="layout" svg:x1="19.589cm" svg:y1="18.959cm" svg:x2="4.638cm" svg:y2="18.959cm">
          <text:p/>
        </draw:line>
        <draw:line draw:style-name="gr6" draw:text-style-name="P5" draw:layer="layout" svg:x1="4.638cm" svg:y1="18.959cm" svg:x2="19.589cm" svg:y2="18.959cm">
          <text:p/>
        </draw:line>
        <draw:line draw:style-name="gr6" draw:text-style-name="P5" draw:layer="layout" svg:x1="19.589cm" svg:y1="19.506cm" svg:x2="4.638cm" svg:y2="19.506cm">
          <text:p/>
        </draw:line>
        <draw:line draw:style-name="gr6" draw:text-style-name="P5" draw:layer="layout" svg:x1="4.638cm" svg:y1="19.506cm" svg:x2="19.589cm" svg:y2="19.506cm">
          <text:p/>
        </draw:line>
        <draw:line draw:style-name="gr6" draw:text-style-name="P5" draw:layer="layout" svg:x1="19.589cm" svg:y1="20.053cm" svg:x2="4.638cm" svg:y2="20.053cm">
          <text:p/>
        </draw:line>
        <draw:frame draw:style-name="gr276" draw:text-style-name="P10" draw:layer="layout" svg:width="0.281cm" svg:height="0.323cm" svg:x="2.352cm" svg:y="24.605cm">
          <draw:text-box>
            <text:p text:style-name="P2"><text:span text:style-name="T9"><text:s/>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3</text:span></text:p>
          </draw:text-box>
        </draw:frame>
      </draw:page>
      <draw:page draw:name="page34" draw:style-name="dp1" draw:master-page-name="master-page85">
        <draw:polygon draw:style-name="gr268" draw:text-style-name="P14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77" draw:text-style-name="P7" draw:layer="layout" svg:width="10.45cm" svg:height="0.496cm" svg:x="2.352cm" svg:y="2.249cm">
          <draw:text-box>
            <text:p text:style-name="P2"><text:span text:style-name="T5">153953 - SSH Weak Key Exchange Algorithms Enabl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78" draw:text-style-name="P7" draw:layer="layout" svg:width="12.753cm" svg:height="0.352cm" svg:x="2cm" svg:y="4.366cm">
          <draw:text-box>
            <text:p text:style-name="P2"><text:span text:style-name="T3">The remote SSH server is configured to allow weak key exchange algorithm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79" draw:text-style-name="P7" draw:layer="layout" svg:width="16.368cm" svg:height="0.352cm" svg:x="2cm" svg:y="6.289cm">
          <draw:text-box>
            <text:p text:style-name="P2"><text:span text:style-name="T3">The remote SSH server is configured to allow key exchange algorithms which are considered weak.</text:span></text:p>
          </draw:text-box>
        </draw:frame>
        <draw:frame draw:style-name="gr280" draw:text-style-name="P7" draw:layer="layout" svg:width="17.553cm" svg:height="0.352cm" svg:x="2cm" svg:y="7.065cm">
          <draw:text-box>
            <text:p text:style-name="P2"><text:span text:style-name="T3">This is based on the IETF draft document Key Exchange (KEX) Method Updates and Recommendations for</text:span></text:p>
          </draw:text-box>
        </draw:frame>
        <draw:frame draw:style-name="gr281" draw:text-style-name="P7" draw:layer="layout" svg:width="17.016cm" svg:height="0.352cm" svg:x="2cm" svg:y="7.488cm">
          <draw:text-box>
            <text:p text:style-name="P2"><text:span text:style-name="T3">Secure Shell (SSH) draft-ietf-curdle-ssh-kex-sha2-20. Section 4 lists guidance on key exchange algorithms</text:span></text:p>
          </draw:text-box>
        </draw:frame>
        <draw:frame draw:style-name="gr282" draw:text-style-name="P7" draw:layer="layout" svg:width="10.2cm" svg:height="0.352cm" svg:x="2cm" svg:y="7.911cm">
          <draw:text-box>
            <text:p text:style-name="P2"><text:span text:style-name="T3">that SHOULD NOT and MUST NOT be enabled. This includes:</text:span></text:p>
          </draw:text-box>
        </draw:frame>
        <draw:frame draw:style-name="gr283" draw:text-style-name="P7" draw:layer="layout" svg:width="5.598cm" svg:height="0.352cm" svg:x="2cm" svg:y="8.687cm">
          <draw:text-box>
            <text:p text:style-name="P2"><text:span text:style-name="T3">diffie-hellman-group-exchange-sha1</text:span></text:p>
          </draw:text-box>
        </draw:frame>
        <draw:frame draw:style-name="gr284" draw:text-style-name="P7" draw:layer="layout" svg:width="4.189cm" svg:height="0.352cm" svg:x="2cm" svg:y="9.464cm">
          <draw:text-box>
            <text:p text:style-name="P2"><text:span text:style-name="T3">diffie-hellman-group1-sha1</text:span></text:p>
          </draw:text-box>
        </draw:frame>
        <draw:frame draw:style-name="gr285" draw:text-style-name="P7" draw:layer="layout" svg:width="2.25cm" svg:height="0.352cm" svg:x="2cm" svg:y="10.24cm">
          <draw:text-box>
            <text:p text:style-name="P2"><text:span text:style-name="T3">gss-gex-sha1-*</text:span></text:p>
          </draw:text-box>
        </draw:frame>
        <draw:frame draw:style-name="gr286" draw:text-style-name="P7" draw:layer="layout" svg:width="2.821cm" svg:height="0.352cm" svg:x="2cm" svg:y="11.016cm">
          <draw:text-box>
            <text:p text:style-name="P2"><text:span text:style-name="T3">gss-group1-sha1-*</text:span></text:p>
          </draw:text-box>
        </draw:frame>
        <draw:frame draw:style-name="gr287" draw:text-style-name="P7" draw:layer="layout" svg:width="2.999cm" svg:height="0.352cm" svg:x="2cm" svg:y="11.792cm">
          <draw:text-box>
            <text:p text:style-name="P2"><text:span text:style-name="T3">gss-group14-sha1-*</text:span></text:p>
          </draw:text-box>
        </draw:frame>
        <draw:frame draw:style-name="gr288" draw:text-style-name="P7" draw:layer="layout" svg:width="1.983cm" svg:height="0.352cm" svg:x="2cm" svg:y="12.568cm">
          <draw:text-box>
            <text:p text:style-name="P2"><text:span text:style-name="T3">rsa1024-sha1</text:span></text:p>
          </draw:text-box>
        </draw:frame>
        <draw:frame draw:style-name="gr289" draw:text-style-name="P7" draw:layer="layout" svg:width="17.532cm" svg:height="0.352cm" svg:x="2cm" svg:y="13.344cm">
          <draw:text-box>
            <text:p text:style-name="P2"><text:span text:style-name="T3">Note that this plugin only checks for the options of the SSH server, and it does not check for vulnerable</text:span></text:p>
          </draw:text-box>
        </draw:frame>
        <draw:frame draw:style-name="gr274" draw:text-style-name="P7" draw:layer="layout" svg:width="2.851cm" svg:height="0.352cm" svg:x="2cm" svg:y="13.767cm">
          <draw:text-box>
            <text:p text:style-name="P2"><text:span text:style-name="T3">software versions.</text:span></text:p>
          </draw:text-box>
        </draw:frame>
        <draw:line draw:style-name="gr5" draw:text-style-name="P5" draw:layer="layout" svg:x1="19.59cm" svg:y1="15.557cm" svg:x2="1.999cm" svg:y2="15.557cm">
          <text:p/>
        </draw:line>
        <draw:frame draw:style-name="gr40" draw:text-style-name="P7" draw:layer="layout" svg:width="1.289cm" svg:height="0.352cm" svg:x="2cm" svg:y="15.021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7.479cm" svg:x2="1.999cm" svg:y2="17.479cm">
          <text:p/>
        </draw:line>
        <draw:frame draw:style-name="gr290" draw:text-style-name="P7" draw:layer="layout" svg:width="14.222cm" svg:height="0.352cm" svg:x="2cm" svg:y="15.815cm">
          <draw:text-box>
            <text:p text:style-name="P2"><text:span text:style-name="T3">Contact the vendor or consult product documentation to disable the weak algorithms.</text:span></text:p>
          </draw:text-box>
        </draw:frame>
        <draw:frame draw:style-name="gr31" draw:text-style-name="P7" draw:layer="layout" svg:width="1.759cm" svg:height="0.352cm" svg:x="2cm" svg:y="16.944cm">
          <draw:text-box>
            <text:p text:style-name="P2"><text:span text:style-name="T3">Risk Factor</text:span></text:p>
          </draw:text-box>
        </draw:frame>
        <draw:frame draw:style-name="gr190" draw:text-style-name="P7" draw:layer="layout" svg:width="0.629cm" svg:height="0.352cm" svg:x="2cm" svg:y="17.738cm">
          <draw:text-box>
            <text:p text:style-name="P2"><text:span text:style-name="T3">Low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4</text:span></text:p>
          </draw:text-box>
        </draw:frame>
      </draw:page>
      <draw:page draw:name="page35" draw:style-name="dp1" draw:master-page-name="master-page85">
        <draw:polygon draw:style-name="gr268" draw:text-style-name="P14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91" draw:text-style-name="P7" draw:layer="layout" svg:width="8.354cm" svg:height="0.496cm" svg:x="2.352cm" svg:y="2.249cm">
          <draw:text-box>
            <text:p text:style-name="P2"><text:span text:style-name="T5">71049 - SSH Weak MAC Algorithms Enabled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92" draw:text-style-name="P7" draw:layer="layout" svg:width="13.121cm" svg:height="0.352cm" svg:x="2cm" svg:y="4.366cm">
          <draw:text-box>
            <text:p text:style-name="P2"><text:span text:style-name="T3">The remote SSH server is configured to allow MD5 and 96-bit MAC algorithm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93" draw:text-style-name="P7" draw:layer="layout" svg:width="17.075cm" svg:height="0.352cm" svg:x="2cm" svg:y="6.289cm">
          <draw:text-box>
            <text:p text:style-name="P2"><text:span text:style-name="T3">The remote SSH server is configured to allow either MD5 or 96-bit MAC algorithms, both of which are</text:span></text:p>
          </draw:text-box>
        </draw:frame>
        <draw:frame draw:style-name="gr116" draw:text-style-name="P7" draw:layer="layout" svg:width="2.758cm" svg:height="0.352cm" svg:x="2cm" svg:y="6.712cm">
          <draw:text-box>
            <text:p text:style-name="P2"><text:span text:style-name="T3">considered weak.</text:span></text:p>
          </draw:text-box>
        </draw:frame>
        <draw:frame draw:style-name="gr289" draw:text-style-name="P7" draw:layer="layout" svg:width="17.532cm" svg:height="0.352cm" svg:x="2cm" svg:y="7.488cm">
          <draw:text-box>
            <text:p text:style-name="P2"><text:span text:style-name="T3">Note that this plugin only checks for the options of the SSH server, and it does not check for vulnerable</text:span></text:p>
          </draw:text-box>
        </draw:frame>
        <draw:line draw:style-name="gr5" draw:text-style-name="P5" draw:layer="layout" svg:x1="19.59cm" svg:y1="9.575cm" svg:x2="1.999cm" svg:y2="9.575cm">
          <text:p/>
        </draw:line>
        <draw:frame draw:style-name="gr274" draw:text-style-name="P7" draw:layer="layout" svg:width="2.851cm" svg:height="0.352cm" svg:x="2cm" svg:y="7.911cm">
          <draw:text-box>
            <text:p text:style-name="P2"><text:span text:style-name="T3">software versions.</text:span></text:p>
          </draw:text-box>
        </draw:frame>
        <draw:frame draw:style-name="gr40" draw:text-style-name="P7" draw:layer="layout" svg:width="1.289cm" svg:height="0.352cm" svg:x="2cm" svg:y="9.04cm">
          <draw:text-box>
            <text:p text:style-name="P2"><text:span text:style-name="T3">Solution</text:span></text:p>
          </draw:text-box>
        </draw:frame>
        <draw:line draw:style-name="gr5" draw:text-style-name="P5" draw:layer="layout" svg:x1="19.59cm" svg:y1="11.498cm" svg:x2="1.999cm" svg:y2="11.498cm">
          <text:p/>
        </draw:line>
        <draw:frame draw:style-name="gr294" draw:text-style-name="P7" draw:layer="layout" svg:width="16.262cm" svg:height="0.352cm" svg:x="2cm" svg:y="9.834cm">
          <draw:text-box>
            <text:p text:style-name="P2"><text:span text:style-name="T3">Contact the vendor or consult product documentation to disable MD5 and 96-bit MAC algorithms.</text:span></text:p>
          </draw:text-box>
        </draw:frame>
        <draw:frame draw:style-name="gr31" draw:text-style-name="P7" draw:layer="layout" svg:width="1.759cm" svg:height="0.352cm" svg:x="2cm" svg:y="10.963cm">
          <draw:text-box>
            <text:p text:style-name="P2"><text:span text:style-name="T3">Risk Factor</text:span></text:p>
          </draw:text-box>
        </draw:frame>
        <draw:frame draw:style-name="gr190" draw:text-style-name="P7" draw:layer="layout" svg:width="0.629cm" svg:height="0.352cm" svg:x="2cm" svg:y="11.757cm">
          <draw:text-box>
            <text:p text:style-name="P2"><text:span text:style-name="T3">Low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5</text:span></text:p>
          </draw:text-box>
        </draw:frame>
      </draw:page>
      <draw:page draw:name="page36" draw:style-name="dp1" draw:master-page-name="master-page85">
        <draw:polygon draw:style-name="gr268" draw:text-style-name="P14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95" draw:text-style-name="P7" draw:layer="layout" svg:width="15.805cm" svg:height="0.496cm" svg:x="2.352cm" svg:y="2.249cm">
          <draw:text-box>
            <text:p text:style-name="P2"><text:span text:style-name="T5">83738 - SSL/TLS EXPORT_DHE &lt;= 512-bit Export Cipher Suites Supported (Logjam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44" draw:text-style-name="P7" draw:layer="layout" svg:width="8.058cm" svg:height="0.352cm" svg:x="2cm" svg:y="4.366cm">
          <draw:text-box>
            <text:p text:style-name="P2"><text:span text:style-name="T3">The remote host supports a set of weak cipher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293" draw:text-style-name="P7" draw:layer="layout" svg:width="17.075cm" svg:height="0.352cm" svg:x="2cm" svg:y="6.289cm">
          <draw:text-box>
            <text:p text:style-name="P2"><text:span text:style-name="T3">The remote host supports EXPORT_DHE cipher suites with keys less than or equal to 512 bits. Through</text:span></text:p>
          </draw:text-box>
        </draw:frame>
        <draw:frame draw:style-name="gr296" draw:text-style-name="P7" draw:layer="layout" svg:width="13.396cm" svg:height="0.352cm" svg:x="2cm" svg:y="6.712cm">
          <draw:text-box>
            <text:p text:style-name="P2"><text:span text:style-name="T3">cryptanalysis, a third party can find the shared secret in a short amount of time.</text:span></text:p>
          </draw:text-box>
        </draw:frame>
        <draw:frame draw:style-name="gr125" draw:text-style-name="P7" draw:layer="layout" svg:width="17.164cm" svg:height="0.352cm" svg:x="2cm" svg:y="7.488cm">
          <draw:text-box>
            <text:p text:style-name="P2"><text:span text:style-name="T3">A man-in-the middle attacker may be able to downgrade the session to use EXPORT_DHE cipher suites.</text:span></text:p>
          </draw:text-box>
        </draw:frame>
        <draw:frame draw:style-name="gr297" draw:text-style-name="P7" draw:layer="layout" svg:width="11.14cm" svg:height="0.352cm" svg:x="2cm" svg:y="7.911cm">
          <draw:text-box>
            <text:p text:style-name="P2"><text:span text:style-name="T3">Thus, it is recommended to remove support for weak cipher suites.</text:span></text:p>
          </draw:text-box>
        </draw:frame>
        <draw:line draw:style-name="gr6" draw:text-style-name="P5" draw:layer="layout" svg:x1="19.59cm" svg:y1="10.369cm" svg:x2="1.999cm" svg:y2="10.369cm">
          <text:p/>
        </draw:line>
        <draw:line draw:style-name="gr5" draw:text-style-name="P5" draw:layer="layout" svg:x1="19.59cm" svg:y1="9.606cm" svg:x2="1.999cm" svg:y2="9.606cm">
          <text:p/>
        </draw:line>
        <draw:frame draw:style-name="gr31" draw:text-style-name="P7" draw:layer="layout" svg:width="1.759cm" svg:height="0.352cm" svg:x="2cm" svg:y="9.071cm">
          <draw:text-box>
            <text:p text:style-name="P2"><text:span text:style-name="T3">Risk Factor</text:span></text:p>
          </draw:text-box>
        </draw:frame>
        <draw:frame draw:style-name="gr190" draw:text-style-name="P7" draw:layer="layout" svg:width="0.629cm" svg:height="0.352cm" svg:x="2cm" svg:y="9.864cm">
          <draw:text-box>
            <text:p text:style-name="P2"><text:span text:style-name="T3">Low</text:span></text:p>
          </draw:text-box>
        </draw:frame>
        <draw:line draw:style-name="gr6" draw:text-style-name="P5" draw:layer="layout" svg:x1="19.589cm" svg:y1="23.942cm" svg:x2="4.638cm" svg:y2="23.942cm">
          <text:p/>
        </draw:line>
        <draw:line draw:style-name="gr6" draw:text-style-name="P5" draw:layer="layout" svg:x1="4.638cm" svg:y1="23.942cm" svg:x2="19.589cm" svg:y2="23.942cm">
          <text:p/>
        </draw:line>
        <draw:line draw:style-name="gr6" draw:text-style-name="P5" draw:layer="layout" svg:x1="19.589cm" svg:y1="24.489cm" svg:x2="4.638cm" svg:y2="24.489cm">
          <text:p/>
        </draw:line>
        <draw:line draw:style-name="gr6" draw:text-style-name="P5" draw:layer="layout" svg:x1="4.638cm" svg:y1="24.489cm" svg:x2="19.589cm" svg:y2="24.489cm">
          <text:p/>
        </draw:line>
        <draw:line draw:style-name="gr6" draw:text-style-name="P5" draw:layer="layout" svg:x1="19.589cm" svg:y1="25.036cm" svg:x2="4.638cm" svg:y2="25.036cm">
          <text:p/>
        </draw:lin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6</text:span></text:p>
          </draw:text-box>
        </draw:frame>
      </draw:page>
      <draw:page draw:name="page37" draw:style-name="dp1" draw:master-page-name="master-page85">
        <draw:polygon draw:style-name="gr268" draw:text-style-name="P14" draw:layer="layout" svg:width="17.59cm" svg:height="0.777cm" svg:x="1.999cm" svg:y="1.999cm" svg:viewBox="0 0 17591 778" draw:points="0,0 17591,0 17591,778 0,778">
          <text:p/>
        </draw:polygon>
        <draw:line draw:style-name="gr19" draw:text-style-name="P5" draw:layer="layout" svg:x1="19.589cm" svg:y1="2.784cm" svg:x2="1.999cm" svg:y2="2.784cm">
          <text:p/>
        </draw:line>
        <draw:line draw:style-name="gr5" draw:text-style-name="P5" draw:layer="layout" svg:x1="19.59cm" svg:y1="4.107cm" svg:x2="1.999cm" svg:y2="4.107cm">
          <text:p/>
        </draw:line>
        <draw:frame draw:style-name="gr298" draw:text-style-name="P7" draw:layer="layout" svg:width="17.139cm" svg:height="0.496cm" svg:x="2.352cm" svg:y="2.249cm">
          <draw:text-box>
            <text:p text:style-name="P2"><text:span text:style-name="T5">78479 - SSLv3 Padding Oracle On Downgraded Legacy Encryption Vulnerability (POODLE)</text:span></text:p>
          </draw:text-box>
        </draw:frame>
        <draw:frame draw:style-name="gr22" draw:text-style-name="P7" draw:layer="layout" svg:width="1.352cm" svg:height="0.352cm" svg:x="2cm" svg:y="3.572cm">
          <draw:text-box>
            <text:p text:style-name="P2"><text:span text:style-name="T3">Synopsis</text:span></text:p>
          </draw:text-box>
        </draw:frame>
        <draw:line draw:style-name="gr5" draw:text-style-name="P5" draw:layer="layout" svg:x1="19.59cm" svg:y1="6.03cm" svg:x2="1.999cm" svg:y2="6.03cm">
          <text:p/>
        </draw:line>
        <draw:frame draw:style-name="gr299" draw:text-style-name="P7" draw:layer="layout" svg:width="15.974cm" svg:height="0.352cm" svg:x="2cm" svg:y="4.366cm">
          <draw:text-box>
            <text:p text:style-name="P2"><text:span text:style-name="T3">It is possible to obtain sensitive information from the remote host with SSL/TLS-enabled services.</text:span></text:p>
          </draw:text-box>
        </draw:frame>
        <draw:frame draw:style-name="gr24" draw:text-style-name="P7" draw:layer="layout" svg:width="1.763cm" svg:height="0.352cm" svg:x="2cm" svg:y="5.495cm">
          <draw:text-box>
            <text:p text:style-name="P2"><text:span text:style-name="T3">Description</text:span></text:p>
          </draw:text-box>
        </draw:frame>
        <draw:frame draw:style-name="gr195" draw:text-style-name="P7" draw:layer="layout" svg:width="17.257cm" svg:height="0.352cm" svg:x="2cm" svg:y="6.289cm">
          <draw:text-box>
            <text:p text:style-name="P2"><text:span text:style-name="T3">The remote host is affected by a man-in-the-middle (MitM) information disclosure vulnerability known as</text:span></text:p>
          </draw:text-box>
        </draw:frame>
        <draw:frame draw:style-name="gr300" draw:text-style-name="P7" draw:layer="layout" svg:width="17.054cm" svg:height="0.352cm" svg:x="2cm" svg:y="6.712cm">
          <draw:text-box>
            <text:p text:style-name="P2"><text:span text:style-name="T3">POODLE. The vulnerability is due to the way SSL 3.0 handles padding bytes when decrypting messages</text:span></text:p>
          </draw:text-box>
        </draw:frame>
        <draw:frame draw:style-name="gr301" draw:text-style-name="P7" draw:layer="layout" svg:width="11.174cm" svg:height="0.352cm" svg:x="2cm" svg:y="7.135cm">
          <draw:text-box>
            <text:p text:style-name="P2"><text:span text:style-name="T3">encrypted using block ciphers in cipher block chaining (CBC) mode.</text:span></text:p>
          </draw:text-box>
        </draw:frame>
        <draw:frame draw:style-name="gr302" draw:text-style-name="P7" draw:layer="layout" svg:width="18.125cm" svg:height="0.352cm" svg:x="2cm" svg:y="7.735cm">
          <draw:text-box>
            <text:p text:style-name="P2"><text:span text:style-name="T3">MitM attackers can decrypt a selected byte of a cipher text in as few as 256 tries if they are able to force a</text:span></text:p>
          </draw:text-box>
        </draw:frame>
        <draw:frame draw:style-name="gr303" draw:text-style-name="P7" draw:layer="layout" svg:width="15.289cm" svg:height="0.352cm" svg:x="2cm" svg:y="8.158cm">
          <draw:text-box>
            <text:p text:style-name="P2"><text:span text:style-name="T3">victim application to repeatedly send the same data over newly created SSL 3.0 connections.</text:span></text:p>
          </draw:text-box>
        </draw:frame>
        <draw:frame draw:style-name="gr304" draw:text-style-name="P7" draw:layer="layout" svg:width="18.218cm" svg:height="0.352cm" svg:x="2cm" svg:y="8.934cm">
          <draw:text-box>
            <text:p text:style-name="P2"><text:span text:style-name="T3">As long as a client and service both support SSLv3, a connection can be 'rolled back' to SSLv3, even if TLSv1</text:span></text:p>
          </draw:text-box>
        </draw:frame>
        <draw:frame draw:style-name="gr305" draw:text-style-name="P7" draw:layer="layout" svg:width="7.956cm" svg:height="0.352cm" svg:x="2cm" svg:y="9.358cm">
          <draw:text-box>
            <text:p text:style-name="P2"><text:span text:style-name="T3">or newer is supported by the client and service.</text:span></text:p>
          </draw:text-box>
        </draw:frame>
        <draw:frame draw:style-name="gr306" draw:text-style-name="P7" draw:layer="layout" svg:width="16.711cm" svg:height="0.352cm" svg:x="2cm" svg:y="10.134cm">
          <draw:text-box>
            <text:p text:style-name="P2"><text:span text:style-name="T3">The TLS Fallback SCSV mechanism prevents 'version rollback' attacks without impacting legacy clients;</text:span></text:p>
          </draw:text-box>
        </draw:frame>
        <draw:frame draw:style-name="gr214" draw:text-style-name="P7" draw:layer="layout" svg:width="17.143cm" svg:height="0.352cm" svg:x="2cm" svg:y="10.557cm">
          <draw:text-box>
            <text:p text:style-name="P2"><text:span text:style-name="T3">however, it can only protect connections when the client and service support the mechanism. Sites that</text:span></text:p>
          </draw:text-box>
        </draw:frame>
        <draw:frame draw:style-name="gr307" draw:text-style-name="P7" draw:layer="layout" svg:width="10.649cm" svg:height="0.352cm" svg:x="2cm" svg:y="10.98cm">
          <draw:text-box>
            <text:p text:style-name="P2"><text:span text:style-name="T3">cannot disable SSLv3 immediately should enable this mechanism.</text:span></text:p>
          </draw:text-box>
        </draw:frame>
        <draw:frame draw:style-name="gr308" draw:text-style-name="P7" draw:layer="layout" svg:width="17.879cm" svg:height="0.352cm" svg:x="2cm" svg:y="11.757cm">
          <draw:text-box>
            <text:p text:style-name="P2"><text:span text:style-name="T3">This is a vulnerability in the SSLv3 specification, not in any particular SSL implementation. Disabling SSLv3 is</text:span></text:p>
          </draw:text-box>
        </draw:frame>
        <draw:frame draw:style-name="gr309" draw:text-style-name="P7" draw:layer="layout" svg:width="8.778cm" svg:height="0.352cm" svg:x="2cm" svg:y="12.18cm">
          <draw:text-box>
            <text:p text:style-name="P2"><text:span text:style-name="T3">the only way to completely mitigate the vulnerability.</text:span></text:p>
          </draw:text-box>
        </draw:frame>
        <draw:line draw:style-name="gr6" draw:text-style-name="P5" draw:layer="layout" svg:x1="19.59cm" svg:y1="14.638cm" svg:x2="1.999cm" svg:y2="14.638cm">
          <text:p/>
        </draw:line>
        <draw:line draw:style-name="gr6" draw:text-style-name="P5" draw:layer="layout" svg:x1="1.999cm" svg:y1="14.638cm" svg:x2="19.59cm" svg:y2="14.638cm">
          <text:p/>
        </draw:line>
        <draw:line draw:style-name="gr6" draw:text-style-name="P5" draw:layer="layout" svg:x1="19.59cm" svg:y1="15.255cm" svg:x2="1.999cm" svg:y2="15.255cm">
          <text:p/>
        </draw:line>
        <draw:line draw:style-name="gr6" draw:text-style-name="P5" draw:layer="layout" svg:x1="1.999cm" svg:y1="15.255cm" svg:x2="19.59cm" svg:y2="15.255cm">
          <text:p/>
        </draw:line>
        <draw:line draw:style-name="gr6" draw:text-style-name="P5" draw:layer="layout" svg:x1="19.59cm" svg:y1="15.872cm" svg:x2="1.999cm" svg:y2="15.872cm">
          <text:p/>
        </draw:line>
        <draw:line draw:style-name="gr5" draw:text-style-name="P5" draw:layer="layout" svg:x1="19.491cm" svg:y1="14.055cm" svg:x2="1.9cm" svg:y2="14.055cm">
          <text:p/>
        </draw:line>
        <draw:frame draw:style-name="gr31" draw:text-style-name="P7" draw:layer="layout" svg:width="1.759cm" svg:height="0.352cm" svg:x="2.021cm" svg:y="13.568cm">
          <draw:text-box>
            <text:p text:style-name="P2"><text:span text:style-name="T3">Risk Factor</text:span></text:p>
          </draw:text-box>
        </draw:frame>
        <draw:frame draw:style-name="gr105" draw:text-style-name="P6" draw:layer="layout" svg:width="1.293cm" svg:height="0.352cm" svg:x="2.025cm" svg:y="14.313cm">
          <draw:text-box>
            <text:p text:style-name="P2"><text:span text:style-name="T3">Medium</text:span></text:p>
          </draw:text-box>
        </draw:frame>
        <draw:line draw:style-name="gr19" draw:text-style-name="P5" draw:layer="layout" svg:x1="1.999cm" svg:y1="26.125cm" svg:x2="19.59cm" svg:y2="26.125cm">
          <text:p/>
        </draw:line>
        <draw:frame draw:style-name="gr29" draw:text-style-name="P10" draw:layer="layout" svg:width="1.657cm" svg:height="0.281cm" svg:x="2cm" svg:y="26.369cm">
          <draw:text-box>
            <text:p text:style-name="P2"><text:span text:style-name="T6">192.168.2.100</text:span></text:p>
          </draw:text-box>
        </draw:frame>
        <draw:frame draw:style-name="gr63" draw:text-style-name="P10" draw:layer="layout" svg:width="0.29cm" svg:height="0.281cm" svg:x="19.268cm" svg:y="26.369cm">
          <draw:text-box>
            <text:p text:style-name="P2"><text:span text:style-name="T6">3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 style:font-pitch="variable"/>
    <style:font-face style:name="Courier1" svg:font-family="Courier"/>
    <style:font-face style:name="GothicA1" svg:font-family="GothicA1" style:font-pitch="variable"/>
    <style:font-face style:name="GothicA11" svg:font-family="GothicA1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/>
    <style:font-face style:name="OpenSans1" svg:font-family="OpenSans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stroke-dash14" draw:style="rect" draw:dots1="1" draw:distance="0.035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7" style:page-layout-name="PM0" draw:style-name="Mdp1"/>
    <style:master-page style:name="master-page44" style:page-layout-name="PM0" draw:style-name="Mdp1"/>
    <style:master-page style:name="master-page85" style:page-layout-name="PM0" draw:style-name="Mdp1"/>
    <style:master-page style:name="master-page88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2</meta:editing-cycles>
    <meta:editing-duration>PT2H40M28S</meta:editing-duration>
    <dc:date>2023-08-28T12:17:45.495000000</dc:date>
    <meta:generator>LibreOffice/7.6.0.3$Windows_X86_64 LibreOffice_project/69edd8b8ebc41d00b4de3915dc82f8f0fc3b6265</meta:generator>
    <meta:document-statistic meta:object-count="929"/>
  </office:meta>
</office:document-meta>
</file>